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7.26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84.05pt"/>
    </style:style>
    <style:style style:name="co5" style:family="table-column">
      <style:table-column-properties fo:break-before="auto" style:column-width="107.66pt"/>
    </style:style>
    <style:style style:name="co6" style:family="table-column">
      <style:table-column-properties fo:break-before="auto" style:column-width="52.81pt"/>
    </style:style>
    <style:style style:name="co7" style:family="table-column">
      <style:table-column-properties fo:break-before="auto" style:column-width="117.41pt"/>
    </style:style>
    <style:style style:name="co8" style:family="table-column">
      <style:table-column-properties fo:break-before="auto" style:column-width="100.69pt"/>
    </style:style>
    <style:style style:name="co9" style:family="table-column">
      <style:table-column-properties fo:break-before="auto" style:column-width="82.66pt"/>
    </style:style>
    <style:style style:name="co10" style:family="table-column">
      <style:table-column-properties fo:break-before="auto" style:column-width="45.84pt"/>
    </style:style>
    <style:style style:name="co11" style:family="table-column">
      <style:table-column-properties fo:break-before="auto" style:column-width="97.26pt"/>
    </style:style>
    <style:style style:name="co12" style:family="table-column">
      <style:table-column-properties fo:break-before="auto" style:column-width="504.2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BOM">
      <style:table-properties table:display="true" style:writing-mode="lr-tb"/>
    </style:style>
    <style:style style:name="ta2" style:family="table" style:master-page-name="PageStyle_5f_FAB">
      <style:table-properties table:display="true" style:writing-mode="lr-tb"/>
    </style:style>
    <style:style style:name="ta3" style:family="table" style:master-page-name="PageStyle_5f_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Number of Boards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Tolerance</text:p>
          </table:table-cell>
          <table:table-cell table:style-name="ce3" office:value-type="float" office:value="1.1" calcext:value-type="float">
            <text:p>1.1</text:p>
          </table:table-cell>
          <table:table-cell table:number-columns-repeated="1016"/>
        </table:table-row>
        <table:table-row table:style-name="ro1">
          <table:table-cell table:style-name="ce2" table:formula="of:=IFERROR(__xludf.dummyfunction(&quot;QUERY(Data!A:H, &quot;&quot;SELECT F, G, count(A) WHERE F != '' AND G != '' GROUP BY F, G LABEL count(A) 'Board Quantity'&quot;&quot;, 1)&quot;);&quot;MPN&quot;)" office:value-type="string" office:string-value="MPN" calcext:value-type="string">
            <text:p>MPN</text:p>
          </table:table-cell>
          <table:table-cell table:style-name="ce2" table:formula="of:=IFERROR(__xludf.dummyfunction(&quot;&quot;&quot;COMPUTED_VALUE&quot;&quot;&quot;);&quot;Mfr.&quot;)" office:value-type="string" office:string-value="Mfr." calcext:value-type="string">
            <text:p>Mfr.</text:p>
          </table:table-cell>
          <table:table-cell table:style-name="ce2" table:formula="of:=IFERROR(__xludf.dummyfunction(&quot;&quot;&quot;COMPUTED_VALUE&quot;&quot;&quot;);&quot;Board Quantity&quot;)" office:value-type="string" office:string-value="Board Quantity" calcext:value-type="string">
            <text:p>Board Quantity</text:p>
          </table:table-cell>
          <table:table-cell table:style-name="ce3" office:value-type="string" calcext:value-type="string">
            <text:p>Quantity 1</text:p>
          </table:table-cell>
          <table:table-cell table:style-name="ce3" office:value-type="string" calcext:value-type="string">
            <text:p>Quantity 2</text:p>
          </table:table-cell>
          <table:table-cell/>
          <table:table-cell table:style-name="ce4" office:value-type="string" calcext:value-type="string">
            <text:p>Ceiling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table:formula="of:=IFERROR(__xludf.dummyfunction(&quot;&quot;&quot;COMPUTED_VALUE&quot;&quot;&quot;);&quot;0ZCM0020FF2G&quot;)" office:value-type="string" office:string-value="0ZCM0020FF2G" calcext:value-type="string">
            <text:p>0ZCM0020FF2G</text:p>
          </table:table-cell>
          <table:table-cell table:style-name="ce2" table:formula="of:=IFERROR(__xludf.dummyfunction(&quot;&quot;&quot;COMPUTED_VALUE&quot;&quot;&quot;);&quot;Bel Fuse&quot;)" office:value-type="string" office:string-value="Bel Fuse" calcext:value-type="string">
            <text:p>Bel Fuse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COM.MICROSOFT.CEILING([.$C3]*[.D$1]*[.$H$1]; [.$H$2])" office:value-type="float" office:value="2" calcext:value-type="float">
            <text:p>2</text:p>
          </table:table-cell>
          <table:table-cell table:style-name="ce2" table:formula="of:=COM.MICROSOFT.CEILING([.$C3]*[.E$1]*[.$H$1]; [.$H$2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1769&quot;)" office:value-type="string" office:string-value="1769" calcext:value-type="string">
            <text:p>1769</text:p>
          </table:table-cell>
          <table:table-cell table:style-name="ce2" table:formula="of:=IFERROR(__xludf.dummyfunction(&quot;&quot;&quot;COMPUTED_VALUE&quot;&quot;&quot;);&quot;Adafruit&quot;)" office:value-type="string" office:string-value="Adafruit" calcext:value-type="string">
            <text:p>Adafruit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COM.MICROSOFT.CEILING([.$C4]*[.D$1]*[.$H$1]; [.$H$2])" office:value-type="float" office:value="2" calcext:value-type="float">
            <text:p>2</text:p>
          </table:table-cell>
          <table:table-cell table:style-name="ce2" table:formula="of:=COM.MICROSOFT.CEILING([.$C4]*[.E$1]*[.$H$1]; [.$H$2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2898&quot;)" office:value-type="string" office:string-value="2898" calcext:value-type="string">
            <text:p>2898</text:p>
          </table:table-cell>
          <table:table-cell table:style-name="ce2" table:formula="of:=IFERROR(__xludf.dummyfunction(&quot;&quot;&quot;COMPUTED_VALUE&quot;&quot;&quot;);&quot;Keystone Electronics&quot;)" office:value-type="string" office:string-value="Keystone Electronics" calcext:value-type="string">
            <text:p>Keystone Electronics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COM.MICROSOFT.CEILING([.$C5]*[.D$1]*[.$H$1]; [.$H$2])" office:value-type="float" office:value="2" calcext:value-type="float">
            <text:p>2</text:p>
          </table:table-cell>
          <table:table-cell table:style-name="ce2" table:formula="of:=COM.MICROSOFT.CEILING([.$C5]*[.E$1]*[.$H$1]; [.$H$2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7-215079-8&quot;)" office:value-type="string" office:string-value="7-215079-8" calcext:value-type="string">
            <text:p>7-215079-8</text:p>
          </table:table-cell>
          <table:table-cell table:style-name="ce2" table:formula="of:=IFERROR(__xludf.dummyfunction(&quot;&quot;&quot;COMPUTED_VALUE&quot;&quot;&quot;);&quot;TE Connectivity&quot;)" office:value-type="string" office:string-value="TE Connectivity" calcext:value-type="string">
            <text:p>TE Connectivity</text:p>
          </table:table-cell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2" table:formula="of:=COM.MICROSOFT.CEILING([.$C6]*[.D$1]*[.$H$1]; [.$H$2])" office:value-type="float" office:value="6" calcext:value-type="float">
            <text:p>6</text:p>
          </table:table-cell>
          <table:table-cell table:style-name="ce2" table:formula="of:=COM.MICROSOFT.CEILING([.$C6]*[.E$1]*[.$H$1]; [.$H$2])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7-215083-8&quot;)" office:value-type="string" office:string-value="7-215083-8" calcext:value-type="string">
            <text:p>7-215083-8</text:p>
          </table:table-cell>
          <table:table-cell table:style-name="ce2" table:formula="of:=IFERROR(__xludf.dummyfunction(&quot;&quot;&quot;COMPUTED_VALUE&quot;&quot;&quot;);&quot;TE Connectivity&quot;)" office:value-type="string" office:string-value="TE Connectivity" calcext:value-type="string">
            <text:p>TE Connectivity</text:p>
          </table:table-cell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2" table:formula="of:=COM.MICROSOFT.CEILING([.$C7]*[.D$1]*[.$H$1]; [.$H$2])" office:value-type="float" office:value="6" calcext:value-type="float">
            <text:p>6</text:p>
          </table:table-cell>
          <table:table-cell table:style-name="ce2" table:formula="of:=COM.MICROSOFT.CEILING([.$C7]*[.E$1]*[.$H$1]; [.$H$2])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AC0603FR-135K1L&quot;)" office:value-type="string" office:string-value="AC0603FR-135K1L" calcext:value-type="string">
            <text:p>AC0603FR-135K1L</text:p>
          </table:table-cell>
          <table:table-cell table:style-name="ce2" table:formula="of:=IFERROR(__xludf.dummyfunction(&quot;&quot;&quot;COMPUTED_VALUE&quot;&quot;&quot;);&quot;Yageo&quot;)" office:value-type="string" office:string-value="Yageo" calcext:value-type="string">
            <text:p>Yageo</text:p>
          </table:table-cell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2" table:formula="of:=COM.MICROSOFT.CEILING([.$C8]*[.D$1]*[.$H$1]; [.$H$2])" office:value-type="float" office:value="4" calcext:value-type="float">
            <text:p>4</text:p>
          </table:table-cell>
          <table:table-cell table:style-name="ce2" table:formula="of:=COM.MICROSOFT.CEILING([.$C8]*[.E$1]*[.$H$1]; [.$H$2])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ADAU1978WBCPZ-RL&quot;)" office:value-type="string" office:string-value="ADAU1978WBCPZ-RL" calcext:value-type="string">
            <text:p>ADAU1978WBCPZ-RL</text:p>
          </table:table-cell>
          <table:table-cell table:style-name="ce2" table:formula="of:=IFERROR(__xludf.dummyfunction(&quot;&quot;&quot;COMPUTED_VALUE&quot;&quot;&quot;);&quot;Analog Devices&quot;)" office:value-type="string" office:string-value="Analog Devices" calcext:value-type="string">
            <text:p>Analog Devices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COM.MICROSOFT.CEILING([.$C9]*[.D$1]*[.$H$1]; [.$H$2])" office:value-type="float" office:value="2" calcext:value-type="float">
            <text:p>2</text:p>
          </table:table-cell>
          <table:table-cell table:style-name="ce2" table:formula="of:=COM.MICROSOFT.CEILING([.$C9]*[.E$1]*[.$H$1]; [.$H$2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BLM15HD102SN1D&quot;)" office:value-type="string" office:string-value="BLM15HD102SN1D" calcext:value-type="string">
            <text:p>BLM15HD102SN1D</text:p>
          </table:table-cell>
          <table:table-cell table:style-name="ce2" table:formula="of:=IFERROR(__xludf.dummyfunction(&quot;&quot;&quot;COMPUTED_VALUE&quot;&quot;&quot;);&quot;Murata Electronics&quot;)" office:value-type="string" office:string-value="Murata Electronics" calcext:value-type="string">
            <text:p>Murata Electronics</text:p>
          </table:table-cell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2" table:formula="of:=COM.MICROSOFT.CEILING([.$C10]*[.D$1]*[.$H$1]; [.$H$2])" office:value-type="float" office:value="4" calcext:value-type="float">
            <text:p>4</text:p>
          </table:table-cell>
          <table:table-cell table:style-name="ce2" table:formula="of:=COM.MICROSOFT.CEILING([.$C10]*[.E$1]*[.$H$1]; [.$H$2])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BLM18EG101TZ1D&quot;)" office:value-type="string" office:string-value="BLM18EG101TZ1D" calcext:value-type="string">
            <text:p>BLM18EG101TZ1D</text:p>
          </table:table-cell>
          <table:table-cell table:style-name="ce2" table:formula="of:=IFERROR(__xludf.dummyfunction(&quot;&quot;&quot;COMPUTED_VALUE&quot;&quot;&quot;);&quot;Murata Electronics&quot;)" office:value-type="string" office:string-value="Murata Electronics" calcext:value-type="string">
            <text:p>Murata Electronics</text:p>
          </table:table-cell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2" table:formula="of:=COM.MICROSOFT.CEILING([.$C11]*[.D$1]*[.$H$1]; [.$H$2])" office:value-type="float" office:value="4" calcext:value-type="float">
            <text:p>4</text:p>
          </table:table-cell>
          <table:table-cell table:style-name="ce2" table:formula="of:=COM.MICROSOFT.CEILING([.$C11]*[.E$1]*[.$H$1]; [.$H$2])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BLM18KG101TZ1D&quot;)" office:value-type="string" office:string-value="BLM18KG101TZ1D" calcext:value-type="string">
            <text:p>BLM18KG101TZ1D</text:p>
          </table:table-cell>
          <table:table-cell table:style-name="ce2" table:formula="of:=IFERROR(__xludf.dummyfunction(&quot;&quot;&quot;COMPUTED_VALUE&quot;&quot;&quot;);&quot;Murata Electronics&quot;)" office:value-type="string" office:string-value="Murata Electronics" calcext:value-type="string">
            <text:p>Murata Electronics</text:p>
          </table:table-cell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2" table:formula="of:=COM.MICROSOFT.CEILING([.$C12]*[.D$1]*[.$H$1]; [.$H$2])" office:value-type="float" office:value="4" calcext:value-type="float">
            <text:p>4</text:p>
          </table:table-cell>
          <table:table-cell table:style-name="ce2" table:formula="of:=COM.MICROSOFT.CEILING([.$C12]*[.E$1]*[.$H$1]; [.$H$2]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BLM18KG102SN1D&quot;)" office:value-type="string" office:string-value="BLM18KG102SN1D" calcext:value-type="string">
            <text:p>BLM18KG102SN1D</text:p>
          </table:table-cell>
          <table:table-cell table:style-name="ce2" table:formula="of:=IFERROR(__xludf.dummyfunction(&quot;&quot;&quot;COMPUTED_VALUE&quot;&quot;&quot;);&quot;Murata Electronics&quot;)" office:value-type="string" office:string-value="Murata Electronics" calcext:value-type="string">
            <text:p>Murata Electronics</text:p>
          </table:table-cell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2" table:formula="of:=COM.MICROSOFT.CEILING([.$C13]*[.D$1]*[.$H$1]; [.$H$2])" office:value-type="float" office:value="6" calcext:value-type="float">
            <text:p>6</text:p>
          </table:table-cell>
          <table:table-cell table:style-name="ce2" table:formula="of:=COM.MICROSOFT.CEILING([.$C13]*[.E$1]*[.$H$1]; [.$H$2])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C0603C103J5RACTU&quot;)" office:value-type="string" office:string-value="C0603C103J5RACTU" calcext:value-type="string">
            <text:p>C0603C103J5RACTU</text:p>
          </table:table-cell>
          <table:table-cell table:style-name="ce2" table:formula="of:=IFERROR(__xludf.dummyfunction(&quot;&quot;&quot;COMPUTED_VALUE&quot;&quot;&quot;);&quot;KEMET&quot;)" office:value-type="string" office:string-value="KEMET" calcext:value-type="string">
            <text:p>KEMET</text:p>
          </table:table-cell>
          <table:table-cell table:style-name="ce2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2" table:formula="of:=COM.MICROSOFT.CEILING([.$C14]*[.D$1]*[.$H$1]; [.$H$2])" office:value-type="float" office:value="8" calcext:value-type="float">
            <text:p>8</text:p>
          </table:table-cell>
          <table:table-cell table:style-name="ce2" table:formula="of:=COM.MICROSOFT.CEILING([.$C14]*[.E$1]*[.$H$1]; [.$H$2])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C0603C104M5RACTU&quot;)" office:value-type="string" office:string-value="C0603C104M5RACTU" calcext:value-type="string">
            <text:p>C0603C104M5RACTU</text:p>
          </table:table-cell>
          <table:table-cell table:style-name="ce2" table:formula="of:=IFERROR(__xludf.dummyfunction(&quot;&quot;&quot;COMPUTED_VALUE&quot;&quot;&quot;);&quot;KEMET&quot;)" office:value-type="string" office:string-value="KEMET" calcext:value-type="string">
            <text:p>KEMET</text:p>
          </table:table-cell>
          <table:table-cell table:style-name="ce2" table:formula="of:=IFERROR(__xludf.dummyfunction(&quot;&quot;&quot;COMPUTED_VALUE&quot;&quot;&quot;);48)" office:value-type="float" office:value="48" calcext:value-type="float">
            <text:p>48</text:p>
          </table:table-cell>
          <table:table-cell table:style-name="ce2" table:formula="of:=COM.MICROSOFT.CEILING([.$C15]*[.D$1]*[.$H$1]; [.$H$2])" office:value-type="float" office:value="54" calcext:value-type="float">
            <text:p>54</text:p>
          </table:table-cell>
          <table:table-cell table:style-name="ce2" table:formula="of:=COM.MICROSOFT.CEILING([.$C15]*[.E$1]*[.$H$1]; [.$H$2])" office:value-type="float" office:value="264" calcext:value-type="float">
            <text:p>264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C0603C105K8RACTU&quot;)" office:value-type="string" office:string-value="C0603C105K8RACTU" calcext:value-type="string">
            <text:p>C0603C105K8RACTU</text:p>
          </table:table-cell>
          <table:table-cell table:style-name="ce2" table:formula="of:=IFERROR(__xludf.dummyfunction(&quot;&quot;&quot;COMPUTED_VALUE&quot;&quot;&quot;);&quot;KEMET&quot;)" office:value-type="string" office:string-value="KEMET" calcext:value-type="string">
            <text:p>KEMET</text:p>
          </table:table-cell>
          <table:table-cell table:style-name="ce2" table:formula="of:=IFERROR(__xludf.dummyfunction(&quot;&quot;&quot;COMPUTED_VALUE&quot;&quot;&quot;);13)" office:value-type="float" office:value="13" calcext:value-type="float">
            <text:p>13</text:p>
          </table:table-cell>
          <table:table-cell table:style-name="ce2" table:formula="of:=COM.MICROSOFT.CEILING([.$C16]*[.D$1]*[.$H$1]; [.$H$2])" office:value-type="float" office:value="16" calcext:value-type="float">
            <text:p>16</text:p>
          </table:table-cell>
          <table:table-cell table:style-name="ce2" table:formula="of:=COM.MICROSOFT.CEILING([.$C16]*[.E$1]*[.$H$1]; [.$H$2]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C0603C150J5GACTU&quot;)" office:value-type="string" office:string-value="C0603C150J5GACTU" calcext:value-type="string">
            <text:p>C0603C150J5GACTU</text:p>
          </table:table-cell>
          <table:table-cell table:style-name="ce2" table:formula="of:=IFERROR(__xludf.dummyfunction(&quot;&quot;&quot;COMPUTED_VALUE&quot;&quot;&quot;);&quot;KEMET&quot;)" office:value-type="string" office:string-value="KEMET" calcext:value-type="string">
            <text:p>KEMET</text:p>
          </table:table-cell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2" table:formula="of:=COM.MICROSOFT.CEILING([.$C17]*[.D$1]*[.$H$1]; [.$H$2])" office:value-type="float" office:value="4" calcext:value-type="float">
            <text:p>4</text:p>
          </table:table-cell>
          <table:table-cell table:style-name="ce2" table:formula="of:=COM.MICROSOFT.CEILING([.$C17]*[.E$1]*[.$H$1]; [.$H$2]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C0603C221J5GACTU&quot;)" office:value-type="string" office:string-value="C0603C221J5GACTU" calcext:value-type="string">
            <text:p>C0603C221J5GACTU</text:p>
          </table:table-cell>
          <table:table-cell table:style-name="ce2" table:formula="of:=IFERROR(__xludf.dummyfunction(&quot;&quot;&quot;COMPUTED_VALUE&quot;&quot;&quot;);&quot;KEMET&quot;)" office:value-type="string" office:string-value="KEMET" calcext:value-type="string">
            <text:p>KEMET</text:p>
          </table:table-cell>
          <table:table-cell table:style-name="ce2" table:formula="of:=IFERROR(__xludf.dummyfunction(&quot;&quot;&quot;COMPUTED_VALUE&quot;&quot;&quot;);14)" office:value-type="float" office:value="14" calcext:value-type="float">
            <text:p>14</text:p>
          </table:table-cell>
          <table:table-cell table:style-name="ce2" table:formula="of:=COM.MICROSOFT.CEILING([.$C18]*[.D$1]*[.$H$1]; [.$H$2])" office:value-type="float" office:value="16" calcext:value-type="float">
            <text:p>16</text:p>
          </table:table-cell>
          <table:table-cell table:style-name="ce2" table:formula="of:=COM.MICROSOFT.CEILING([.$C18]*[.E$1]*[.$H$1]; [.$H$2])"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C0805C106K9PACTU&quot;)" office:value-type="string" office:string-value="C0805C106K9PACTU" calcext:value-type="string">
            <text:p>C0805C106K9PACTU</text:p>
          </table:table-cell>
          <table:table-cell table:style-name="ce2" table:formula="of:=IFERROR(__xludf.dummyfunction(&quot;&quot;&quot;COMPUTED_VALUE&quot;&quot;&quot;);&quot;KEMET&quot;)" office:value-type="string" office:string-value="KEMET" calcext:value-type="string">
            <text:p>KEMET</text:p>
          </table:table-cell>
          <table:table-cell table:style-name="ce2" table:formula="of:=IFERROR(__xludf.dummyfunction(&quot;&quot;&quot;COMPUTED_VALUE&quot;&quot;&quot;);19)" office:value-type="float" office:value="19" calcext:value-type="float">
            <text:p>19</text:p>
          </table:table-cell>
          <table:table-cell table:style-name="ce2" table:formula="of:=COM.MICROSOFT.CEILING([.$C19]*[.D$1]*[.$H$1]; [.$H$2])" office:value-type="float" office:value="22" calcext:value-type="float">
            <text:p>22</text:p>
          </table:table-cell>
          <table:table-cell table:style-name="ce2" table:formula="of:=COM.MICROSOFT.CEILING([.$C19]*[.E$1]*[.$H$1]; [.$H$2])"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C1608C0G1H040C080AA&quot;)" office:value-type="string" office:string-value="C1608C0G1H040C080AA" calcext:value-type="string">
            <text:p>C1608C0G1H040C080AA</text:p>
          </table:table-cell>
          <table:table-cell table:style-name="ce2" table:formula="of:=IFERROR(__xludf.dummyfunction(&quot;&quot;&quot;COMPUTED_VALUE&quot;&quot;&quot;);&quot;TDK&quot;)" office:value-type="string" office:string-value="TDK" calcext:value-type="string">
            <text:p>TDK</text:p>
          </table:table-cell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2" table:formula="of:=COM.MICROSOFT.CEILING([.$C20]*[.D$1]*[.$H$1]; [.$H$2])" office:value-type="float" office:value="4" calcext:value-type="float">
            <text:p>4</text:p>
          </table:table-cell>
          <table:table-cell table:style-name="ce2" table:formula="of:=COM.MICROSOFT.CEILING([.$C20]*[.E$1]*[.$H$1]; [.$H$2]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CC0603JRNPO9BN391&quot;)" office:value-type="string" office:string-value="CC0603JRNPO9BN391" calcext:value-type="string">
            <text:p>CC0603JRNPO9BN391</text:p>
          </table:table-cell>
          <table:table-cell table:style-name="ce2" table:formula="of:=IFERROR(__xludf.dummyfunction(&quot;&quot;&quot;COMPUTED_VALUE&quot;&quot;&quot;);&quot;Yageo&quot;)" office:value-type="string" office:string-value="Yageo" calcext:value-type="string">
            <text:p>Yageo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COM.MICROSOFT.CEILING([.$C21]*[.D$1]*[.$H$1]; [.$H$2])" office:value-type="float" office:value="2" calcext:value-type="float">
            <text:p>2</text:p>
          </table:table-cell>
          <table:table-cell table:style-name="ce2" table:formula="of:=COM.MICROSOFT.CEILING([.$C21]*[.E$1]*[.$H$1]; [.$H$2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CC0603JRX7R8BB183&quot;)" office:value-type="string" office:string-value="CC0603JRX7R8BB183" calcext:value-type="string">
            <text:p>CC0603JRX7R8BB183</text:p>
          </table:table-cell>
          <table:table-cell table:style-name="ce2" table:formula="of:=IFERROR(__xludf.dummyfunction(&quot;&quot;&quot;COMPUTED_VALUE&quot;&quot;&quot;);&quot;Yageo&quot;)" office:value-type="string" office:string-value="Yageo" calcext:value-type="string">
            <text:p>Yageo</text:p>
          </table:table-cell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2" table:formula="of:=COM.MICROSOFT.CEILING([.$C22]*[.D$1]*[.$H$1]; [.$H$2])" office:value-type="float" office:value="4" calcext:value-type="float">
            <text:p>4</text:p>
          </table:table-cell>
          <table:table-cell table:style-name="ce2" table:formula="of:=COM.MICROSOFT.CEILING([.$C22]*[.E$1]*[.$H$1]; [.$H$2]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CC0603JRX7R9BB272&quot;)" office:value-type="string" office:string-value="CC0603JRX7R9BB272" calcext:value-type="string">
            <text:p>CC0603JRX7R9BB272</text:p>
          </table:table-cell>
          <table:table-cell table:style-name="ce2" table:formula="of:=IFERROR(__xludf.dummyfunction(&quot;&quot;&quot;COMPUTED_VALUE&quot;&quot;&quot;);&quot;Yageo&quot;)" office:value-type="string" office:string-value="Yageo" calcext:value-type="string">
            <text:p>Yageo</text:p>
          </table:table-cell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2" table:formula="of:=COM.MICROSOFT.CEILING([.$C23]*[.D$1]*[.$H$1]; [.$H$2])" office:value-type="float" office:value="6" calcext:value-type="float">
            <text:p>6</text:p>
          </table:table-cell>
          <table:table-cell table:style-name="ce2" table:formula="of:=COM.MICROSOFT.CEILING([.$C23]*[.E$1]*[.$H$1]; [.$H$2])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CC0603JRX7R9BB273&quot;)" office:value-type="string" office:string-value="CC0603JRX7R9BB273" calcext:value-type="string">
            <text:p>CC0603JRX7R9BB273</text:p>
          </table:table-cell>
          <table:table-cell table:style-name="ce2" table:formula="of:=IFERROR(__xludf.dummyfunction(&quot;&quot;&quot;COMPUTED_VALUE&quot;&quot;&quot;);&quot;Yageo&quot;)" office:value-type="string" office:string-value="Yageo" calcext:value-type="string">
            <text:p>Yageo</text:p>
          </table:table-cell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2" table:formula="of:=COM.MICROSOFT.CEILING([.$C24]*[.D$1]*[.$H$1]; [.$H$2])" office:value-type="float" office:value="4" calcext:value-type="float">
            <text:p>4</text:p>
          </table:table-cell>
          <table:table-cell table:style-name="ce2" table:formula="of:=COM.MICROSOFT.CEILING([.$C24]*[.E$1]*[.$H$1]; [.$H$2]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CC0603JRX7R9BB392&quot;)" office:value-type="string" office:string-value="CC0603JRX7R9BB392" calcext:value-type="string">
            <text:p>CC0603JRX7R9BB392</text:p>
          </table:table-cell>
          <table:table-cell table:style-name="ce2" table:formula="of:=IFERROR(__xludf.dummyfunction(&quot;&quot;&quot;COMPUTED_VALUE&quot;&quot;&quot;);&quot;Yageo&quot;)" office:value-type="string" office:string-value="Yageo" calcext:value-type="string">
            <text:p>Yageo</text:p>
          </table:table-cell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2" table:formula="of:=COM.MICROSOFT.CEILING([.$C25]*[.D$1]*[.$H$1]; [.$H$2])" office:value-type="float" office:value="6" calcext:value-type="float">
            <text:p>6</text:p>
          </table:table-cell>
          <table:table-cell table:style-name="ce2" table:formula="of:=COM.MICROSOFT.CEILING([.$C25]*[.E$1]*[.$H$1]; [.$H$2])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CC0603JRX7R9BB562&quot;)" office:value-type="string" office:string-value="CC0603JRX7R9BB562" calcext:value-type="string">
            <text:p>CC0603JRX7R9BB562</text:p>
          </table:table-cell>
          <table:table-cell table:style-name="ce2" table:formula="of:=IFERROR(__xludf.dummyfunction(&quot;&quot;&quot;COMPUTED_VALUE&quot;&quot;&quot;);&quot;Yageo&quot;)" office:value-type="string" office:string-value="Yageo" calcext:value-type="string">
            <text:p>Yageo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COM.MICROSOFT.CEILING([.$C26]*[.D$1]*[.$H$1]; [.$H$2])" office:value-type="float" office:value="2" calcext:value-type="float">
            <text:p>2</text:p>
          </table:table-cell>
          <table:table-cell table:style-name="ce2" table:formula="of:=COM.MICROSOFT.CEILING([.$C26]*[.E$1]*[.$H$1]; [.$H$2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DX07S016JA1R1500&quot;)" office:value-type="string" office:string-value="DX07S016JA1R1500" calcext:value-type="string">
            <text:p>DX07S016JA1R1500</text:p>
          </table:table-cell>
          <table:table-cell table:style-name="ce2" table:formula="of:=IFERROR(__xludf.dummyfunction(&quot;&quot;&quot;COMPUTED_VALUE&quot;&quot;&quot;);&quot;JAE Electronics&quot;)" office:value-type="string" office:string-value="JAE Electronics" calcext:value-type="string">
            <text:p>JAE Electronics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COM.MICROSOFT.CEILING([.$C27]*[.D$1]*[.$H$1]; [.$H$2])" office:value-type="float" office:value="2" calcext:value-type="float">
            <text:p>2</text:p>
          </table:table-cell>
          <table:table-cell table:style-name="ce2" table:formula="of:=COM.MICROSOFT.CEILING([.$C27]*[.E$1]*[.$H$1]; [.$H$2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ECS-.327-7-34B-TR&quot;)" office:value-type="string" office:string-value="ECS-.327-7-34B-TR" calcext:value-type="string">
            <text:p>ECS-.327-7-34B-TR</text:p>
          </table:table-cell>
          <table:table-cell table:style-name="ce2" table:formula="of:=IFERROR(__xludf.dummyfunction(&quot;&quot;&quot;COMPUTED_VALUE&quot;&quot;&quot;);&quot;ECS&quot;)" office:value-type="string" office:string-value="ECS" calcext:value-type="string">
            <text:p>ECS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COM.MICROSOFT.CEILING([.$C28]*[.D$1]*[.$H$1]; [.$H$2])" office:value-type="float" office:value="2" calcext:value-type="float">
            <text:p>2</text:p>
          </table:table-cell>
          <table:table-cell table:style-name="ce2" table:formula="of:=COM.MICROSOFT.CEILING([.$C28]*[.E$1]*[.$H$1]; [.$H$2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ECS-120-12-33-AEN-TR&quot;)" office:value-type="string" office:string-value="ECS-120-12-33-AEN-TR" calcext:value-type="string">
            <text:p>ECS-120-12-33-AEN-TR</text:p>
          </table:table-cell>
          <table:table-cell table:style-name="ce2" table:formula="of:=IFERROR(__xludf.dummyfunction(&quot;&quot;&quot;COMPUTED_VALUE&quot;&quot;&quot;);&quot;ECS&quot;)" office:value-type="string" office:string-value="ECS" calcext:value-type="string">
            <text:p>ECS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COM.MICROSOFT.CEILING([.$C29]*[.D$1]*[.$H$1]; [.$H$2])" office:value-type="float" office:value="2" calcext:value-type="float">
            <text:p>2</text:p>
          </table:table-cell>
          <table:table-cell table:style-name="ce2" table:formula="of:=COM.MICROSOFT.CEILING([.$C29]*[.E$1]*[.$H$1]; [.$H$2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ECS-TXO-3225MV-122.8-TR&quot;)" office:value-type="string" office:string-value="ECS-TXO-3225MV-122.8-TR" calcext:value-type="string">
            <text:p>ECS-TXO-3225MV-122.8-TR</text:p>
          </table:table-cell>
          <table:table-cell table:style-name="ce2" table:formula="of:=IFERROR(__xludf.dummyfunction(&quot;&quot;&quot;COMPUTED_VALUE&quot;&quot;&quot;);&quot;ECS&quot;)" office:value-type="string" office:string-value="ECS" calcext:value-type="string">
            <text:p>ECS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COM.MICROSOFT.CEILING([.$C30]*[.D$1]*[.$H$1]; [.$H$2])" office:value-type="float" office:value="2" calcext:value-type="float">
            <text:p>2</text:p>
          </table:table-cell>
          <table:table-cell table:style-name="ce2" table:formula="of:=COM.MICROSOFT.CEILING([.$C30]*[.E$1]*[.$H$1]; [.$H$2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ERJ-3EKF1001V&quot;)" office:value-type="string" office:string-value="ERJ-3EKF1001V" calcext:value-type="string">
            <text:p>ERJ-3EKF1001V</text:p>
          </table:table-cell>
          <table:table-cell table:style-name="ce2" table:formula="of:=IFERROR(__xludf.dummyfunction(&quot;&quot;&quot;COMPUTED_VALUE&quot;&quot;&quot;);&quot;Panasonic&quot;)" office:value-type="string" office:string-value="Panasonic" calcext:value-type="string">
            <text:p>Panasonic</text:p>
          </table:table-cell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2" table:formula="of:=COM.MICROSOFT.CEILING([.$C31]*[.D$1]*[.$H$1]; [.$H$2])" office:value-type="float" office:value="6" calcext:value-type="float">
            <text:p>6</text:p>
          </table:table-cell>
          <table:table-cell table:style-name="ce2" table:formula="of:=COM.MICROSOFT.CEILING([.$C31]*[.E$1]*[.$H$1]; [.$H$2])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ERJ-3EKF15R0V&quot;)" office:value-type="string" office:string-value="ERJ-3EKF15R0V" calcext:value-type="string">
            <text:p>ERJ-3EKF15R0V</text:p>
          </table:table-cell>
          <table:table-cell table:style-name="ce2" table:formula="of:=IFERROR(__xludf.dummyfunction(&quot;&quot;&quot;COMPUTED_VALUE&quot;&quot;&quot;);&quot;Panasonic&quot;)" office:value-type="string" office:string-value="Panasonic" calcext:value-type="string">
            <text:p>Panasonic</text:p>
          </table:table-cell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2" table:formula="of:=COM.MICROSOFT.CEILING([.$C32]*[.D$1]*[.$H$1]; [.$H$2])" office:value-type="float" office:value="6" calcext:value-type="float">
            <text:p>6</text:p>
          </table:table-cell>
          <table:table-cell table:style-name="ce2" table:formula="of:=COM.MICROSOFT.CEILING([.$C32]*[.E$1]*[.$H$1]; [.$H$2])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ERJ-3EKF2100V&quot;)" office:value-type="string" office:string-value="ERJ-3EKF2100V" calcext:value-type="string">
            <text:p>ERJ-3EKF2100V</text:p>
          </table:table-cell>
          <table:table-cell table:style-name="ce2" table:formula="of:=IFERROR(__xludf.dummyfunction(&quot;&quot;&quot;COMPUTED_VALUE&quot;&quot;&quot;);&quot;Panasonic&quot;)" office:value-type="string" office:string-value="Panasonic" calcext:value-type="string">
            <text:p>Panasonic</text:p>
          </table:table-cell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2" table:formula="of:=COM.MICROSOFT.CEILING([.$C33]*[.D$1]*[.$H$1]; [.$H$2])" office:value-type="float" office:value="4" calcext:value-type="float">
            <text:p>4</text:p>
          </table:table-cell>
          <table:table-cell table:style-name="ce2" table:formula="of:=COM.MICROSOFT.CEILING([.$C33]*[.E$1]*[.$H$1]; [.$H$2]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ERJ-3EKF2201V&quot;)" office:value-type="string" office:string-value="ERJ-3EKF2201V" calcext:value-type="string">
            <text:p>ERJ-3EKF2201V</text:p>
          </table:table-cell>
          <table:table-cell table:style-name="ce2" table:formula="of:=IFERROR(__xludf.dummyfunction(&quot;&quot;&quot;COMPUTED_VALUE&quot;&quot;&quot;);&quot;Panasonic&quot;)" office:value-type="string" office:string-value="Panasonic" calcext:value-type="string">
            <text:p>Panasonic</text:p>
          </table:table-cell>
          <table:table-cell table:style-name="ce2" table:formula="of:=IFERROR(__xludf.dummyfunction(&quot;&quot;&quot;COMPUTED_VALUE&quot;&quot;&quot;);22)" office:value-type="float" office:value="22" calcext:value-type="float">
            <text:p>22</text:p>
          </table:table-cell>
          <table:table-cell table:style-name="ce2" table:formula="of:=COM.MICROSOFT.CEILING([.$C34]*[.D$1]*[.$H$1]; [.$H$2])" office:value-type="float" office:value="26" calcext:value-type="float">
            <text:p>26</text:p>
          </table:table-cell>
          <table:table-cell table:style-name="ce2" table:formula="of:=COM.MICROSOFT.CEILING([.$C34]*[.E$1]*[.$H$1]; [.$H$2])"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ERJ-3EKF2700V&quot;)" office:value-type="string" office:string-value="ERJ-3EKF2700V" calcext:value-type="string">
            <text:p>ERJ-3EKF2700V</text:p>
          </table:table-cell>
          <table:table-cell table:style-name="ce2" table:formula="of:=IFERROR(__xludf.dummyfunction(&quot;&quot;&quot;COMPUTED_VALUE&quot;&quot;&quot;);&quot;Panasonic&quot;)" office:value-type="string" office:string-value="Panasonic" calcext:value-type="string">
            <text:p>Panasonic</text:p>
          </table:table-cell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2" table:formula="of:=COM.MICROSOFT.CEILING([.$C35]*[.D$1]*[.$H$1]; [.$H$2])" office:value-type="float" office:value="4" calcext:value-type="float">
            <text:p>4</text:p>
          </table:table-cell>
          <table:table-cell table:style-name="ce2" table:formula="of:=COM.MICROSOFT.CEILING([.$C35]*[.E$1]*[.$H$1]; [.$H$2]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ERJ-3EKF3090V&quot;)" office:value-type="string" office:string-value="ERJ-3EKF3090V" calcext:value-type="string">
            <text:p>ERJ-3EKF3090V</text:p>
          </table:table-cell>
          <table:table-cell table:style-name="ce2" table:formula="of:=IFERROR(__xludf.dummyfunction(&quot;&quot;&quot;COMPUTED_VALUE&quot;&quot;&quot;);&quot;Panasonic&quot;)" office:value-type="string" office:string-value="Panasonic" calcext:value-type="string">
            <text:p>Panasonic</text:p>
          </table:table-cell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2" table:formula="of:=COM.MICROSOFT.CEILING([.$C36]*[.D$1]*[.$H$1]; [.$H$2])" office:value-type="float" office:value="6" calcext:value-type="float">
            <text:p>6</text:p>
          </table:table-cell>
          <table:table-cell table:style-name="ce2" table:formula="of:=COM.MICROSOFT.CEILING([.$C36]*[.E$1]*[.$H$1]; [.$H$2])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ERJ-3EKF3300V&quot;)" office:value-type="string" office:string-value="ERJ-3EKF3300V" calcext:value-type="string">
            <text:p>ERJ-3EKF3300V</text:p>
          </table:table-cell>
          <table:table-cell table:style-name="ce2" table:formula="of:=IFERROR(__xludf.dummyfunction(&quot;&quot;&quot;COMPUTED_VALUE&quot;&quot;&quot;);&quot;Panasonic&quot;)" office:value-type="string" office:string-value="Panasonic" calcext:value-type="string">
            <text:p>Panasonic</text:p>
          </table:table-cell>
          <table:table-cell table:style-name="ce2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2" table:formula="of:=COM.MICROSOFT.CEILING([.$C37]*[.D$1]*[.$H$1]; [.$H$2])" office:value-type="float" office:value="10" calcext:value-type="float">
            <text:p>10</text:p>
          </table:table-cell>
          <table:table-cell table:style-name="ce2" table:formula="of:=COM.MICROSOFT.CEILING([.$C37]*[.E$1]*[.$H$1]; [.$H$2])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ERJ-3EKF3600V&quot;)" office:value-type="string" office:string-value="ERJ-3EKF3600V" calcext:value-type="string">
            <text:p>ERJ-3EKF3600V</text:p>
          </table:table-cell>
          <table:table-cell table:style-name="ce2" table:formula="of:=IFERROR(__xludf.dummyfunction(&quot;&quot;&quot;COMPUTED_VALUE&quot;&quot;&quot;);&quot;Panasonic&quot;)" office:value-type="string" office:string-value="Panasonic" calcext:value-type="string">
            <text:p>Panasonic</text:p>
          </table:table-cell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2" table:formula="of:=COM.MICROSOFT.CEILING([.$C38]*[.D$1]*[.$H$1]; [.$H$2])" office:value-type="float" office:value="6" calcext:value-type="float">
            <text:p>6</text:p>
          </table:table-cell>
          <table:table-cell table:style-name="ce2" table:formula="of:=COM.MICROSOFT.CEILING([.$C38]*[.E$1]*[.$H$1]; [.$H$2])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ERJ-3EKF47R0V&quot;)" office:value-type="string" office:string-value="ERJ-3EKF47R0V" calcext:value-type="string">
            <text:p>ERJ-3EKF47R0V</text:p>
          </table:table-cell>
          <table:table-cell table:style-name="ce2" table:formula="of:=IFERROR(__xludf.dummyfunction(&quot;&quot;&quot;COMPUTED_VALUE&quot;&quot;&quot;);&quot;Panasonic&quot;)" office:value-type="string" office:string-value="Panasonic" calcext:value-type="string">
            <text:p>Panasonic</text:p>
          </table:table-cell>
          <table:table-cell table:style-name="ce2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2" table:formula="of:=COM.MICROSOFT.CEILING([.$C39]*[.D$1]*[.$H$1]; [.$H$2])" office:value-type="float" office:value="12" calcext:value-type="float">
            <text:p>12</text:p>
          </table:table-cell>
          <table:table-cell table:style-name="ce2" table:formula="of:=COM.MICROSOFT.CEILING([.$C39]*[.E$1]*[.$H$1]; [.$H$2])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FTSH-104-01-F-D&quot;)" office:value-type="string" office:string-value="FTSH-104-01-F-D" calcext:value-type="string">
            <text:p>FTSH-104-01-F-D</text:p>
          </table:table-cell>
          <table:table-cell table:style-name="ce2" table:formula="of:=IFERROR(__xludf.dummyfunction(&quot;&quot;&quot;COMPUTED_VALUE&quot;&quot;&quot;);&quot;Samtec&quot;)" office:value-type="string" office:string-value="Samtec" calcext:value-type="string">
            <text:p>Samtec</text:p>
          </table:table-cell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2" table:formula="of:=COM.MICROSOFT.CEILING([.$C40]*[.D$1]*[.$H$1]; [.$H$2])" office:value-type="float" office:value="4" calcext:value-type="float">
            <text:p>4</text:p>
          </table:table-cell>
          <table:table-cell table:style-name="ce2" table:formula="of:=COM.MICROSOFT.CEILING([.$C40]*[.E$1]*[.$H$1]; [.$H$2]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FTSH-107-01-F-DV-K&quot;)" office:value-type="string" office:string-value="FTSH-107-01-F-DV-K" calcext:value-type="string">
            <text:p>FTSH-107-01-F-DV-K</text:p>
          </table:table-cell>
          <table:table-cell table:style-name="ce2" table:formula="of:=IFERROR(__xludf.dummyfunction(&quot;&quot;&quot;COMPUTED_VALUE&quot;&quot;&quot;);&quot;Samtec&quot;)" office:value-type="string" office:string-value="Samtec" calcext:value-type="string">
            <text:p>Samtec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COM.MICROSOFT.CEILING([.$C41]*[.D$1]*[.$H$1]; [.$H$2])" office:value-type="float" office:value="2" calcext:value-type="float">
            <text:p>2</text:p>
          </table:table-cell>
          <table:table-cell table:style-name="ce2" table:formula="of:=COM.MICROSOFT.CEILING([.$C41]*[.E$1]*[.$H$1]; [.$H$2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GRM31CR60J107KE39K&quot;)" office:value-type="string" office:string-value="GRM31CR60J107KE39K" calcext:value-type="string">
            <text:p>GRM31CR60J107KE39K</text:p>
          </table:table-cell>
          <table:table-cell table:style-name="ce2" table:formula="of:=IFERROR(__xludf.dummyfunction(&quot;&quot;&quot;COMPUTED_VALUE&quot;&quot;&quot;);&quot;Murata Electronics&quot;)" office:value-type="string" office:string-value="Murata Electronics" calcext:value-type="string">
            <text:p>Murata Electronics</text:p>
          </table:table-cell>
          <table:table-cell table:style-name="ce2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2" table:formula="of:=COM.MICROSOFT.CEILING([.$C42]*[.D$1]*[.$H$1]; [.$H$2])" office:value-type="float" office:value="8" calcext:value-type="float">
            <text:p>8</text:p>
          </table:table-cell>
          <table:table-cell table:style-name="ce2" table:formula="of:=COM.MICROSOFT.CEILING([.$C42]*[.E$1]*[.$H$1]; [.$H$2])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ICS-40300&quot;)" office:value-type="string" office:string-value="ICS-40300" calcext:value-type="string">
            <text:p>ICS-40300</text:p>
          </table:table-cell>
          <table:table-cell table:style-name="ce2" table:formula="of:=IFERROR(__xludf.dummyfunction(&quot;&quot;&quot;COMPUTED_VALUE&quot;&quot;&quot;);&quot;TDK InvenSense&quot;)" office:value-type="string" office:string-value="TDK InvenSense" calcext:value-type="string">
            <text:p>TDK InvenSense</text:p>
          </table:table-cell>
          <table:table-cell table:style-name="ce2" table:formula="of:=IFERROR(__xludf.dummyfunction(&quot;&quot;&quot;COMPUTED_VALUE&quot;&quot;&quot;);18)" office:value-type="float" office:value="18" calcext:value-type="float">
            <text:p>18</text:p>
          </table:table-cell>
          <table:table-cell table:style-name="ce2" table:formula="of:=COM.MICROSOFT.CEILING([.$C43]*[.D$1]*[.$H$1]; [.$H$2])" office:value-type="float" office:value="20" calcext:value-type="float">
            <text:p>20</text:p>
          </table:table-cell>
          <table:table-cell table:style-name="ce2" table:formula="of:=COM.MICROSOFT.CEILING([.$C43]*[.E$1]*[.$H$1]; [.$H$2])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MCP73831T-2ACI/OT&quot;)" office:value-type="string" office:string-value="MCP73831T-2ACI/OT" calcext:value-type="string">
            <text:p>MCP73831T-2ACI/OT</text:p>
          </table:table-cell>
          <table:table-cell table:style-name="ce2" table:formula="of:=IFERROR(__xludf.dummyfunction(&quot;&quot;&quot;COMPUTED_VALUE&quot;&quot;&quot;);&quot;Microchip&quot;)" office:value-type="string" office:string-value="Microchip" calcext:value-type="string">
            <text:p>Microchip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COM.MICROSOFT.CEILING([.$C44]*[.D$1]*[.$H$1]; [.$H$2])" office:value-type="float" office:value="2" calcext:value-type="float">
            <text:p>2</text:p>
          </table:table-cell>
          <table:table-cell table:style-name="ce2" table:formula="of:=COM.MICROSOFT.CEILING([.$C44]*[.E$1]*[.$H$1]; [.$H$2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NTR3A30PZT1G&quot;)" office:value-type="string" office:string-value="NTR3A30PZT1G" calcext:value-type="string">
            <text:p>NTR3A30PZT1G</text:p>
          </table:table-cell>
          <table:table-cell table:style-name="ce2" table:formula="of:=IFERROR(__xludf.dummyfunction(&quot;&quot;&quot;COMPUTED_VALUE&quot;&quot;&quot;);&quot;ON Semiconductor&quot;)" office:value-type="string" office:string-value="ON Semiconductor" calcext:value-type="string">
            <text:p>ON Semiconductor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COM.MICROSOFT.CEILING([.$C45]*[.D$1]*[.$H$1]; [.$H$2])" office:value-type="float" office:value="2" calcext:value-type="float">
            <text:p>2</text:p>
          </table:table-cell>
          <table:table-cell table:style-name="ce2" table:formula="of:=COM.MICROSOFT.CEILING([.$C45]*[.E$1]*[.$H$1]; [.$H$2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OPA377AIDBVR&quot;)" office:value-type="string" office:string-value="OPA377AIDBVR" calcext:value-type="string">
            <text:p>OPA377AIDBVR</text:p>
          </table:table-cell>
          <table:table-cell table:style-name="ce2" table:formula="of:=IFERROR(__xludf.dummyfunction(&quot;&quot;&quot;COMPUTED_VALUE&quot;&quot;&quot;);&quot;Texas Instruments&quot;)" office:value-type="string" office:string-value="Texas Instruments" calcext:value-type="string">
            <text:p>Texas Instruments</text:p>
          </table:table-cell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2" table:formula="of:=COM.MICROSOFT.CEILING([.$C46]*[.D$1]*[.$H$1]; [.$H$2])" office:value-type="float" office:value="4" calcext:value-type="float">
            <text:p>4</text:p>
          </table:table-cell>
          <table:table-cell table:style-name="ce2" table:formula="of:=COM.MICROSOFT.CEILING([.$C46]*[.E$1]*[.$H$1]; [.$H$2]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PTS647SN50SMTR2LFS&quot;)" office:value-type="string" office:string-value="PTS647SN50SMTR2LFS" calcext:value-type="string">
            <text:p>PTS647SN50SMTR2LFS</text:p>
          </table:table-cell>
          <table:table-cell table:style-name="ce2" table:formula="of:=IFERROR(__xludf.dummyfunction(&quot;&quot;&quot;COMPUTED_VALUE&quot;&quot;&quot;);&quot;C&amp;K&quot;)" office:value-type="string" office:string-value="C&amp;K" calcext:value-type="string">
            <text:p>C&amp;K</text:p>
          </table:table-cell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2" table:formula="of:=COM.MICROSOFT.CEILING([.$C47]*[.D$1]*[.$H$1]; [.$H$2])" office:value-type="float" office:value="4" calcext:value-type="float">
            <text:p>4</text:p>
          </table:table-cell>
          <table:table-cell table:style-name="ce2" table:formula="of:=COM.MICROSOFT.CEILING([.$C47]*[.E$1]*[.$H$1]; [.$H$2]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RC0603FR-07100KL&quot;)" office:value-type="string" office:string-value="RC0603FR-07100KL" calcext:value-type="string">
            <text:p>RC0603FR-07100KL</text:p>
          </table:table-cell>
          <table:table-cell table:style-name="ce2" table:formula="of:=IFERROR(__xludf.dummyfunction(&quot;&quot;&quot;COMPUTED_VALUE&quot;&quot;&quot;);&quot;Yageo&quot;)" office:value-type="string" office:string-value="Yageo" calcext:value-type="string">
            <text:p>Yageo</text:p>
          </table:table-cell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2" table:formula="of:=COM.MICROSOFT.CEILING([.$C48]*[.D$1]*[.$H$1]; [.$H$2])" office:value-type="float" office:value="6" calcext:value-type="float">
            <text:p>6</text:p>
          </table:table-cell>
          <table:table-cell table:style-name="ce2" table:formula="of:=COM.MICROSOFT.CEILING([.$C48]*[.E$1]*[.$H$1]; [.$H$2])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RC0603FR-071KL&quot;)" office:value-type="string" office:string-value="RC0603FR-071KL" calcext:value-type="string">
            <text:p>RC0603FR-071KL</text:p>
          </table:table-cell>
          <table:table-cell table:style-name="ce2" table:formula="of:=IFERROR(__xludf.dummyfunction(&quot;&quot;&quot;COMPUTED_VALUE&quot;&quot;&quot;);&quot;Yageo&quot;)" office:value-type="string" office:string-value="Yageo" calcext:value-type="string">
            <text:p>Yageo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COM.MICROSOFT.CEILING([.$C49]*[.D$1]*[.$H$1]; [.$H$2])" office:value-type="float" office:value="2" calcext:value-type="float">
            <text:p>2</text:p>
          </table:table-cell>
          <table:table-cell table:style-name="ce2" table:formula="of:=COM.MICROSOFT.CEILING([.$C49]*[.E$1]*[.$H$1]; [.$H$2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RC0603FR-072K2L&quot;)" office:value-type="string" office:string-value="RC0603FR-072K2L" calcext:value-type="string">
            <text:p>RC0603FR-072K2L</text:p>
          </table:table-cell>
          <table:table-cell table:style-name="ce2" table:formula="of:=IFERROR(__xludf.dummyfunction(&quot;&quot;&quot;COMPUTED_VALUE&quot;&quot;&quot;);&quot;Yageo&quot;)" office:value-type="string" office:string-value="Yageo" calcext:value-type="string">
            <text:p>Yageo</text:p>
          </table:table-cell>
          <table:table-cell table:style-name="ce2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2" table:formula="of:=COM.MICROSOFT.CEILING([.$C50]*[.D$1]*[.$H$1]; [.$H$2])" office:value-type="float" office:value="10" calcext:value-type="float">
            <text:p>10</text:p>
          </table:table-cell>
          <table:table-cell table:style-name="ce2" table:formula="of:=COM.MICROSOFT.CEILING([.$C50]*[.E$1]*[.$H$1]; [.$H$2])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RC0603FR-07470KL&quot;)" office:value-type="string" office:string-value="RC0603FR-07470KL" calcext:value-type="string">
            <text:p>RC0603FR-07470KL</text:p>
          </table:table-cell>
          <table:table-cell table:style-name="ce2" table:formula="of:=IFERROR(__xludf.dummyfunction(&quot;&quot;&quot;COMPUTED_VALUE&quot;&quot;&quot;);&quot;Yageo&quot;)" office:value-type="string" office:string-value="Yageo" calcext:value-type="string">
            <text:p>Yageo</text:p>
          </table:table-cell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2" table:formula="of:=COM.MICROSOFT.CEILING([.$C51]*[.D$1]*[.$H$1]; [.$H$2])" office:value-type="float" office:value="4" calcext:value-type="float">
            <text:p>4</text:p>
          </table:table-cell>
          <table:table-cell table:style-name="ce2" table:formula="of:=COM.MICROSOFT.CEILING([.$C51]*[.E$1]*[.$H$1]; [.$H$2]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RC0603FR-1068RL&quot;)" office:value-type="string" office:string-value="RC0603FR-1068RL" calcext:value-type="string">
            <text:p>RC0603FR-1068RL</text:p>
          </table:table-cell>
          <table:table-cell table:style-name="ce2" table:formula="of:=IFERROR(__xludf.dummyfunction(&quot;&quot;&quot;COMPUTED_VALUE&quot;&quot;&quot;);&quot;Yageo&quot;)" office:value-type="string" office:string-value="Yageo" calcext:value-type="string">
            <text:p>Yageo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COM.MICROSOFT.CEILING([.$C52]*[.D$1]*[.$H$1]; [.$H$2])" office:value-type="float" office:value="2" calcext:value-type="float">
            <text:p>2</text:p>
          </table:table-cell>
          <table:table-cell table:style-name="ce2" table:formula="of:=COM.MICROSOFT.CEILING([.$C52]*[.E$1]*[.$H$1]; [.$H$2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RC0603JR-0710KL&quot;)" office:value-type="string" office:string-value="RC0603JR-0710KL" calcext:value-type="string">
            <text:p>RC0603JR-0710KL</text:p>
          </table:table-cell>
          <table:table-cell table:style-name="ce2" table:formula="of:=IFERROR(__xludf.dummyfunction(&quot;&quot;&quot;COMPUTED_VALUE&quot;&quot;&quot;);&quot;Yageo&quot;)" office:value-type="string" office:string-value="Yageo" calcext:value-type="string">
            <text:p>Yageo</text:p>
          </table:table-cell>
          <table:table-cell table:style-name="ce2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2" table:formula="of:=COM.MICROSOFT.CEILING([.$C53]*[.D$1]*[.$H$1]; [.$H$2])" office:value-type="float" office:value="10" calcext:value-type="float">
            <text:p>10</text:p>
          </table:table-cell>
          <table:table-cell table:style-name="ce2" table:formula="of:=COM.MICROSOFT.CEILING([.$C53]*[.E$1]*[.$H$1]; [.$H$2])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RSX101MM-30TR&quot;)" office:value-type="string" office:string-value="RSX101MM-30TR" calcext:value-type="string">
            <text:p>RSX101MM-30TR</text:p>
          </table:table-cell>
          <table:table-cell table:style-name="ce2" table:formula="of:=IFERROR(__xludf.dummyfunction(&quot;&quot;&quot;COMPUTED_VALUE&quot;&quot;&quot;);&quot;ROHM Semiconductor&quot;)" office:value-type="string" office:string-value="ROHM Semiconductor" calcext:value-type="string">
            <text:p>ROHM Semiconductor</text:p>
          </table:table-cell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2" table:formula="of:=COM.MICROSOFT.CEILING([.$C54]*[.D$1]*[.$H$1]; [.$H$2])" office:value-type="float" office:value="4" calcext:value-type="float">
            <text:p>4</text:p>
          </table:table-cell>
          <table:table-cell table:style-name="ce2" table:formula="of:=COM.MICROSOFT.CEILING([.$C54]*[.E$1]*[.$H$1]; [.$H$2]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SML-D12D8WT86C&quot;)" office:value-type="string" office:string-value="SML-D12D8WT86C" calcext:value-type="string">
            <text:p>SML-D12D8WT86C</text:p>
          </table:table-cell>
          <table:table-cell table:style-name="ce2" table:formula="of:=IFERROR(__xludf.dummyfunction(&quot;&quot;&quot;COMPUTED_VALUE&quot;&quot;&quot;);&quot;ROHM Semiconductor&quot;)" office:value-type="string" office:string-value="ROHM Semiconductor" calcext:value-type="string">
            <text:p>ROHM Semiconductor</text:p>
          </table:table-cell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2" table:formula="of:=COM.MICROSOFT.CEILING([.$C55]*[.D$1]*[.$H$1]; [.$H$2])" office:value-type="float" office:value="4" calcext:value-type="float">
            <text:p>4</text:p>
          </table:table-cell>
          <table:table-cell table:style-name="ce2" table:formula="of:=COM.MICROSOFT.CEILING([.$C55]*[.E$1]*[.$H$1]; [.$H$2]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SML-D12U8WT86C&quot;)" office:value-type="string" office:string-value="SML-D12U8WT86C" calcext:value-type="string">
            <text:p>SML-D12U8WT86C</text:p>
          </table:table-cell>
          <table:table-cell table:style-name="ce2" table:formula="of:=IFERROR(__xludf.dummyfunction(&quot;&quot;&quot;COMPUTED_VALUE&quot;&quot;&quot;);&quot;ROHM Semiconductor&quot;)" office:value-type="string" office:string-value="ROHM Semiconductor" calcext:value-type="string">
            <text:p>ROHM Semiconductor</text:p>
          </table:table-cell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2" table:formula="of:=COM.MICROSOFT.CEILING([.$C56]*[.D$1]*[.$H$1]; [.$H$2])" office:value-type="float" office:value="4" calcext:value-type="float">
            <text:p>4</text:p>
          </table:table-cell>
          <table:table-cell table:style-name="ce2" table:formula="of:=COM.MICROSOFT.CEILING([.$C56]*[.E$1]*[.$H$1]; [.$H$2])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SML-D12Y8WT86C&quot;)" office:value-type="string" office:string-value="SML-D12Y8WT86C" calcext:value-type="string">
            <text:p>SML-D12Y8WT86C</text:p>
          </table:table-cell>
          <table:table-cell table:style-name="ce2" table:formula="of:=IFERROR(__xludf.dummyfunction(&quot;&quot;&quot;COMPUTED_VALUE&quot;&quot;&quot;);&quot;ROHM Semiconductor&quot;)" office:value-type="string" office:string-value="ROHM Semiconductor" calcext:value-type="string">
            <text:p>ROHM Semiconductor</text:p>
          </table:table-cell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2" table:formula="of:=COM.MICROSOFT.CEILING([.$C57]*[.D$1]*[.$H$1]; [.$H$2])" office:value-type="float" office:value="4" calcext:value-type="float">
            <text:p>4</text:p>
          </table:table-cell>
          <table:table-cell table:style-name="ce2" table:formula="of:=COM.MICROSOFT.CEILING([.$C57]*[.E$1]*[.$H$1]; [.$H$2]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SMLD12BN1WT86&quot;)" office:value-type="string" office:string-value="SMLD12BN1WT86" calcext:value-type="string">
            <text:p>SMLD12BN1WT86</text:p>
          </table:table-cell>
          <table:table-cell table:style-name="ce2" table:formula="of:=IFERROR(__xludf.dummyfunction(&quot;&quot;&quot;COMPUTED_VALUE&quot;&quot;&quot;);&quot;ROHM Semiconductor&quot;)" office:value-type="string" office:string-value="ROHM Semiconductor" calcext:value-type="string">
            <text:p>ROHM Semiconductor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COM.MICROSOFT.CEILING([.$C58]*[.D$1]*[.$H$1]; [.$H$2])" office:value-type="float" office:value="2" calcext:value-type="float">
            <text:p>2</text:p>
          </table:table-cell>
          <table:table-cell table:style-name="ce2" table:formula="of:=COM.MICROSOFT.CEILING([.$C58]*[.E$1]*[.$H$1]; [.$H$2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SMLD12EN1WT86&quot;)" office:value-type="string" office:string-value="SMLD12EN1WT86" calcext:value-type="string">
            <text:p>SMLD12EN1WT86</text:p>
          </table:table-cell>
          <table:table-cell table:style-name="ce2" table:formula="of:=IFERROR(__xludf.dummyfunction(&quot;&quot;&quot;COMPUTED_VALUE&quot;&quot;&quot;);&quot;ROHM Semiconductor&quot;)" office:value-type="string" office:string-value="ROHM Semiconductor" calcext:value-type="string">
            <text:p>ROHM Semiconductor</text:p>
          </table:table-cell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2" table:formula="of:=COM.MICROSOFT.CEILING([.$C59]*[.D$1]*[.$H$1]; [.$H$2])" office:value-type="float" office:value="4" calcext:value-type="float">
            <text:p>4</text:p>
          </table:table-cell>
          <table:table-cell table:style-name="ce2" table:formula="of:=COM.MICROSOFT.CEILING([.$C59]*[.E$1]*[.$H$1]; [.$H$2]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STM32F446RCT6&quot;)" office:value-type="string" office:string-value="STM32F446RCT6" calcext:value-type="string">
            <text:p>STM32F446RCT6</text:p>
          </table:table-cell>
          <table:table-cell table:style-name="ce2" table:formula="of:=IFERROR(__xludf.dummyfunction(&quot;&quot;&quot;COMPUTED_VALUE&quot;&quot;&quot;);&quot;STMicroelectronics&quot;)" office:value-type="string" office:string-value="STMicroelectronics" calcext:value-type="string">
            <text:p>STMicroelectronics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COM.MICROSOFT.CEILING([.$C60]*[.D$1]*[.$H$1]; [.$H$2])" office:value-type="float" office:value="2" calcext:value-type="float">
            <text:p>2</text:p>
          </table:table-cell>
          <table:table-cell table:style-name="ce2" table:formula="of:=COM.MICROSOFT.CEILING([.$C60]*[.E$1]*[.$H$1]; [.$H$2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THS4551IRUNR&quot;)" office:value-type="string" office:string-value="THS4551IRUNR" calcext:value-type="string">
            <text:p>THS4551IRUNR</text:p>
          </table:table-cell>
          <table:table-cell table:style-name="ce2" table:formula="of:=IFERROR(__xludf.dummyfunction(&quot;&quot;&quot;COMPUTED_VALUE&quot;&quot;&quot;);&quot;Texas Instruments&quot;)" office:value-type="string" office:string-value="Texas Instruments" calcext:value-type="string">
            <text:p>Texas Instruments</text:p>
          </table:table-cell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2" table:formula="of:=COM.MICROSOFT.CEILING([.$C61]*[.D$1]*[.$H$1]; [.$H$2])" office:value-type="float" office:value="6" calcext:value-type="float">
            <text:p>6</text:p>
          </table:table-cell>
          <table:table-cell table:style-name="ce2" table:formula="of:=COM.MICROSOFT.CEILING([.$C61]*[.E$1]*[.$H$1]; [.$H$2])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TLV74118PDBVR&quot;)" office:value-type="string" office:string-value="TLV74118PDBVR" calcext:value-type="string">
            <text:p>TLV74118PDBVR</text:p>
          </table:table-cell>
          <table:table-cell table:style-name="ce2" table:formula="of:=IFERROR(__xludf.dummyfunction(&quot;&quot;&quot;COMPUTED_VALUE&quot;&quot;&quot;);&quot;Texas Instruments&quot;)" office:value-type="string" office:string-value="Texas Instruments" calcext:value-type="string">
            <text:p>Texas Instruments</text:p>
          </table:table-cell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2" table:formula="of:=COM.MICROSOFT.CEILING([.$C62]*[.D$1]*[.$H$1]; [.$H$2])" office:value-type="float" office:value="4" calcext:value-type="float">
            <text:p>4</text:p>
          </table:table-cell>
          <table:table-cell table:style-name="ce2" table:formula="of:=COM.MICROSOFT.CEILING([.$C62]*[.E$1]*[.$H$1]; [.$H$2]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TPS73733QDRBRQ1&quot;)" office:value-type="string" office:string-value="TPS73733QDRBRQ1" calcext:value-type="string">
            <text:p>TPS73733QDRBRQ1</text:p>
          </table:table-cell>
          <table:table-cell table:style-name="ce2" table:formula="of:=IFERROR(__xludf.dummyfunction(&quot;&quot;&quot;COMPUTED_VALUE&quot;&quot;&quot;);&quot;Texas Instruments&quot;)" office:value-type="string" office:string-value="Texas Instruments" calcext:value-type="string">
            <text:p>Texas Instruments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COM.MICROSOFT.CEILING([.$C63]*[.D$1]*[.$H$1]; [.$H$2])" office:value-type="float" office:value="2" calcext:value-type="float">
            <text:p>2</text:p>
          </table:table-cell>
          <table:table-cell table:style-name="ce2" table:formula="of:=COM.MICROSOFT.CEILING([.$C63]*[.E$1]*[.$H$1]; [.$H$2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USBLC6-2P6&quot;)" office:value-type="string" office:string-value="USBLC6-2P6" calcext:value-type="string">
            <text:p>USBLC6-2P6</text:p>
          </table:table-cell>
          <table:table-cell table:style-name="ce2" table:formula="of:=IFERROR(__xludf.dummyfunction(&quot;&quot;&quot;COMPUTED_VALUE&quot;&quot;&quot;);&quot;STMicroelectronics&quot;)" office:value-type="string" office:string-value="STMicroelectronics" calcext:value-type="string">
            <text:p>STMicroelectronics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COM.MICROSOFT.CEILING([.$C64]*[.D$1]*[.$H$1]; [.$H$2])" office:value-type="float" office:value="2" calcext:value-type="float">
            <text:p>2</text:p>
          </table:table-cell>
          <table:table-cell table:style-name="ce2" table:formula="of:=COM.MICROSOFT.CEILING([.$C64]*[.E$1]*[.$H$1]; [.$H$2])" office:value-type="float" office:value="6" calcext:value-type="float">
            <text:p>6</text:p>
          </table:table-cell>
          <table:table-cell table:number-columns-repeated="1019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B" table:style-name="ta2"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7" table:default-cell-style-name="Default"/>
        <table:table-row table:style-name="ro1">
          <table:table-cell table:style-name="ce5" office:value-type="string" calcext:value-type="string">
            <text:p>Received</text:p>
          </table:table-cell>
          <table:table-cell table:style-name="ce6" table:formula="of:=IFERROR(__xludf.dummyfunction(&quot;QUERY(Data!A:H, &quot;&quot;SELECT F, G, A, count(B) WHERE F != '' AND G != '' GROUP BY A, F, G LABEL count(B) 'Quantity'&quot;&quot;, 1)&quot;);&quot;MPN&quot;)" office:value-type="string" office:string-value="MPN" calcext:value-type="string">
            <text:p>MPN</text:p>
          </table:table-cell>
          <table:table-cell table:style-name="ce2" table:formula="of:=IFERROR(__xludf.dummyfunction(&quot;&quot;&quot;COMPUTED_VALUE&quot;&quot;&quot;);&quot;Mfr.&quot;)" office:value-type="string" office:string-value="Mfr." calcext:value-type="string">
            <text:p>Mfr.</text:p>
          </table:table-cell>
          <table:table-cell table:style-name="ce2" table:formula="of:=IFERROR(__xludf.dummyfunction(&quot;&quot;&quot;COMPUTED_VALUE&quot;&quot;&quot;);&quot;Board&quot;)" office:value-type="string" office:string-value="Board" calcext:value-type="string">
            <text:p>Board</text:p>
          </table:table-cell>
          <table:table-cell table:style-name="ce7" table:formula="of:=IFERROR(__xludf.dummyfunction(&quot;&quot;&quot;COMPUTED_VALUE&quot;&quot;&quot;);&quot;Quantity&quot;)" office:value-type="string" office:string-value="Quantity" calcext:value-type="string">
            <text:p>Quantity</text:p>
          </table:table-cell>
          <table:table-cell table:style-name="ce7" office:value-type="string" calcext:value-type="string">
            <text:p>Value</text:p>
          </table:table-cell>
          <table:table-cell table:style-name="ce3" office:value-type="string" calcext:value-type="string">
            <text:p>Reference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7-215079-8&quot;)" office:value-type="string" office:string-value="7-215079-8" calcext:value-type="string">
            <text:p>7-215079-8</text:p>
          </table:table-cell>
          <table:table-cell table:style-name="ce2" table:formula="of:=IFERROR(__xludf.dummyfunction(&quot;&quot;&quot;COMPUTED_VALUE&quot;&quot;&quot;);&quot;TE Connectivity&quot;)" office:value-type="string" office:string-value="TE Connectivity" calcext:value-type="string">
            <text:p>TE Connectivity</text:p>
          </table:table-cell>
          <table:table-cell table:style-name="ce2" table:formula="of:=IFERROR(__xludf.dummyfunction(&quot;&quot;&quot;COMPUTED_VALUE&quot;&quot;&quot;);&quot;Sensor_Board_1&quot;)" office:value-type="string" office:string-value="Sensor_Board_1" calcext:value-type="string">
            <text:p>Sensor_Board_1</text:p>
          </table:table-cell>
          <table:table-cell table:style-name="ce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NDEX([$Data.$C$1:.$C$1048576];MATCH([.$B2];[$Data.$F$1:.$F$1048576];0))" office:value-type="string" office:string-value="Sensor_Conn" calcext:value-type="string">
            <text:p>Sensor_Conn</text:p>
          </table:table-cell>
          <table:table-cell table:style-name="ce2" table:formula="of:=IFERROR(__xludf.dummyfunction(&quot;TEXTJOIN(&quot;&quot; &quot;&quot;, TRUE, SORT(ArrayFormula(FILTER(Data!$B:$B, $D2=Data!$A:$A, $B2=Data!$F:$F, $C2=Data!$G:$G)), 1, TRUE))&quot;);&quot;J1&quot;)" office:value-type="string" office:string-value="J1" calcext:value-type="string">
            <text:p>J1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7-215083-8&quot;)" office:value-type="string" office:string-value="7-215083-8" calcext:value-type="string">
            <text:p>7-215083-8</text:p>
          </table:table-cell>
          <table:table-cell table:style-name="ce2" table:formula="of:=IFERROR(__xludf.dummyfunction(&quot;&quot;&quot;COMPUTED_VALUE&quot;&quot;&quot;);&quot;TE Connectivity&quot;)" office:value-type="string" office:string-value="TE Connectivity" calcext:value-type="string">
            <text:p>TE Connectivity</text:p>
          </table:table-cell>
          <table:table-cell table:style-name="ce2" table:formula="of:=IFERROR(__xludf.dummyfunction(&quot;&quot;&quot;COMPUTED_VALUE&quot;&quot;&quot;);&quot;Sensor_Board_1&quot;)" office:value-type="string" office:string-value="Sensor_Board_1" calcext:value-type="string">
            <text:p>Sensor_Board_1</text:p>
          </table:table-cell>
          <table:table-cell table:style-name="ce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NDEX([$Data.$C$1:.$C$1048576];MATCH([.$B3];[$Data.$F$1:.$F$1048576];0))" office:value-type="string" office:string-value="Sensor_Conn" calcext:value-type="string">
            <text:p>Sensor_Conn</text:p>
          </table:table-cell>
          <table:table-cell table:style-name="ce2" table:formula="of:=IFERROR(__xludf.dummyfunction(&quot;TEXTJOIN(&quot;&quot; &quot;&quot;, TRUE, SORT(ArrayFormula(FILTER(Data!$B:$B, $D3=Data!$A:$A, $B3=Data!$F:$F, $C3=Data!$G:$G)), 1, TRUE))&quot;);&quot;J1&quot;)" office:value-type="string" office:string-value="J1" calcext:value-type="string">
            <text:p>J1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BLM18EG101TZ1D&quot;)" office:value-type="string" office:string-value="BLM18EG101TZ1D" calcext:value-type="string">
            <text:p>BLM18EG101TZ1D</text:p>
          </table:table-cell>
          <table:table-cell table:style-name="ce2" table:formula="of:=IFERROR(__xludf.dummyfunction(&quot;&quot;&quot;COMPUTED_VALUE&quot;&quot;&quot;);&quot;Murata Electronics&quot;)" office:value-type="string" office:string-value="Murata Electronics" calcext:value-type="string">
            <text:p>Murata Electronics</text:p>
          </table:table-cell>
          <table:table-cell table:style-name="ce2" table:formula="of:=IFERROR(__xludf.dummyfunction(&quot;&quot;&quot;COMPUTED_VALUE&quot;&quot;&quot;);&quot;Sensor_Board_1&quot;)" office:value-type="string" office:string-value="Sensor_Board_1" calcext:value-type="string">
            <text:p>Sensor_Board_1</text:p>
          </table:table-cell>
          <table:table-cell table:style-name="ce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NDEX([$Data.$C$1:.$C$1048576];MATCH([.$B4];[$Data.$F$1:.$F$1048576];0))" office:value-type="string" office:string-value="100 @ 100 MHz" calcext:value-type="string">
            <text:p>100 @ 100 MHz</text:p>
          </table:table-cell>
          <table:table-cell table:style-name="ce2" table:formula="of:=IFERROR(__xludf.dummyfunction(&quot;TEXTJOIN(&quot;&quot; &quot;&quot;, TRUE, SORT(ArrayFormula(FILTER(Data!$B:$B, $D4=Data!$A:$A, $B4=Data!$F:$F, $C4=Data!$G:$G)), 1, TRUE))&quot;);&quot;FB1&quot;)" office:value-type="string" office:string-value="FB1" calcext:value-type="string">
            <text:p>FB1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C0603C104M5RACTU&quot;)" office:value-type="string" office:string-value="C0603C104M5RACTU" calcext:value-type="string">
            <text:p>C0603C104M5RACTU</text:p>
          </table:table-cell>
          <table:table-cell table:style-name="ce2" table:formula="of:=IFERROR(__xludf.dummyfunction(&quot;&quot;&quot;COMPUTED_VALUE&quot;&quot;&quot;);&quot;KEMET&quot;)" office:value-type="string" office:string-value="KEMET" calcext:value-type="string">
            <text:p>KEMET</text:p>
          </table:table-cell>
          <table:table-cell table:style-name="ce2" table:formula="of:=IFERROR(__xludf.dummyfunction(&quot;&quot;&quot;COMPUTED_VALUE&quot;&quot;&quot;);&quot;Sensor_Board_1&quot;)" office:value-type="string" office:string-value="Sensor_Board_1" calcext:value-type="string">
            <text:p>Sensor_Board_1</text:p>
          </table:table-cell>
          <table:table-cell table:style-name="ce8" table:formula="of:=IFERROR(__xludf.dummyfunction(&quot;&quot;&quot;COMPUTED_VALUE&quot;&quot;&quot;);12)" office:value-type="float" office:value="12" calcext:value-type="float">
            <text:p>12</text:p>
          </table:table-cell>
          <table:table-cell table:style-name="ce8" table:number-matrix-columns-spanned="1" table:number-matrix-rows-spanned="1" table:formula="of:=INDEX([$Data.$C$1:.$C$1048576];MATCH([.$B5];[$Data.$F$1:.$F$1048576];0))" office:value-type="string" office:string-value="100n" calcext:value-type="string">
            <text:p>100n</text:p>
          </table:table-cell>
          <table:table-cell table:style-name="ce2" table:formula="of:=IFERROR(__xludf.dummyfunction(&quot;TEXTJOIN(&quot;&quot; &quot;&quot;, TRUE, SORT(ArrayFormula(FILTER(Data!$B:$B, $D5=Data!$A:$A, $B5=Data!$F:$F, $C5=Data!$G:$G)), 1, TRUE))&quot;);&quot;CB1 CB10 CB11 CB12 CB13 CB3 CB4 CB5 CB6 CB7 CB8 CB9&quot;)" office:value-type="string" office:string-value="CB1 CB10 CB11 CB12 CB13 CB3 CB4 CB5 CB6 CB7 CB8 CB9" calcext:value-type="string">
            <text:p>CB1 CB10 CB11 CB12 CB13 CB3 CB4 CB5 CB6 CB7 CB8 CB9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C0603C105K8RACTU&quot;)" office:value-type="string" office:string-value="C0603C105K8RACTU" calcext:value-type="string">
            <text:p>C0603C105K8RACTU</text:p>
          </table:table-cell>
          <table:table-cell table:style-name="ce2" table:formula="of:=IFERROR(__xludf.dummyfunction(&quot;&quot;&quot;COMPUTED_VALUE&quot;&quot;&quot;);&quot;KEMET&quot;)" office:value-type="string" office:string-value="KEMET" calcext:value-type="string">
            <text:p>KEMET</text:p>
          </table:table-cell>
          <table:table-cell table:style-name="ce2" table:formula="of:=IFERROR(__xludf.dummyfunction(&quot;&quot;&quot;COMPUTED_VALUE&quot;&quot;&quot;);&quot;Sensor_Board_1&quot;)" office:value-type="string" office:string-value="Sensor_Board_1" calcext:value-type="string">
            <text:p>Sensor_Board_1</text:p>
          </table:table-cell>
          <table:table-cell table:style-name="ce8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8" table:number-matrix-columns-spanned="1" table:number-matrix-rows-spanned="1" table:formula="of:=INDEX([$Data.$C$1:.$C$1048576];MATCH([.$B6];[$Data.$F$1:.$F$1048576];0))" office:value-type="string" office:string-value="1u" calcext:value-type="string">
            <text:p>1u</text:p>
          </table:table-cell>
          <table:table-cell table:style-name="ce2" table:formula="of:=IFERROR(__xludf.dummyfunction(&quot;TEXTJOIN(&quot;&quot; &quot;&quot;, TRUE, SORT(ArrayFormula(FILTER(Data!$B:$B, $D6=Data!$A:$A, $B6=Data!$F:$F, $C6=Data!$G:$G)), 1, TRUE))&quot;);&quot;C1 C14 C15 C3&quot;)" office:value-type="string" office:string-value="C1 C14 C15 C3" calcext:value-type="string">
            <text:p>C1 C14 C15 C3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C0603C221J5GACTU&quot;)" office:value-type="string" office:string-value="C0603C221J5GACTU" calcext:value-type="string">
            <text:p>C0603C221J5GACTU</text:p>
          </table:table-cell>
          <table:table-cell table:style-name="ce2" table:formula="of:=IFERROR(__xludf.dummyfunction(&quot;&quot;&quot;COMPUTED_VALUE&quot;&quot;&quot;);&quot;KEMET&quot;)" office:value-type="string" office:string-value="KEMET" calcext:value-type="string">
            <text:p>KEMET</text:p>
          </table:table-cell>
          <table:table-cell table:style-name="ce2" table:formula="of:=IFERROR(__xludf.dummyfunction(&quot;&quot;&quot;COMPUTED_VALUE&quot;&quot;&quot;);&quot;Sensor_Board_1&quot;)" office:value-type="string" office:string-value="Sensor_Board_1" calcext:value-type="string">
            <text:p>Sensor_Board_1</text:p>
          </table:table-cell>
          <table:table-cell table:style-name="ce8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8" table:number-matrix-columns-spanned="1" table:number-matrix-rows-spanned="1" table:formula="of:=INDEX([$Data.$C$1:.$C$1048576];MATCH([.$B7];[$Data.$F$1:.$F$1048576];0))" office:value-type="string" office:string-value="220p" calcext:value-type="string">
            <text:p>220p</text:p>
          </table:table-cell>
          <table:table-cell table:style-name="ce2" table:formula="of:=IFERROR(__xludf.dummyfunction(&quot;TEXTJOIN(&quot;&quot; &quot;&quot;, TRUE, SORT(ArrayFormula(FILTER(Data!$B:$B, $D7=Data!$A:$A, $B7=Data!$F:$F, $C7=Data!$G:$G)), 1, TRUE))&quot;);&quot;C12 C13 C5&quot;)" office:value-type="string" office:string-value="C12 C13 C5" calcext:value-type="string">
            <text:p>C12 C13 C5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C0805C106K9PACTU&quot;)" office:value-type="string" office:string-value="C0805C106K9PACTU" calcext:value-type="string">
            <text:p>C0805C106K9PACTU</text:p>
          </table:table-cell>
          <table:table-cell table:style-name="ce2" table:formula="of:=IFERROR(__xludf.dummyfunction(&quot;&quot;&quot;COMPUTED_VALUE&quot;&quot;&quot;);&quot;KEMET&quot;)" office:value-type="string" office:string-value="KEMET" calcext:value-type="string">
            <text:p>KEMET</text:p>
          </table:table-cell>
          <table:table-cell table:style-name="ce2" table:formula="of:=IFERROR(__xludf.dummyfunction(&quot;&quot;&quot;COMPUTED_VALUE&quot;&quot;&quot;);&quot;Sensor_Board_1&quot;)" office:value-type="string" office:string-value="Sensor_Board_1" calcext:value-type="string">
            <text:p>Sensor_Board_1</text:p>
          </table:table-cell>
          <table:table-cell table:style-name="ce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NDEX([$Data.$C$1:.$C$1048576];MATCH([.$B8];[$Data.$F$1:.$F$1048576];0))" office:value-type="string" office:string-value="10u" calcext:value-type="string">
            <text:p>10u</text:p>
          </table:table-cell>
          <table:table-cell table:style-name="ce2" table:formula="of:=IFERROR(__xludf.dummyfunction(&quot;TEXTJOIN(&quot;&quot; &quot;&quot;, TRUE, SORT(ArrayFormula(FILTER(Data!$B:$B, $D8=Data!$A:$A, $B8=Data!$F:$F, $C8=Data!$G:$G)), 1, TRUE))&quot;);&quot;C2&quot;)" office:value-type="string" office:string-value="C2" calcext:value-type="string">
            <text:p>C2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CC0603JRX7R8BB183&quot;)" office:value-type="string" office:string-value="CC0603JRX7R8BB183" calcext:value-type="string">
            <text:p>CC0603JRX7R8BB183</text:p>
          </table:table-cell>
          <table:table-cell table:style-name="ce2" table:formula="of:=IFERROR(__xludf.dummyfunction(&quot;&quot;&quot;COMPUTED_VALUE&quot;&quot;&quot;);&quot;Yageo&quot;)" office:value-type="string" office:string-value="Yageo" calcext:value-type="string">
            <text:p>Yageo</text:p>
          </table:table-cell>
          <table:table-cell table:style-name="ce2" table:formula="of:=IFERROR(__xludf.dummyfunction(&quot;&quot;&quot;COMPUTED_VALUE&quot;&quot;&quot;);&quot;Sensor_Board_1&quot;)" office:value-type="string" office:string-value="Sensor_Board_1" calcext:value-type="string">
            <text:p>Sensor_Board_1</text:p>
          </table:table-cell>
          <table:table-cell table:style-name="ce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NDEX([$Data.$C$1:.$C$1048576];MATCH([.$B9];[$Data.$F$1:.$F$1048576];0))" office:value-type="string" office:string-value="18n" calcext:value-type="string">
            <text:p>18n</text:p>
          </table:table-cell>
          <table:table-cell table:style-name="ce2" table:formula="of:=IFERROR(__xludf.dummyfunction(&quot;TEXTJOIN(&quot;&quot; &quot;&quot;, TRUE, SORT(ArrayFormula(FILTER(Data!$B:$B, $D9=Data!$A:$A, $B9=Data!$F:$F, $C9=Data!$G:$G)), 1, TRUE))&quot;);&quot;C6&quot;)" office:value-type="string" office:string-value="C6" calcext:value-type="string">
            <text:p>C6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CC0603JRX7R9BB272&quot;)" office:value-type="string" office:string-value="CC0603JRX7R9BB272" calcext:value-type="string">
            <text:p>CC0603JRX7R9BB272</text:p>
          </table:table-cell>
          <table:table-cell table:style-name="ce2" table:formula="of:=IFERROR(__xludf.dummyfunction(&quot;&quot;&quot;COMPUTED_VALUE&quot;&quot;&quot;);&quot;Yageo&quot;)" office:value-type="string" office:string-value="Yageo" calcext:value-type="string">
            <text:p>Yageo</text:p>
          </table:table-cell>
          <table:table-cell table:style-name="ce2" table:formula="of:=IFERROR(__xludf.dummyfunction(&quot;&quot;&quot;COMPUTED_VALUE&quot;&quot;&quot;);&quot;Sensor_Board_1&quot;)" office:value-type="string" office:string-value="Sensor_Board_1" calcext:value-type="string">
            <text:p>Sensor_Board_1</text:p>
          </table:table-cell>
          <table:table-cell table:style-name="ce8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8" table:number-matrix-columns-spanned="1" table:number-matrix-rows-spanned="1" table:formula="of:=INDEX([$Data.$C$1:.$C$1048576];MATCH([.$B10];[$Data.$F$1:.$F$1048576];0))" office:value-type="string" office:string-value="2.7n" calcext:value-type="string">
            <text:p>2.7n</text:p>
          </table:table-cell>
          <table:table-cell table:style-name="ce2" table:formula="of:=IFERROR(__xludf.dummyfunction(&quot;TEXTJOIN(&quot;&quot; &quot;&quot;, TRUE, SORT(ArrayFormula(FILTER(Data!$B:$B, $D10=Data!$A:$A, $B10=Data!$F:$F, $C10=Data!$G:$G)), 1, TRUE))&quot;);&quot;C8 C9&quot;)" office:value-type="string" office:string-value="C8 C9" calcext:value-type="string">
            <text:p>C8 C9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ERJ-3EKF1001V&quot;)" office:value-type="string" office:string-value="ERJ-3EKF1001V" calcext:value-type="string">
            <text:p>ERJ-3EKF1001V</text:p>
          </table:table-cell>
          <table:table-cell table:style-name="ce2" table:formula="of:=IFERROR(__xludf.dummyfunction(&quot;&quot;&quot;COMPUTED_VALUE&quot;&quot;&quot;);&quot;Panasonic&quot;)" office:value-type="string" office:string-value="Panasonic" calcext:value-type="string">
            <text:p>Panasonic</text:p>
          </table:table-cell>
          <table:table-cell table:style-name="ce2" table:formula="of:=IFERROR(__xludf.dummyfunction(&quot;&quot;&quot;COMPUTED_VALUE&quot;&quot;&quot;);&quot;Sensor_Board_1&quot;)" office:value-type="string" office:string-value="Sensor_Board_1" calcext:value-type="string">
            <text:p>Sensor_Board_1</text:p>
          </table:table-cell>
          <table:table-cell table:style-name="ce8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8" table:number-matrix-columns-spanned="1" table:number-matrix-rows-spanned="1" table:formula="of:=INDEX([$Data.$C$1:.$C$1048576];MATCH([.$B11];[$Data.$F$1:.$F$1048576];0))" office:value-type="string" office:string-value="1k0" calcext:value-type="string">
            <text:p>1k0</text:p>
          </table:table-cell>
          <table:table-cell table:style-name="ce2" table:formula="of:=IFERROR(__xludf.dummyfunction(&quot;TEXTJOIN(&quot;&quot; &quot;&quot;, TRUE, SORT(ArrayFormula(FILTER(Data!$B:$B, $D11=Data!$A:$A, $B11=Data!$F:$F, $C11=Data!$G:$G)), 1, TRUE))&quot;);&quot;R17 R18&quot;)" office:value-type="string" office:string-value="R17 R18" calcext:value-type="string">
            <text:p>R17 R18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ERJ-3EKF2100V&quot;)" office:value-type="string" office:string-value="ERJ-3EKF2100V" calcext:value-type="string">
            <text:p>ERJ-3EKF2100V</text:p>
          </table:table-cell>
          <table:table-cell table:style-name="ce2" table:formula="of:=IFERROR(__xludf.dummyfunction(&quot;&quot;&quot;COMPUTED_VALUE&quot;&quot;&quot;);&quot;Panasonic&quot;)" office:value-type="string" office:string-value="Panasonic" calcext:value-type="string">
            <text:p>Panasonic</text:p>
          </table:table-cell>
          <table:table-cell table:style-name="ce2" table:formula="of:=IFERROR(__xludf.dummyfunction(&quot;&quot;&quot;COMPUTED_VALUE&quot;&quot;&quot;);&quot;Sensor_Board_1&quot;)" office:value-type="string" office:string-value="Sensor_Board_1" calcext:value-type="string">
            <text:p>Sensor_Board_1</text:p>
          </table:table-cell>
          <table:table-cell table:style-name="ce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NDEX([$Data.$C$1:.$C$1048576];MATCH([.$B12];[$Data.$F$1:.$F$1048576];0))" office:value-type="float" office:value="210" calcext:value-type="float">
            <text:p>210</text:p>
          </table:table-cell>
          <table:table-cell table:style-name="ce2" table:formula="of:=IFERROR(__xludf.dummyfunction(&quot;TEXTJOIN(&quot;&quot; &quot;&quot;, TRUE, SORT(ArrayFormula(FILTER(Data!$B:$B, $D12=Data!$A:$A, $B12=Data!$F:$F, $C12=Data!$G:$G)), 1, TRUE))&quot;);&quot;R14&quot;)" office:value-type="string" office:string-value="R14" calcext:value-type="string">
            <text:p>R14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ERJ-3EKF2201V&quot;)" office:value-type="string" office:string-value="ERJ-3EKF2201V" calcext:value-type="string">
            <text:p>ERJ-3EKF2201V</text:p>
          </table:table-cell>
          <table:table-cell table:style-name="ce2" table:formula="of:=IFERROR(__xludf.dummyfunction(&quot;&quot;&quot;COMPUTED_VALUE&quot;&quot;&quot;);&quot;Panasonic&quot;)" office:value-type="string" office:string-value="Panasonic" calcext:value-type="string">
            <text:p>Panasonic</text:p>
          </table:table-cell>
          <table:table-cell table:style-name="ce2" table:formula="of:=IFERROR(__xludf.dummyfunction(&quot;&quot;&quot;COMPUTED_VALUE&quot;&quot;&quot;);&quot;Sensor_Board_1&quot;)" office:value-type="string" office:string-value="Sensor_Board_1" calcext:value-type="string">
            <text:p>Sensor_Board_1</text:p>
          </table:table-cell>
          <table:table-cell table:style-name="ce8" table:formula="of:=IFERROR(__xludf.dummyfunction(&quot;&quot;&quot;COMPUTED_VALUE&quot;&quot;&quot;);11)" office:value-type="float" office:value="11" calcext:value-type="float">
            <text:p>11</text:p>
          </table:table-cell>
          <table:table-cell table:style-name="ce8" table:number-matrix-columns-spanned="1" table:number-matrix-rows-spanned="1" table:formula="of:=INDEX([$Data.$C$1:.$C$1048576];MATCH([.$B13];[$Data.$F$1:.$F$1048576];0))" office:value-type="string" office:string-value="2k2" calcext:value-type="string">
            <text:p>2k2</text:p>
          </table:table-cell>
          <table:table-cell table:style-name="ce2" table:formula="of:=IFERROR(__xludf.dummyfunction(&quot;TEXTJOIN(&quot;&quot; &quot;&quot;, TRUE, SORT(ArrayFormula(FILTER(Data!$B:$B, $D13=Data!$A:$A, $B13=Data!$F:$F, $C13=Data!$G:$G)), 1, TRUE))&quot;);&quot;R11 R12 R2 R21 R3 R4 R5 R6 R7 R8 R9&quot;)" office:value-type="string" office:string-value="R11 R12 R2 R21 R3 R4 R5 R6 R7 R8 R9" calcext:value-type="string">
            <text:p>R11 R12 R2 R21 R3 R4 R5 R6 R7 R8 R9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ERJ-3EKF2700V&quot;)" office:value-type="string" office:string-value="ERJ-3EKF2700V" calcext:value-type="string">
            <text:p>ERJ-3EKF2700V</text:p>
          </table:table-cell>
          <table:table-cell table:style-name="ce2" table:formula="of:=IFERROR(__xludf.dummyfunction(&quot;&quot;&quot;COMPUTED_VALUE&quot;&quot;&quot;);&quot;Panasonic&quot;)" office:value-type="string" office:string-value="Panasonic" calcext:value-type="string">
            <text:p>Panasonic</text:p>
          </table:table-cell>
          <table:table-cell table:style-name="ce2" table:formula="of:=IFERROR(__xludf.dummyfunction(&quot;&quot;&quot;COMPUTED_VALUE&quot;&quot;&quot;);&quot;Sensor_Board_1&quot;)" office:value-type="string" office:string-value="Sensor_Board_1" calcext:value-type="string">
            <text:p>Sensor_Board_1</text:p>
          </table:table-cell>
          <table:table-cell table:style-name="ce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NDEX([$Data.$C$1:.$C$1048576];MATCH([.$B14];[$Data.$F$1:.$F$1048576];0))" office:value-type="float" office:value="270" calcext:value-type="float">
            <text:p>270</text:p>
          </table:table-cell>
          <table:table-cell table:style-name="ce2" table:formula="of:=IFERROR(__xludf.dummyfunction(&quot;TEXTJOIN(&quot;&quot; &quot;&quot;, TRUE, SORT(ArrayFormula(FILTER(Data!$B:$B, $D14=Data!$A:$A, $B14=Data!$F:$F, $C14=Data!$G:$G)), 1, TRUE))&quot;);&quot;R13&quot;)" office:value-type="string" office:string-value="R13" calcext:value-type="string">
            <text:p>R13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ERJ-3EKF3300V&quot;)" office:value-type="string" office:string-value="ERJ-3EKF3300V" calcext:value-type="string">
            <text:p>ERJ-3EKF3300V</text:p>
          </table:table-cell>
          <table:table-cell table:style-name="ce2" table:formula="of:=IFERROR(__xludf.dummyfunction(&quot;&quot;&quot;COMPUTED_VALUE&quot;&quot;&quot;);&quot;Panasonic&quot;)" office:value-type="string" office:string-value="Panasonic" calcext:value-type="string">
            <text:p>Panasonic</text:p>
          </table:table-cell>
          <table:table-cell table:style-name="ce2" table:formula="of:=IFERROR(__xludf.dummyfunction(&quot;&quot;&quot;COMPUTED_VALUE&quot;&quot;&quot;);&quot;Sensor_Board_1&quot;)" office:value-type="string" office:string-value="Sensor_Board_1" calcext:value-type="string">
            <text:p>Sensor_Board_1</text:p>
          </table:table-cell>
          <table:table-cell table:style-name="ce8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8" table:number-matrix-columns-spanned="1" table:number-matrix-rows-spanned="1" table:formula="of:=INDEX([$Data.$C$1:.$C$1048576];MATCH([.$B15];[$Data.$F$1:.$F$1048576];0))" office:value-type="float" office:value="330" calcext:value-type="float">
            <text:p>330</text:p>
          </table:table-cell>
          <table:table-cell table:style-name="ce2" table:formula="of:=IFERROR(__xludf.dummyfunction(&quot;TEXTJOIN(&quot;&quot; &quot;&quot;, TRUE, SORT(ArrayFormula(FILTER(Data!$B:$B, $D15=Data!$A:$A, $B15=Data!$F:$F, $C15=Data!$G:$G)), 1, TRUE))&quot;);&quot;R15 R16&quot;)" office:value-type="string" office:string-value="R15 R16" calcext:value-type="string">
            <text:p>R15 R16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ERJ-3EKF47R0V&quot;)" office:value-type="string" office:string-value="ERJ-3EKF47R0V" calcext:value-type="string">
            <text:p>ERJ-3EKF47R0V</text:p>
          </table:table-cell>
          <table:table-cell table:style-name="ce2" table:formula="of:=IFERROR(__xludf.dummyfunction(&quot;&quot;&quot;COMPUTED_VALUE&quot;&quot;&quot;);&quot;Panasonic&quot;)" office:value-type="string" office:string-value="Panasonic" calcext:value-type="string">
            <text:p>Panasonic</text:p>
          </table:table-cell>
          <table:table-cell table:style-name="ce2" table:formula="of:=IFERROR(__xludf.dummyfunction(&quot;&quot;&quot;COMPUTED_VALUE&quot;&quot;&quot;);&quot;Sensor_Board_1&quot;)" office:value-type="string" office:string-value="Sensor_Board_1" calcext:value-type="string">
            <text:p>Sensor_Board_1</text:p>
          </table:table-cell>
          <table:table-cell table:style-name="ce8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8" table:number-matrix-columns-spanned="1" table:number-matrix-rows-spanned="1" table:formula="of:=INDEX([$Data.$C$1:.$C$1048576];MATCH([.$B16];[$Data.$F$1:.$F$1048576];0))" office:value-type="float" office:value="47" calcext:value-type="float">
            <text:p>47</text:p>
          </table:table-cell>
          <table:table-cell table:style-name="ce2" table:formula="of:=IFERROR(__xludf.dummyfunction(&quot;TEXTJOIN(&quot;&quot; &quot;&quot;, TRUE, SORT(ArrayFormula(FILTER(Data!$B:$B, $D16=Data!$A:$A, $B16=Data!$F:$F, $C16=Data!$G:$G)), 1, TRUE))&quot;);&quot;R19 R20&quot;)" office:value-type="string" office:string-value="R19 R20" calcext:value-type="string">
            <text:p>R19 R20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GRM31CR60J107KE39K&quot;)" office:value-type="string" office:string-value="GRM31CR60J107KE39K" calcext:value-type="string">
            <text:p>GRM31CR60J107KE39K</text:p>
          </table:table-cell>
          <table:table-cell table:style-name="ce2" table:formula="of:=IFERROR(__xludf.dummyfunction(&quot;&quot;&quot;COMPUTED_VALUE&quot;&quot;&quot;);&quot;Murata Electronics&quot;)" office:value-type="string" office:string-value="Murata Electronics" calcext:value-type="string">
            <text:p>Murata Electronics</text:p>
          </table:table-cell>
          <table:table-cell table:style-name="ce2" table:formula="of:=IFERROR(__xludf.dummyfunction(&quot;&quot;&quot;COMPUTED_VALUE&quot;&quot;&quot;);&quot;Sensor_Board_1&quot;)" office:value-type="string" office:string-value="Sensor_Board_1" calcext:value-type="string">
            <text:p>Sensor_Board_1</text:p>
          </table:table-cell>
          <table:table-cell table:style-name="ce8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8" table:number-matrix-columns-spanned="1" table:number-matrix-rows-spanned="1" table:formula="of:=INDEX([$Data.$C$1:.$C$1048576];MATCH([.$B17];[$Data.$F$1:.$F$1048576];0))" office:value-type="string" office:string-value="47u" calcext:value-type="string">
            <text:p>47u</text:p>
          </table:table-cell>
          <table:table-cell table:style-name="ce2" table:formula="of:=IFERROR(__xludf.dummyfunction(&quot;TEXTJOIN(&quot;&quot; &quot;&quot;, TRUE, SORT(ArrayFormula(FILTER(Data!$B:$B, $D17=Data!$A:$A, $B17=Data!$F:$F, $C17=Data!$G:$G)), 1, TRUE))&quot;);&quot;C10 C11 C4&quot;)" office:value-type="string" office:string-value="C10 C11 C4" calcext:value-type="string">
            <text:p>C10 C11 C4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ICS-40300&quot;)" office:value-type="string" office:string-value="ICS-40300" calcext:value-type="string">
            <text:p>ICS-40300</text:p>
          </table:table-cell>
          <table:table-cell table:style-name="ce2" table:formula="of:=IFERROR(__xludf.dummyfunction(&quot;&quot;&quot;COMPUTED_VALUE&quot;&quot;&quot;);&quot;TDK InvenSense&quot;)" office:value-type="string" office:string-value="TDK InvenSense" calcext:value-type="string">
            <text:p>TDK InvenSense</text:p>
          </table:table-cell>
          <table:table-cell table:style-name="ce2" table:formula="of:=IFERROR(__xludf.dummyfunction(&quot;&quot;&quot;COMPUTED_VALUE&quot;&quot;&quot;);&quot;Sensor_Board_1&quot;)" office:value-type="string" office:string-value="Sensor_Board_1" calcext:value-type="string">
            <text:p>Sensor_Board_1</text:p>
          </table:table-cell>
          <table:table-cell table:style-name="ce8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8" table:number-matrix-columns-spanned="1" table:number-matrix-rows-spanned="1" table:formula="of:=INDEX([$Data.$C$1:.$C$1048576];MATCH([.$B18];[$Data.$F$1:.$F$1048576];0))" office:value-type="string" office:string-value="TestPoint" calcext:value-type="string">
            <text:p>TestPoint</text:p>
          </table:table-cell>
          <table:table-cell table:style-name="ce2" table:formula="of:=IFERROR(__xludf.dummyfunction(&quot;TEXTJOIN(&quot;&quot; &quot;&quot;, TRUE, SORT(ArrayFormula(FILTER(Data!$B:$B, $D18=Data!$A:$A, $B18=Data!$F:$F, $C18=Data!$G:$G)), 1, TRUE))&quot;);&quot;MK1 MK2 MK3 MK4 MK5 MK6 MK7 MK8 TP1&quot;)" office:value-type="string" office:string-value="MK1 MK2 MK3 MK4 MK5 MK6 MK7 MK8 TP1" calcext:value-type="string">
            <text:p>MK1 MK2 MK3 MK4 MK5 MK6 MK7 MK8 TP1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OPA377AIDBVR&quot;)" office:value-type="string" office:string-value="OPA377AIDBVR" calcext:value-type="string">
            <text:p>OPA377AIDBVR</text:p>
          </table:table-cell>
          <table:table-cell table:style-name="ce2" table:formula="of:=IFERROR(__xludf.dummyfunction(&quot;&quot;&quot;COMPUTED_VALUE&quot;&quot;&quot;);&quot;Texas Instruments&quot;)" office:value-type="string" office:string-value="Texas Instruments" calcext:value-type="string">
            <text:p>Texas Instruments</text:p>
          </table:table-cell>
          <table:table-cell table:style-name="ce2" table:formula="of:=IFERROR(__xludf.dummyfunction(&quot;&quot;&quot;COMPUTED_VALUE&quot;&quot;&quot;);&quot;Sensor_Board_1&quot;)" office:value-type="string" office:string-value="Sensor_Board_1" calcext:value-type="string">
            <text:p>Sensor_Board_1</text:p>
          </table:table-cell>
          <table:table-cell table:style-name="ce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NDEX([$Data.$C$1:.$C$1048576];MATCH([.$B19];[$Data.$F$1:.$F$1048576];0))" office:value-type="string" office:string-value="OPA377xxDBVx" calcext:value-type="string">
            <text:p>OPA377xxDBVx</text:p>
          </table:table-cell>
          <table:table-cell table:style-name="ce2" table:formula="of:=IFERROR(__xludf.dummyfunction(&quot;TEXTJOIN(&quot;&quot; &quot;&quot;, TRUE, SORT(ArrayFormula(FILTER(Data!$B:$B, $D19=Data!$A:$A, $B19=Data!$F:$F, $C19=Data!$G:$G)), 1, TRUE))&quot;);&quot;U2&quot;)" office:value-type="string" office:string-value="U2" calcext:value-type="string">
            <text:p>U2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RC0603JR-0710KL&quot;)" office:value-type="string" office:string-value="RC0603JR-0710KL" calcext:value-type="string">
            <text:p>RC0603JR-0710KL</text:p>
          </table:table-cell>
          <table:table-cell table:style-name="ce2" table:formula="of:=IFERROR(__xludf.dummyfunction(&quot;&quot;&quot;COMPUTED_VALUE&quot;&quot;&quot;);&quot;Yageo&quot;)" office:value-type="string" office:string-value="Yageo" calcext:value-type="string">
            <text:p>Yageo</text:p>
          </table:table-cell>
          <table:table-cell table:style-name="ce2" table:formula="of:=IFERROR(__xludf.dummyfunction(&quot;&quot;&quot;COMPUTED_VALUE&quot;&quot;&quot;);&quot;Sensor_Board_1&quot;)" office:value-type="string" office:string-value="Sensor_Board_1" calcext:value-type="string">
            <text:p>Sensor_Board_1</text:p>
          </table:table-cell>
          <table:table-cell table:style-name="ce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NDEX([$Data.$C$1:.$C$1048576];MATCH([.$B20];[$Data.$F$1:.$F$1048576];0))" office:value-type="string" office:string-value="10k" calcext:value-type="string">
            <text:p>10k</text:p>
          </table:table-cell>
          <table:table-cell table:style-name="ce2" table:formula="of:=IFERROR(__xludf.dummyfunction(&quot;TEXTJOIN(&quot;&quot; &quot;&quot;, TRUE, SORT(ArrayFormula(FILTER(Data!$B:$B, $D20=Data!$A:$A, $B20=Data!$F:$F, $C20=Data!$G:$G)), 1, TRUE))&quot;);&quot;R1&quot;)" office:value-type="string" office:string-value="R1" calcext:value-type="string">
            <text:p>R1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SML-D12U8WT86C&quot;)" office:value-type="string" office:string-value="SML-D12U8WT86C" calcext:value-type="string">
            <text:p>SML-D12U8WT86C</text:p>
          </table:table-cell>
          <table:table-cell table:style-name="ce2" table:formula="of:=IFERROR(__xludf.dummyfunction(&quot;&quot;&quot;COMPUTED_VALUE&quot;&quot;&quot;);&quot;ROHM Semiconductor&quot;)" office:value-type="string" office:string-value="ROHM Semiconductor" calcext:value-type="string">
            <text:p>ROHM Semiconductor</text:p>
          </table:table-cell>
          <table:table-cell table:style-name="ce2" table:formula="of:=IFERROR(__xludf.dummyfunction(&quot;&quot;&quot;COMPUTED_VALUE&quot;&quot;&quot;);&quot;Sensor_Board_1&quot;)" office:value-type="string" office:string-value="Sensor_Board_1" calcext:value-type="string">
            <text:p>Sensor_Board_1</text:p>
          </table:table-cell>
          <table:table-cell table:style-name="ce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NDEX([$Data.$C$1:.$C$1048576];MATCH([.$B21];[$Data.$F$1:.$F$1048576];0))" office:value-type="string" office:string-value="RED" calcext:value-type="string">
            <text:p>RED</text:p>
          </table:table-cell>
          <table:table-cell table:style-name="ce2" table:formula="of:=IFERROR(__xludf.dummyfunction(&quot;TEXTJOIN(&quot;&quot; &quot;&quot;, TRUE, SORT(ArrayFormula(FILTER(Data!$B:$B, $D21=Data!$A:$A, $B21=Data!$F:$F, $C21=Data!$G:$G)), 1, TRUE))&quot;);&quot;D1&quot;)" office:value-type="string" office:string-value="D1" calcext:value-type="string">
            <text:p>D1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THS4551IRUNR&quot;)" office:value-type="string" office:string-value="THS4551IRUNR" calcext:value-type="string">
            <text:p>THS4551IRUNR</text:p>
          </table:table-cell>
          <table:table-cell table:style-name="ce2" table:formula="of:=IFERROR(__xludf.dummyfunction(&quot;&quot;&quot;COMPUTED_VALUE&quot;&quot;&quot;);&quot;Texas Instruments&quot;)" office:value-type="string" office:string-value="Texas Instruments" calcext:value-type="string">
            <text:p>Texas Instruments</text:p>
          </table:table-cell>
          <table:table-cell table:style-name="ce2" table:formula="of:=IFERROR(__xludf.dummyfunction(&quot;&quot;&quot;COMPUTED_VALUE&quot;&quot;&quot;);&quot;Sensor_Board_1&quot;)" office:value-type="string" office:string-value="Sensor_Board_1" calcext:value-type="string">
            <text:p>Sensor_Board_1</text:p>
          </table:table-cell>
          <table:table-cell table:style-name="ce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NDEX([$Data.$C$1:.$C$1048576];MATCH([.$B22];[$Data.$F$1:.$F$1048576];0))" office:value-type="string" office:string-value="THS4551" calcext:value-type="string">
            <text:p>THS4551</text:p>
          </table:table-cell>
          <table:table-cell table:style-name="ce2" table:formula="of:=IFERROR(__xludf.dummyfunction(&quot;TEXTJOIN(&quot;&quot; &quot;&quot;, TRUE, SORT(ArrayFormula(FILTER(Data!$B:$B, $D22=Data!$A:$A, $B22=Data!$F:$F, $C22=Data!$G:$G)), 1, TRUE))&quot;);&quot;U3&quot;)" office:value-type="string" office:string-value="U3" calcext:value-type="string">
            <text:p>U3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TLV74118PDBVR&quot;)" office:value-type="string" office:string-value="TLV74118PDBVR" calcext:value-type="string">
            <text:p>TLV74118PDBVR</text:p>
          </table:table-cell>
          <table:table-cell table:style-name="ce2" table:formula="of:=IFERROR(__xludf.dummyfunction(&quot;&quot;&quot;COMPUTED_VALUE&quot;&quot;&quot;);&quot;Texas Instruments&quot;)" office:value-type="string" office:string-value="Texas Instruments" calcext:value-type="string">
            <text:p>Texas Instruments</text:p>
          </table:table-cell>
          <table:table-cell table:style-name="ce2" table:formula="of:=IFERROR(__xludf.dummyfunction(&quot;&quot;&quot;COMPUTED_VALUE&quot;&quot;&quot;);&quot;Sensor_Board_1&quot;)" office:value-type="string" office:string-value="Sensor_Board_1" calcext:value-type="string">
            <text:p>Sensor_Board_1</text:p>
          </table:table-cell>
          <table:table-cell table:style-name="ce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NDEX([$Data.$C$1:.$C$1048576];MATCH([.$B23];[$Data.$F$1:.$F$1048576];0))" office:value-type="string" office:string-value="TLV741PxxDBVx" calcext:value-type="string">
            <text:p>TLV741PxxDBVx</text:p>
          </table:table-cell>
          <table:table-cell table:style-name="ce2" table:formula="of:=IFERROR(__xludf.dummyfunction(&quot;TEXTJOIN(&quot;&quot; &quot;&quot;, TRUE, SORT(ArrayFormula(FILTER(Data!$B:$B, $D23=Data!$A:$A, $B23=Data!$F:$F, $C23=Data!$G:$G)), 1, TRUE))&quot;);&quot;U1&quot;)" office:value-type="string" office:string-value="U1" calcext:value-type="string">
            <text:p>U1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7-215079-8&quot;)" office:value-type="string" office:string-value="7-215079-8" calcext:value-type="string">
            <text:p>7-215079-8</text:p>
          </table:table-cell>
          <table:table-cell table:style-name="ce2" table:formula="of:=IFERROR(__xludf.dummyfunction(&quot;&quot;&quot;COMPUTED_VALUE&quot;&quot;&quot;);&quot;TE Connectivity&quot;)" office:value-type="string" office:string-value="TE Connectivity" calcext:value-type="string">
            <text:p>TE Connectivity</text:p>
          </table:table-cell>
          <table:table-cell table:style-name="ce2" table:formula="of:=IFERROR(__xludf.dummyfunction(&quot;&quot;&quot;COMPUTED_VALUE&quot;&quot;&quot;);&quot;Sensor_Board_2&quot;)" office:value-type="string" office:string-value="Sensor_Board_2" calcext:value-type="string">
            <text:p>Sensor_Board_2</text:p>
          </table:table-cell>
          <table:table-cell table:style-name="ce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NDEX([$Data.$C$1:.$C$1048576];MATCH([.$B24];[$Data.$F$1:.$F$1048576];0))" office:value-type="string" office:string-value="Sensor_Conn" calcext:value-type="string">
            <text:p>Sensor_Conn</text:p>
          </table:table-cell>
          <table:table-cell table:style-name="ce2" table:formula="of:=IFERROR(__xludf.dummyfunction(&quot;TEXTJOIN(&quot;&quot; &quot;&quot;, TRUE, SORT(ArrayFormula(FILTER(Data!$B:$B, $D24=Data!$A:$A, $B24=Data!$F:$F, $C24=Data!$G:$G)), 1, TRUE))&quot;);&quot;J1&quot;)" office:value-type="string" office:string-value="J1" calcext:value-type="string">
            <text:p>J1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7-215083-8&quot;)" office:value-type="string" office:string-value="7-215083-8" calcext:value-type="string">
            <text:p>7-215083-8</text:p>
          </table:table-cell>
          <table:table-cell table:style-name="ce2" table:formula="of:=IFERROR(__xludf.dummyfunction(&quot;&quot;&quot;COMPUTED_VALUE&quot;&quot;&quot;);&quot;TE Connectivity&quot;)" office:value-type="string" office:string-value="TE Connectivity" calcext:value-type="string">
            <text:p>TE Connectivity</text:p>
          </table:table-cell>
          <table:table-cell table:style-name="ce2" table:formula="of:=IFERROR(__xludf.dummyfunction(&quot;&quot;&quot;COMPUTED_VALUE&quot;&quot;&quot;);&quot;Sensor_Board_2&quot;)" office:value-type="string" office:string-value="Sensor_Board_2" calcext:value-type="string">
            <text:p>Sensor_Board_2</text:p>
          </table:table-cell>
          <table:table-cell table:style-name="ce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NDEX([$Data.$C$1:.$C$1048576];MATCH([.$B25];[$Data.$F$1:.$F$1048576];0))" office:value-type="string" office:string-value="Sensor_Conn" calcext:value-type="string">
            <text:p>Sensor_Conn</text:p>
          </table:table-cell>
          <table:table-cell table:style-name="ce2" table:formula="of:=IFERROR(__xludf.dummyfunction(&quot;TEXTJOIN(&quot;&quot; &quot;&quot;, TRUE, SORT(ArrayFormula(FILTER(Data!$B:$B, $D25=Data!$A:$A, $B25=Data!$F:$F, $C25=Data!$G:$G)), 1, TRUE))&quot;);&quot;J1&quot;)" office:value-type="string" office:string-value="J1" calcext:value-type="string">
            <text:p>J1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BLM18EG101TZ1D&quot;)" office:value-type="string" office:string-value="BLM18EG101TZ1D" calcext:value-type="string">
            <text:p>BLM18EG101TZ1D</text:p>
          </table:table-cell>
          <table:table-cell table:style-name="ce2" table:formula="of:=IFERROR(__xludf.dummyfunction(&quot;&quot;&quot;COMPUTED_VALUE&quot;&quot;&quot;);&quot;Murata Electronics&quot;)" office:value-type="string" office:string-value="Murata Electronics" calcext:value-type="string">
            <text:p>Murata Electronics</text:p>
          </table:table-cell>
          <table:table-cell table:style-name="ce2" table:formula="of:=IFERROR(__xludf.dummyfunction(&quot;&quot;&quot;COMPUTED_VALUE&quot;&quot;&quot;);&quot;Sensor_Board_2&quot;)" office:value-type="string" office:string-value="Sensor_Board_2" calcext:value-type="string">
            <text:p>Sensor_Board_2</text:p>
          </table:table-cell>
          <table:table-cell table:style-name="ce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NDEX([$Data.$C$1:.$C$1048576];MATCH([.$B26];[$Data.$F$1:.$F$1048576];0))" office:value-type="string" office:string-value="100 @ 100 MHz" calcext:value-type="string">
            <text:p>100 @ 100 MHz</text:p>
          </table:table-cell>
          <table:table-cell table:style-name="ce2" table:formula="of:=IFERROR(__xludf.dummyfunction(&quot;TEXTJOIN(&quot;&quot; &quot;&quot;, TRUE, SORT(ArrayFormula(FILTER(Data!$B:$B, $D26=Data!$A:$A, $B26=Data!$F:$F, $C26=Data!$G:$G)), 1, TRUE))&quot;);&quot;FB1&quot;)" office:value-type="string" office:string-value="FB1" calcext:value-type="string">
            <text:p>FB1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C0603C104M5RACTU&quot;)" office:value-type="string" office:string-value="C0603C104M5RACTU" calcext:value-type="string">
            <text:p>C0603C104M5RACTU</text:p>
          </table:table-cell>
          <table:table-cell table:style-name="ce2" table:formula="of:=IFERROR(__xludf.dummyfunction(&quot;&quot;&quot;COMPUTED_VALUE&quot;&quot;&quot;);&quot;KEMET&quot;)" office:value-type="string" office:string-value="KEMET" calcext:value-type="string">
            <text:p>KEMET</text:p>
          </table:table-cell>
          <table:table-cell table:style-name="ce2" table:formula="of:=IFERROR(__xludf.dummyfunction(&quot;&quot;&quot;COMPUTED_VALUE&quot;&quot;&quot;);&quot;Sensor_Board_2&quot;)" office:value-type="string" office:string-value="Sensor_Board_2" calcext:value-type="string">
            <text:p>Sensor_Board_2</text:p>
          </table:table-cell>
          <table:table-cell table:style-name="ce8" table:formula="of:=IFERROR(__xludf.dummyfunction(&quot;&quot;&quot;COMPUTED_VALUE&quot;&quot;&quot;);12)" office:value-type="float" office:value="12" calcext:value-type="float">
            <text:p>12</text:p>
          </table:table-cell>
          <table:table-cell table:style-name="ce8" table:number-matrix-columns-spanned="1" table:number-matrix-rows-spanned="1" table:formula="of:=INDEX([$Data.$C$1:.$C$1048576];MATCH([.$B27];[$Data.$F$1:.$F$1048576];0))" office:value-type="string" office:string-value="100n" calcext:value-type="string">
            <text:p>100n</text:p>
          </table:table-cell>
          <table:table-cell table:style-name="ce2" table:formula="of:=IFERROR(__xludf.dummyfunction(&quot;TEXTJOIN(&quot;&quot; &quot;&quot;, TRUE, SORT(ArrayFormula(FILTER(Data!$B:$B, $D27=Data!$A:$A, $B27=Data!$F:$F, $C27=Data!$G:$G)), 1, TRUE))&quot;);&quot;CB1 CB10 CB11 CB12 CB13 CB3 CB4 CB5 CB6 CB7 CB8 CB9&quot;)" office:value-type="string" office:string-value="CB1 CB10 CB11 CB12 CB13 CB3 CB4 CB5 CB6 CB7 CB8 CB9" calcext:value-type="string">
            <text:p>CB1 CB10 CB11 CB12 CB13 CB3 CB4 CB5 CB6 CB7 CB8 CB9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C0603C105K8RACTU&quot;)" office:value-type="string" office:string-value="C0603C105K8RACTU" calcext:value-type="string">
            <text:p>C0603C105K8RACTU</text:p>
          </table:table-cell>
          <table:table-cell table:style-name="ce2" table:formula="of:=IFERROR(__xludf.dummyfunction(&quot;&quot;&quot;COMPUTED_VALUE&quot;&quot;&quot;);&quot;KEMET&quot;)" office:value-type="string" office:string-value="KEMET" calcext:value-type="string">
            <text:p>KEMET</text:p>
          </table:table-cell>
          <table:table-cell table:style-name="ce2" table:formula="of:=IFERROR(__xludf.dummyfunction(&quot;&quot;&quot;COMPUTED_VALUE&quot;&quot;&quot;);&quot;Sensor_Board_2&quot;)" office:value-type="string" office:string-value="Sensor_Board_2" calcext:value-type="string">
            <text:p>Sensor_Board_2</text:p>
          </table:table-cell>
          <table:table-cell table:style-name="ce8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8" table:number-matrix-columns-spanned="1" table:number-matrix-rows-spanned="1" table:formula="of:=INDEX([$Data.$C$1:.$C$1048576];MATCH([.$B28];[$Data.$F$1:.$F$1048576];0))" office:value-type="string" office:string-value="1u" calcext:value-type="string">
            <text:p>1u</text:p>
          </table:table-cell>
          <table:table-cell table:style-name="ce2" table:formula="of:=IFERROR(__xludf.dummyfunction(&quot;TEXTJOIN(&quot;&quot; &quot;&quot;, TRUE, SORT(ArrayFormula(FILTER(Data!$B:$B, $D28=Data!$A:$A, $B28=Data!$F:$F, $C28=Data!$G:$G)), 1, TRUE))&quot;);&quot;C1 C14 C15 C3&quot;)" office:value-type="string" office:string-value="C1 C14 C15 C3" calcext:value-type="string">
            <text:p>C1 C14 C15 C3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C0603C221J5GACTU&quot;)" office:value-type="string" office:string-value="C0603C221J5GACTU" calcext:value-type="string">
            <text:p>C0603C221J5GACTU</text:p>
          </table:table-cell>
          <table:table-cell table:style-name="ce2" table:formula="of:=IFERROR(__xludf.dummyfunction(&quot;&quot;&quot;COMPUTED_VALUE&quot;&quot;&quot;);&quot;KEMET&quot;)" office:value-type="string" office:string-value="KEMET" calcext:value-type="string">
            <text:p>KEMET</text:p>
          </table:table-cell>
          <table:table-cell table:style-name="ce2" table:formula="of:=IFERROR(__xludf.dummyfunction(&quot;&quot;&quot;COMPUTED_VALUE&quot;&quot;&quot;);&quot;Sensor_Board_2&quot;)" office:value-type="string" office:string-value="Sensor_Board_2" calcext:value-type="string">
            <text:p>Sensor_Board_2</text:p>
          </table:table-cell>
          <table:table-cell table:style-name="ce8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8" table:number-matrix-columns-spanned="1" table:number-matrix-rows-spanned="1" table:formula="of:=INDEX([$Data.$C$1:.$C$1048576];MATCH([.$B29];[$Data.$F$1:.$F$1048576];0))" office:value-type="string" office:string-value="220p" calcext:value-type="string">
            <text:p>220p</text:p>
          </table:table-cell>
          <table:table-cell table:style-name="ce2" table:formula="of:=IFERROR(__xludf.dummyfunction(&quot;TEXTJOIN(&quot;&quot; &quot;&quot;, TRUE, SORT(ArrayFormula(FILTER(Data!$B:$B, $D29=Data!$A:$A, $B29=Data!$F:$F, $C29=Data!$G:$G)), 1, TRUE))&quot;);&quot;C12 C13 C5&quot;)" office:value-type="string" office:string-value="C12 C13 C5" calcext:value-type="string">
            <text:p>C12 C13 C5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C0805C106K9PACTU&quot;)" office:value-type="string" office:string-value="C0805C106K9PACTU" calcext:value-type="string">
            <text:p>C0805C106K9PACTU</text:p>
          </table:table-cell>
          <table:table-cell table:style-name="ce2" table:formula="of:=IFERROR(__xludf.dummyfunction(&quot;&quot;&quot;COMPUTED_VALUE&quot;&quot;&quot;);&quot;KEMET&quot;)" office:value-type="string" office:string-value="KEMET" calcext:value-type="string">
            <text:p>KEMET</text:p>
          </table:table-cell>
          <table:table-cell table:style-name="ce2" table:formula="of:=IFERROR(__xludf.dummyfunction(&quot;&quot;&quot;COMPUTED_VALUE&quot;&quot;&quot;);&quot;Sensor_Board_2&quot;)" office:value-type="string" office:string-value="Sensor_Board_2" calcext:value-type="string">
            <text:p>Sensor_Board_2</text:p>
          </table:table-cell>
          <table:table-cell table:style-name="ce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NDEX([$Data.$C$1:.$C$1048576];MATCH([.$B30];[$Data.$F$1:.$F$1048576];0))" office:value-type="string" office:string-value="10u" calcext:value-type="string">
            <text:p>10u</text:p>
          </table:table-cell>
          <table:table-cell table:style-name="ce2" table:formula="of:=IFERROR(__xludf.dummyfunction(&quot;TEXTJOIN(&quot;&quot; &quot;&quot;, TRUE, SORT(ArrayFormula(FILTER(Data!$B:$B, $D30=Data!$A:$A, $B30=Data!$F:$F, $C30=Data!$G:$G)), 1, TRUE))&quot;);&quot;C2&quot;)" office:value-type="string" office:string-value="C2" calcext:value-type="string">
            <text:p>C2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CC0603JRX7R8BB183&quot;)" office:value-type="string" office:string-value="CC0603JRX7R8BB183" calcext:value-type="string">
            <text:p>CC0603JRX7R8BB183</text:p>
          </table:table-cell>
          <table:table-cell table:style-name="ce2" table:formula="of:=IFERROR(__xludf.dummyfunction(&quot;&quot;&quot;COMPUTED_VALUE&quot;&quot;&quot;);&quot;Yageo&quot;)" office:value-type="string" office:string-value="Yageo" calcext:value-type="string">
            <text:p>Yageo</text:p>
          </table:table-cell>
          <table:table-cell table:style-name="ce2" table:formula="of:=IFERROR(__xludf.dummyfunction(&quot;&quot;&quot;COMPUTED_VALUE&quot;&quot;&quot;);&quot;Sensor_Board_2&quot;)" office:value-type="string" office:string-value="Sensor_Board_2" calcext:value-type="string">
            <text:p>Sensor_Board_2</text:p>
          </table:table-cell>
          <table:table-cell table:style-name="ce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NDEX([$Data.$C$1:.$C$1048576];MATCH([.$B31];[$Data.$F$1:.$F$1048576];0))" office:value-type="string" office:string-value="18n" calcext:value-type="string">
            <text:p>18n</text:p>
          </table:table-cell>
          <table:table-cell table:style-name="ce2" table:formula="of:=IFERROR(__xludf.dummyfunction(&quot;TEXTJOIN(&quot;&quot; &quot;&quot;, TRUE, SORT(ArrayFormula(FILTER(Data!$B:$B, $D31=Data!$A:$A, $B31=Data!$F:$F, $C31=Data!$G:$G)), 1, TRUE))&quot;);&quot;C6&quot;)" office:value-type="string" office:string-value="C6" calcext:value-type="string">
            <text:p>C6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CC0603JRX7R9BB272&quot;)" office:value-type="string" office:string-value="CC0603JRX7R9BB272" calcext:value-type="string">
            <text:p>CC0603JRX7R9BB272</text:p>
          </table:table-cell>
          <table:table-cell table:style-name="ce2" table:formula="of:=IFERROR(__xludf.dummyfunction(&quot;&quot;&quot;COMPUTED_VALUE&quot;&quot;&quot;);&quot;Yageo&quot;)" office:value-type="string" office:string-value="Yageo" calcext:value-type="string">
            <text:p>Yageo</text:p>
          </table:table-cell>
          <table:table-cell table:style-name="ce2" table:formula="of:=IFERROR(__xludf.dummyfunction(&quot;&quot;&quot;COMPUTED_VALUE&quot;&quot;&quot;);&quot;Sensor_Board_2&quot;)" office:value-type="string" office:string-value="Sensor_Board_2" calcext:value-type="string">
            <text:p>Sensor_Board_2</text:p>
          </table:table-cell>
          <table:table-cell table:style-name="ce8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8" table:number-matrix-columns-spanned="1" table:number-matrix-rows-spanned="1" table:formula="of:=INDEX([$Data.$C$1:.$C$1048576];MATCH([.$B32];[$Data.$F$1:.$F$1048576];0))" office:value-type="string" office:string-value="2.7n" calcext:value-type="string">
            <text:p>2.7n</text:p>
          </table:table-cell>
          <table:table-cell table:style-name="ce2" table:formula="of:=IFERROR(__xludf.dummyfunction(&quot;TEXTJOIN(&quot;&quot; &quot;&quot;, TRUE, SORT(ArrayFormula(FILTER(Data!$B:$B, $D32=Data!$A:$A, $B32=Data!$F:$F, $C32=Data!$G:$G)), 1, TRUE))&quot;);&quot;C8 C9&quot;)" office:value-type="string" office:string-value="C8 C9" calcext:value-type="string">
            <text:p>C8 C9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ERJ-3EKF1001V&quot;)" office:value-type="string" office:string-value="ERJ-3EKF1001V" calcext:value-type="string">
            <text:p>ERJ-3EKF1001V</text:p>
          </table:table-cell>
          <table:table-cell table:style-name="ce2" table:formula="of:=IFERROR(__xludf.dummyfunction(&quot;&quot;&quot;COMPUTED_VALUE&quot;&quot;&quot;);&quot;Panasonic&quot;)" office:value-type="string" office:string-value="Panasonic" calcext:value-type="string">
            <text:p>Panasonic</text:p>
          </table:table-cell>
          <table:table-cell table:style-name="ce2" table:formula="of:=IFERROR(__xludf.dummyfunction(&quot;&quot;&quot;COMPUTED_VALUE&quot;&quot;&quot;);&quot;Sensor_Board_2&quot;)" office:value-type="string" office:string-value="Sensor_Board_2" calcext:value-type="string">
            <text:p>Sensor_Board_2</text:p>
          </table:table-cell>
          <table:table-cell table:style-name="ce8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8" table:number-matrix-columns-spanned="1" table:number-matrix-rows-spanned="1" table:formula="of:=INDEX([$Data.$C$1:.$C$1048576];MATCH([.$B33];[$Data.$F$1:.$F$1048576];0))" office:value-type="string" office:string-value="1k0" calcext:value-type="string">
            <text:p>1k0</text:p>
          </table:table-cell>
          <table:table-cell table:style-name="ce2" table:formula="of:=IFERROR(__xludf.dummyfunction(&quot;TEXTJOIN(&quot;&quot; &quot;&quot;, TRUE, SORT(ArrayFormula(FILTER(Data!$B:$B, $D33=Data!$A:$A, $B33=Data!$F:$F, $C33=Data!$G:$G)), 1, TRUE))&quot;);&quot;R17 R18&quot;)" office:value-type="string" office:string-value="R17 R18" calcext:value-type="string">
            <text:p>R17 R18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ERJ-3EKF2100V&quot;)" office:value-type="string" office:string-value="ERJ-3EKF2100V" calcext:value-type="string">
            <text:p>ERJ-3EKF2100V</text:p>
          </table:table-cell>
          <table:table-cell table:style-name="ce2" table:formula="of:=IFERROR(__xludf.dummyfunction(&quot;&quot;&quot;COMPUTED_VALUE&quot;&quot;&quot;);&quot;Panasonic&quot;)" office:value-type="string" office:string-value="Panasonic" calcext:value-type="string">
            <text:p>Panasonic</text:p>
          </table:table-cell>
          <table:table-cell table:style-name="ce2" table:formula="of:=IFERROR(__xludf.dummyfunction(&quot;&quot;&quot;COMPUTED_VALUE&quot;&quot;&quot;);&quot;Sensor_Board_2&quot;)" office:value-type="string" office:string-value="Sensor_Board_2" calcext:value-type="string">
            <text:p>Sensor_Board_2</text:p>
          </table:table-cell>
          <table:table-cell table:style-name="ce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NDEX([$Data.$C$1:.$C$1048576];MATCH([.$B34];[$Data.$F$1:.$F$1048576];0))" office:value-type="float" office:value="210" calcext:value-type="float">
            <text:p>210</text:p>
          </table:table-cell>
          <table:table-cell table:style-name="ce2" table:formula="of:=IFERROR(__xludf.dummyfunction(&quot;TEXTJOIN(&quot;&quot; &quot;&quot;, TRUE, SORT(ArrayFormula(FILTER(Data!$B:$B, $D34=Data!$A:$A, $B34=Data!$F:$F, $C34=Data!$G:$G)), 1, TRUE))&quot;);&quot;R14&quot;)" office:value-type="string" office:string-value="R14" calcext:value-type="string">
            <text:p>R14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ERJ-3EKF2201V&quot;)" office:value-type="string" office:string-value="ERJ-3EKF2201V" calcext:value-type="string">
            <text:p>ERJ-3EKF2201V</text:p>
          </table:table-cell>
          <table:table-cell table:style-name="ce2" table:formula="of:=IFERROR(__xludf.dummyfunction(&quot;&quot;&quot;COMPUTED_VALUE&quot;&quot;&quot;);&quot;Panasonic&quot;)" office:value-type="string" office:string-value="Panasonic" calcext:value-type="string">
            <text:p>Panasonic</text:p>
          </table:table-cell>
          <table:table-cell table:style-name="ce2" table:formula="of:=IFERROR(__xludf.dummyfunction(&quot;&quot;&quot;COMPUTED_VALUE&quot;&quot;&quot;);&quot;Sensor_Board_2&quot;)" office:value-type="string" office:string-value="Sensor_Board_2" calcext:value-type="string">
            <text:p>Sensor_Board_2</text:p>
          </table:table-cell>
          <table:table-cell table:style-name="ce8" table:formula="of:=IFERROR(__xludf.dummyfunction(&quot;&quot;&quot;COMPUTED_VALUE&quot;&quot;&quot;);11)" office:value-type="float" office:value="11" calcext:value-type="float">
            <text:p>11</text:p>
          </table:table-cell>
          <table:table-cell table:style-name="ce8" table:number-matrix-columns-spanned="1" table:number-matrix-rows-spanned="1" table:formula="of:=INDEX([$Data.$C$1:.$C$1048576];MATCH([.$B35];[$Data.$F$1:.$F$1048576];0))" office:value-type="string" office:string-value="2k2" calcext:value-type="string">
            <text:p>2k2</text:p>
          </table:table-cell>
          <table:table-cell table:style-name="ce2" table:formula="of:=IFERROR(__xludf.dummyfunction(&quot;TEXTJOIN(&quot;&quot; &quot;&quot;, TRUE, SORT(ArrayFormula(FILTER(Data!$B:$B, $D35=Data!$A:$A, $B35=Data!$F:$F, $C35=Data!$G:$G)), 1, TRUE))&quot;);&quot;R11 R12 R2 R21 R3 R4 R5 R6 R7 R8 R9&quot;)" office:value-type="string" office:string-value="R11 R12 R2 R21 R3 R4 R5 R6 R7 R8 R9" calcext:value-type="string">
            <text:p>R11 R12 R2 R21 R3 R4 R5 R6 R7 R8 R9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ERJ-3EKF2700V&quot;)" office:value-type="string" office:string-value="ERJ-3EKF2700V" calcext:value-type="string">
            <text:p>ERJ-3EKF2700V</text:p>
          </table:table-cell>
          <table:table-cell table:style-name="ce2" table:formula="of:=IFERROR(__xludf.dummyfunction(&quot;&quot;&quot;COMPUTED_VALUE&quot;&quot;&quot;);&quot;Panasonic&quot;)" office:value-type="string" office:string-value="Panasonic" calcext:value-type="string">
            <text:p>Panasonic</text:p>
          </table:table-cell>
          <table:table-cell table:style-name="ce2" table:formula="of:=IFERROR(__xludf.dummyfunction(&quot;&quot;&quot;COMPUTED_VALUE&quot;&quot;&quot;);&quot;Sensor_Board_2&quot;)" office:value-type="string" office:string-value="Sensor_Board_2" calcext:value-type="string">
            <text:p>Sensor_Board_2</text:p>
          </table:table-cell>
          <table:table-cell table:style-name="ce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NDEX([$Data.$C$1:.$C$1048576];MATCH([.$B36];[$Data.$F$1:.$F$1048576];0))" office:value-type="float" office:value="270" calcext:value-type="float">
            <text:p>270</text:p>
          </table:table-cell>
          <table:table-cell table:style-name="ce2" table:formula="of:=IFERROR(__xludf.dummyfunction(&quot;TEXTJOIN(&quot;&quot; &quot;&quot;, TRUE, SORT(ArrayFormula(FILTER(Data!$B:$B, $D36=Data!$A:$A, $B36=Data!$F:$F, $C36=Data!$G:$G)), 1, TRUE))&quot;);&quot;R13&quot;)" office:value-type="string" office:string-value="R13" calcext:value-type="string">
            <text:p>R13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ERJ-3EKF3300V&quot;)" office:value-type="string" office:string-value="ERJ-3EKF3300V" calcext:value-type="string">
            <text:p>ERJ-3EKF3300V</text:p>
          </table:table-cell>
          <table:table-cell table:style-name="ce2" table:formula="of:=IFERROR(__xludf.dummyfunction(&quot;&quot;&quot;COMPUTED_VALUE&quot;&quot;&quot;);&quot;Panasonic&quot;)" office:value-type="string" office:string-value="Panasonic" calcext:value-type="string">
            <text:p>Panasonic</text:p>
          </table:table-cell>
          <table:table-cell table:style-name="ce2" table:formula="of:=IFERROR(__xludf.dummyfunction(&quot;&quot;&quot;COMPUTED_VALUE&quot;&quot;&quot;);&quot;Sensor_Board_2&quot;)" office:value-type="string" office:string-value="Sensor_Board_2" calcext:value-type="string">
            <text:p>Sensor_Board_2</text:p>
          </table:table-cell>
          <table:table-cell table:style-name="ce8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8" table:number-matrix-columns-spanned="1" table:number-matrix-rows-spanned="1" table:formula="of:=INDEX([$Data.$C$1:.$C$1048576];MATCH([.$B37];[$Data.$F$1:.$F$1048576];0))" office:value-type="float" office:value="330" calcext:value-type="float">
            <text:p>330</text:p>
          </table:table-cell>
          <table:table-cell table:style-name="ce2" table:formula="of:=IFERROR(__xludf.dummyfunction(&quot;TEXTJOIN(&quot;&quot; &quot;&quot;, TRUE, SORT(ArrayFormula(FILTER(Data!$B:$B, $D37=Data!$A:$A, $B37=Data!$F:$F, $C37=Data!$G:$G)), 1, TRUE))&quot;);&quot;R15 R16&quot;)" office:value-type="string" office:string-value="R15 R16" calcext:value-type="string">
            <text:p>R15 R16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ERJ-3EKF47R0V&quot;)" office:value-type="string" office:string-value="ERJ-3EKF47R0V" calcext:value-type="string">
            <text:p>ERJ-3EKF47R0V</text:p>
          </table:table-cell>
          <table:table-cell table:style-name="ce2" table:formula="of:=IFERROR(__xludf.dummyfunction(&quot;&quot;&quot;COMPUTED_VALUE&quot;&quot;&quot;);&quot;Panasonic&quot;)" office:value-type="string" office:string-value="Panasonic" calcext:value-type="string">
            <text:p>Panasonic</text:p>
          </table:table-cell>
          <table:table-cell table:style-name="ce2" table:formula="of:=IFERROR(__xludf.dummyfunction(&quot;&quot;&quot;COMPUTED_VALUE&quot;&quot;&quot;);&quot;Sensor_Board_2&quot;)" office:value-type="string" office:string-value="Sensor_Board_2" calcext:value-type="string">
            <text:p>Sensor_Board_2</text:p>
          </table:table-cell>
          <table:table-cell table:style-name="ce8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8" table:number-matrix-columns-spanned="1" table:number-matrix-rows-spanned="1" table:formula="of:=INDEX([$Data.$C$1:.$C$1048576];MATCH([.$B38];[$Data.$F$1:.$F$1048576];0))" office:value-type="float" office:value="47" calcext:value-type="float">
            <text:p>47</text:p>
          </table:table-cell>
          <table:table-cell table:style-name="ce2" table:formula="of:=IFERROR(__xludf.dummyfunction(&quot;TEXTJOIN(&quot;&quot; &quot;&quot;, TRUE, SORT(ArrayFormula(FILTER(Data!$B:$B, $D38=Data!$A:$A, $B38=Data!$F:$F, $C38=Data!$G:$G)), 1, TRUE))&quot;);&quot;R19 R20&quot;)" office:value-type="string" office:string-value="R19 R20" calcext:value-type="string">
            <text:p>R19 R20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GRM31CR60J107KE39K&quot;)" office:value-type="string" office:string-value="GRM31CR60J107KE39K" calcext:value-type="string">
            <text:p>GRM31CR60J107KE39K</text:p>
          </table:table-cell>
          <table:table-cell table:style-name="ce2" table:formula="of:=IFERROR(__xludf.dummyfunction(&quot;&quot;&quot;COMPUTED_VALUE&quot;&quot;&quot;);&quot;Murata Electronics&quot;)" office:value-type="string" office:string-value="Murata Electronics" calcext:value-type="string">
            <text:p>Murata Electronics</text:p>
          </table:table-cell>
          <table:table-cell table:style-name="ce2" table:formula="of:=IFERROR(__xludf.dummyfunction(&quot;&quot;&quot;COMPUTED_VALUE&quot;&quot;&quot;);&quot;Sensor_Board_2&quot;)" office:value-type="string" office:string-value="Sensor_Board_2" calcext:value-type="string">
            <text:p>Sensor_Board_2</text:p>
          </table:table-cell>
          <table:table-cell table:style-name="ce8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8" table:number-matrix-columns-spanned="1" table:number-matrix-rows-spanned="1" table:formula="of:=INDEX([$Data.$C$1:.$C$1048576];MATCH([.$B39];[$Data.$F$1:.$F$1048576];0))" office:value-type="string" office:string-value="47u" calcext:value-type="string">
            <text:p>47u</text:p>
          </table:table-cell>
          <table:table-cell table:style-name="ce2" table:formula="of:=IFERROR(__xludf.dummyfunction(&quot;TEXTJOIN(&quot;&quot; &quot;&quot;, TRUE, SORT(ArrayFormula(FILTER(Data!$B:$B, $D39=Data!$A:$A, $B39=Data!$F:$F, $C39=Data!$G:$G)), 1, TRUE))&quot;);&quot;C10 C11 C4&quot;)" office:value-type="string" office:string-value="C10 C11 C4" calcext:value-type="string">
            <text:p>C10 C11 C4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ICS-40300&quot;)" office:value-type="string" office:string-value="ICS-40300" calcext:value-type="string">
            <text:p>ICS-40300</text:p>
          </table:table-cell>
          <table:table-cell table:style-name="ce2" table:formula="of:=IFERROR(__xludf.dummyfunction(&quot;&quot;&quot;COMPUTED_VALUE&quot;&quot;&quot;);&quot;TDK InvenSense&quot;)" office:value-type="string" office:string-value="TDK InvenSense" calcext:value-type="string">
            <text:p>TDK InvenSense</text:p>
          </table:table-cell>
          <table:table-cell table:style-name="ce2" table:formula="of:=IFERROR(__xludf.dummyfunction(&quot;&quot;&quot;COMPUTED_VALUE&quot;&quot;&quot;);&quot;Sensor_Board_2&quot;)" office:value-type="string" office:string-value="Sensor_Board_2" calcext:value-type="string">
            <text:p>Sensor_Board_2</text:p>
          </table:table-cell>
          <table:table-cell table:style-name="ce8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8" table:number-matrix-columns-spanned="1" table:number-matrix-rows-spanned="1" table:formula="of:=INDEX([$Data.$C$1:.$C$1048576];MATCH([.$B40];[$Data.$F$1:.$F$1048576];0))" office:value-type="string" office:string-value="TestPoint" calcext:value-type="string">
            <text:p>TestPoint</text:p>
          </table:table-cell>
          <table:table-cell table:style-name="ce2" table:formula="of:=IFERROR(__xludf.dummyfunction(&quot;TEXTJOIN(&quot;&quot; &quot;&quot;, TRUE, SORT(ArrayFormula(FILTER(Data!$B:$B, $D40=Data!$A:$A, $B40=Data!$F:$F, $C40=Data!$G:$G)), 1, TRUE))&quot;);&quot;MK1 MK2 MK3 MK4 MK5 MK6 MK7 MK8 TP1&quot;)" office:value-type="string" office:string-value="MK1 MK2 MK3 MK4 MK5 MK6 MK7 MK8 TP1" calcext:value-type="string">
            <text:p>MK1 MK2 MK3 MK4 MK5 MK6 MK7 MK8 TP1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OPA377AIDBVR&quot;)" office:value-type="string" office:string-value="OPA377AIDBVR" calcext:value-type="string">
            <text:p>OPA377AIDBVR</text:p>
          </table:table-cell>
          <table:table-cell table:style-name="ce2" table:formula="of:=IFERROR(__xludf.dummyfunction(&quot;&quot;&quot;COMPUTED_VALUE&quot;&quot;&quot;);&quot;Texas Instruments&quot;)" office:value-type="string" office:string-value="Texas Instruments" calcext:value-type="string">
            <text:p>Texas Instruments</text:p>
          </table:table-cell>
          <table:table-cell table:style-name="ce2" table:formula="of:=IFERROR(__xludf.dummyfunction(&quot;&quot;&quot;COMPUTED_VALUE&quot;&quot;&quot;);&quot;Sensor_Board_2&quot;)" office:value-type="string" office:string-value="Sensor_Board_2" calcext:value-type="string">
            <text:p>Sensor_Board_2</text:p>
          </table:table-cell>
          <table:table-cell table:style-name="ce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NDEX([$Data.$C$1:.$C$1048576];MATCH([.$B41];[$Data.$F$1:.$F$1048576];0))" office:value-type="string" office:string-value="OPA377xxDBVx" calcext:value-type="string">
            <text:p>OPA377xxDBVx</text:p>
          </table:table-cell>
          <table:table-cell table:style-name="ce2" table:formula="of:=IFERROR(__xludf.dummyfunction(&quot;TEXTJOIN(&quot;&quot; &quot;&quot;, TRUE, SORT(ArrayFormula(FILTER(Data!$B:$B, $D41=Data!$A:$A, $B41=Data!$F:$F, $C41=Data!$G:$G)), 1, TRUE))&quot;);&quot;U2&quot;)" office:value-type="string" office:string-value="U2" calcext:value-type="string">
            <text:p>U2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RC0603JR-0710KL&quot;)" office:value-type="string" office:string-value="RC0603JR-0710KL" calcext:value-type="string">
            <text:p>RC0603JR-0710KL</text:p>
          </table:table-cell>
          <table:table-cell table:style-name="ce2" table:formula="of:=IFERROR(__xludf.dummyfunction(&quot;&quot;&quot;COMPUTED_VALUE&quot;&quot;&quot;);&quot;Yageo&quot;)" office:value-type="string" office:string-value="Yageo" calcext:value-type="string">
            <text:p>Yageo</text:p>
          </table:table-cell>
          <table:table-cell table:style-name="ce2" table:formula="of:=IFERROR(__xludf.dummyfunction(&quot;&quot;&quot;COMPUTED_VALUE&quot;&quot;&quot;);&quot;Sensor_Board_2&quot;)" office:value-type="string" office:string-value="Sensor_Board_2" calcext:value-type="string">
            <text:p>Sensor_Board_2</text:p>
          </table:table-cell>
          <table:table-cell table:style-name="ce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NDEX([$Data.$C$1:.$C$1048576];MATCH([.$B42];[$Data.$F$1:.$F$1048576];0))" office:value-type="string" office:string-value="10k" calcext:value-type="string">
            <text:p>10k</text:p>
          </table:table-cell>
          <table:table-cell table:style-name="ce2" table:formula="of:=IFERROR(__xludf.dummyfunction(&quot;TEXTJOIN(&quot;&quot; &quot;&quot;, TRUE, SORT(ArrayFormula(FILTER(Data!$B:$B, $D42=Data!$A:$A, $B42=Data!$F:$F, $C42=Data!$G:$G)), 1, TRUE))&quot;);&quot;R1&quot;)" office:value-type="string" office:string-value="R1" calcext:value-type="string">
            <text:p>R1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SML-D12U8WT86C&quot;)" office:value-type="string" office:string-value="SML-D12U8WT86C" calcext:value-type="string">
            <text:p>SML-D12U8WT86C</text:p>
          </table:table-cell>
          <table:table-cell table:style-name="ce2" table:formula="of:=IFERROR(__xludf.dummyfunction(&quot;&quot;&quot;COMPUTED_VALUE&quot;&quot;&quot;);&quot;ROHM Semiconductor&quot;)" office:value-type="string" office:string-value="ROHM Semiconductor" calcext:value-type="string">
            <text:p>ROHM Semiconductor</text:p>
          </table:table-cell>
          <table:table-cell table:style-name="ce2" table:formula="of:=IFERROR(__xludf.dummyfunction(&quot;&quot;&quot;COMPUTED_VALUE&quot;&quot;&quot;);&quot;Sensor_Board_2&quot;)" office:value-type="string" office:string-value="Sensor_Board_2" calcext:value-type="string">
            <text:p>Sensor_Board_2</text:p>
          </table:table-cell>
          <table:table-cell table:style-name="ce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NDEX([$Data.$C$1:.$C$1048576];MATCH([.$B43];[$Data.$F$1:.$F$1048576];0))" office:value-type="string" office:string-value="RED" calcext:value-type="string">
            <text:p>RED</text:p>
          </table:table-cell>
          <table:table-cell table:style-name="ce2" table:formula="of:=IFERROR(__xludf.dummyfunction(&quot;TEXTJOIN(&quot;&quot; &quot;&quot;, TRUE, SORT(ArrayFormula(FILTER(Data!$B:$B, $D43=Data!$A:$A, $B43=Data!$F:$F, $C43=Data!$G:$G)), 1, TRUE))&quot;);&quot;D1&quot;)" office:value-type="string" office:string-value="D1" calcext:value-type="string">
            <text:p>D1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THS4551IRUNR&quot;)" office:value-type="string" office:string-value="THS4551IRUNR" calcext:value-type="string">
            <text:p>THS4551IRUNR</text:p>
          </table:table-cell>
          <table:table-cell table:style-name="ce2" table:formula="of:=IFERROR(__xludf.dummyfunction(&quot;&quot;&quot;COMPUTED_VALUE&quot;&quot;&quot;);&quot;Texas Instruments&quot;)" office:value-type="string" office:string-value="Texas Instruments" calcext:value-type="string">
            <text:p>Texas Instruments</text:p>
          </table:table-cell>
          <table:table-cell table:style-name="ce2" table:formula="of:=IFERROR(__xludf.dummyfunction(&quot;&quot;&quot;COMPUTED_VALUE&quot;&quot;&quot;);&quot;Sensor_Board_2&quot;)" office:value-type="string" office:string-value="Sensor_Board_2" calcext:value-type="string">
            <text:p>Sensor_Board_2</text:p>
          </table:table-cell>
          <table:table-cell table:style-name="ce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NDEX([$Data.$C$1:.$C$1048576];MATCH([.$B44];[$Data.$F$1:.$F$1048576];0))" office:value-type="string" office:string-value="THS4551" calcext:value-type="string">
            <text:p>THS4551</text:p>
          </table:table-cell>
          <table:table-cell table:style-name="ce2" table:formula="of:=IFERROR(__xludf.dummyfunction(&quot;TEXTJOIN(&quot;&quot; &quot;&quot;, TRUE, SORT(ArrayFormula(FILTER(Data!$B:$B, $D44=Data!$A:$A, $B44=Data!$F:$F, $C44=Data!$G:$G)), 1, TRUE))&quot;);&quot;U3&quot;)" office:value-type="string" office:string-value="U3" calcext:value-type="string">
            <text:p>U3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TLV74118PDBVR&quot;)" office:value-type="string" office:string-value="TLV74118PDBVR" calcext:value-type="string">
            <text:p>TLV74118PDBVR</text:p>
          </table:table-cell>
          <table:table-cell table:style-name="ce2" table:formula="of:=IFERROR(__xludf.dummyfunction(&quot;&quot;&quot;COMPUTED_VALUE&quot;&quot;&quot;);&quot;Texas Instruments&quot;)" office:value-type="string" office:string-value="Texas Instruments" calcext:value-type="string">
            <text:p>Texas Instruments</text:p>
          </table:table-cell>
          <table:table-cell table:style-name="ce2" table:formula="of:=IFERROR(__xludf.dummyfunction(&quot;&quot;&quot;COMPUTED_VALUE&quot;&quot;&quot;);&quot;Sensor_Board_2&quot;)" office:value-type="string" office:string-value="Sensor_Board_2" calcext:value-type="string">
            <text:p>Sensor_Board_2</text:p>
          </table:table-cell>
          <table:table-cell table:style-name="ce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NDEX([$Data.$C$1:.$C$1048576];MATCH([.$B45];[$Data.$F$1:.$F$1048576];0))" office:value-type="string" office:string-value="TLV741PxxDBVx" calcext:value-type="string">
            <text:p>TLV741PxxDBVx</text:p>
          </table:table-cell>
          <table:table-cell table:style-name="ce2" table:formula="of:=IFERROR(__xludf.dummyfunction(&quot;TEXTJOIN(&quot;&quot; &quot;&quot;, TRUE, SORT(ArrayFormula(FILTER(Data!$B:$B, $D45=Data!$A:$A, $B45=Data!$F:$F, $C45=Data!$G:$G)), 1, TRUE))&quot;);&quot;U1&quot;)" office:value-type="string" office:string-value="U1" calcext:value-type="string">
            <text:p>U1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0ZCM0020FF2G&quot;)" office:value-type="string" office:string-value="0ZCM0020FF2G" calcext:value-type="string">
            <text:p>0ZCM0020FF2G</text:p>
          </table:table-cell>
          <table:table-cell table:style-name="ce2" table:formula="of:=IFERROR(__xludf.dummyfunction(&quot;&quot;&quot;COMPUTED_VALUE&quot;&quot;&quot;);&quot;Bel Fuse&quot;)" office:value-type="string" office:string-value="Bel Fuse" calcext:value-type="string">
            <text:p>Bel Fuse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NDEX([$Data.$C$1:.$C$1048576];MATCH([.$B46];[$Data.$F$1:.$F$1048576];0))" office:value-type="string" office:string-value="400mA" calcext:value-type="string">
            <text:p>400mA</text:p>
          </table:table-cell>
          <table:table-cell table:style-name="ce2" table:formula="of:=IFERROR(__xludf.dummyfunction(&quot;TEXTJOIN(&quot;&quot; &quot;&quot;, TRUE, SORT(ArrayFormula(FILTER(Data!$B:$B, $D46=Data!$A:$A, $B46=Data!$F:$F, $C46=Data!$G:$G)), 1, TRUE))&quot;);&quot;F1&quot;)" office:value-type="string" office:string-value="F1" calcext:value-type="string">
            <text:p>F1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1769&quot;)" office:value-type="string" office:string-value="1769" calcext:value-type="string">
            <text:p>1769</text:p>
          </table:table-cell>
          <table:table-cell table:style-name="ce2" table:formula="of:=IFERROR(__xludf.dummyfunction(&quot;&quot;&quot;COMPUTED_VALUE&quot;&quot;&quot;);&quot;Adafruit&quot;)" office:value-type="string" office:string-value="Adafruit" calcext:value-type="string">
            <text:p>Adafruit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NDEX([$Data.$C$1:.$C$1048576];MATCH([.$B47];[$Data.$F$1:.$F$1048576];0))" office:value-type="string" office:string-value="JST-PH" calcext:value-type="string">
            <text:p>JST-PH</text:p>
          </table:table-cell>
          <table:table-cell table:style-name="ce2" table:formula="of:=IFERROR(__xludf.dummyfunction(&quot;TEXTJOIN(&quot;&quot; &quot;&quot;, TRUE, SORT(ArrayFormula(FILTER(Data!$B:$B, $D47=Data!$A:$A, $B47=Data!$F:$F, $C47=Data!$G:$G)), 1, TRUE))&quot;);&quot;J12&quot;)" office:value-type="string" office:string-value="J12" calcext:value-type="string">
            <text:p>J12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2898&quot;)" office:value-type="string" office:string-value="2898" calcext:value-type="string">
            <text:p>2898</text:p>
          </table:table-cell>
          <table:table-cell table:style-name="ce2" table:formula="of:=IFERROR(__xludf.dummyfunction(&quot;&quot;&quot;COMPUTED_VALUE&quot;&quot;&quot;);&quot;Keystone Electronics&quot;)" office:value-type="string" office:string-value="Keystone Electronics" calcext:value-type="string">
            <text:p>Keystone Electronics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NDEX([$Data.$C$1:.$C$1048576];MATCH([.$B48];[$Data.$F$1:.$F$1048576];0))" office:value-type="string" office:string-value="COIN_BAT" calcext:value-type="string">
            <text:p>COIN_BAT</text:p>
          </table:table-cell>
          <table:table-cell table:style-name="ce2" table:formula="of:=IFERROR(__xludf.dummyfunction(&quot;TEXTJOIN(&quot;&quot; &quot;&quot;, TRUE, SORT(ArrayFormula(FILTER(Data!$B:$B, $D48=Data!$A:$A, $B48=Data!$F:$F, $C48=Data!$G:$G)), 1, TRUE))&quot;);&quot;BT1&quot;)" office:value-type="string" office:string-value="BT1" calcext:value-type="string">
            <text:p>BT1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7-215079-8&quot;)" office:value-type="string" office:string-value="7-215079-8" calcext:value-type="string">
            <text:p>7-215079-8</text:p>
          </table:table-cell>
          <table:table-cell table:style-name="ce2" table:formula="of:=IFERROR(__xludf.dummyfunction(&quot;&quot;&quot;COMPUTED_VALUE&quot;&quot;&quot;);&quot;TE Connectivity&quot;)" office:value-type="string" office:string-value="TE Connectivity" calcext:value-type="string">
            <text:p>TE Connectivity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8" table:number-matrix-columns-spanned="1" table:number-matrix-rows-spanned="1" table:formula="of:=INDEX([$Data.$C$1:.$C$1048576];MATCH([.$B49];[$Data.$F$1:.$F$1048576];0))" office:value-type="string" office:string-value="Sensor_Conn" calcext:value-type="string">
            <text:p>Sensor_Conn</text:p>
          </table:table-cell>
          <table:table-cell table:style-name="ce2" table:formula="of:=IFERROR(__xludf.dummyfunction(&quot;TEXTJOIN(&quot;&quot; &quot;&quot;, TRUE, SORT(ArrayFormula(FILTER(Data!$B:$B, $D49=Data!$A:$A, $B49=Data!$F:$F, $C49=Data!$G:$G)), 1, TRUE))&quot;);&quot;J3 J6&quot;)" office:value-type="string" office:string-value="J3 J6" calcext:value-type="string">
            <text:p>J3 J6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7-215083-8&quot;)" office:value-type="string" office:string-value="7-215083-8" calcext:value-type="string">
            <text:p>7-215083-8</text:p>
          </table:table-cell>
          <table:table-cell table:style-name="ce2" table:formula="of:=IFERROR(__xludf.dummyfunction(&quot;&quot;&quot;COMPUTED_VALUE&quot;&quot;&quot;);&quot;TE Connectivity&quot;)" office:value-type="string" office:string-value="TE Connectivity" calcext:value-type="string">
            <text:p>TE Connectivity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8" table:number-matrix-columns-spanned="1" table:number-matrix-rows-spanned="1" table:formula="of:=INDEX([$Data.$C$1:.$C$1048576];MATCH([.$B50];[$Data.$F$1:.$F$1048576];0))" office:value-type="string" office:string-value="Sensor_Conn" calcext:value-type="string">
            <text:p>Sensor_Conn</text:p>
          </table:table-cell>
          <table:table-cell table:style-name="ce2" table:formula="of:=IFERROR(__xludf.dummyfunction(&quot;TEXTJOIN(&quot;&quot; &quot;&quot;, TRUE, SORT(ArrayFormula(FILTER(Data!$B:$B, $D50=Data!$A:$A, $B50=Data!$F:$F, $C50=Data!$G:$G)), 1, TRUE))&quot;);&quot;J3 J6&quot;)" office:value-type="string" office:string-value="J3 J6" calcext:value-type="string">
            <text:p>J3 J6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AC0603FR-135K1L&quot;)" office:value-type="string" office:string-value="AC0603FR-135K1L" calcext:value-type="string">
            <text:p>AC0603FR-135K1L</text:p>
          </table:table-cell>
          <table:table-cell table:style-name="ce2" table:formula="of:=IFERROR(__xludf.dummyfunction(&quot;&quot;&quot;COMPUTED_VALUE&quot;&quot;&quot;);&quot;Yageo&quot;)" office:value-type="string" office:string-value="Yageo" calcext:value-type="string">
            <text:p>Yageo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8" table:number-matrix-columns-spanned="1" table:number-matrix-rows-spanned="1" table:formula="of:=INDEX([$Data.$C$1:.$C$1048576];MATCH([.$B51];[$Data.$F$1:.$F$1048576];0))" office:value-type="string" office:string-value="5.1k" calcext:value-type="string">
            <text:p>5.1k</text:p>
          </table:table-cell>
          <table:table-cell table:style-name="ce2" table:formula="of:=IFERROR(__xludf.dummyfunction(&quot;TEXTJOIN(&quot;&quot; &quot;&quot;, TRUE, SORT(ArrayFormula(FILTER(Data!$B:$B, $D51=Data!$A:$A, $B51=Data!$F:$F, $C51=Data!$G:$G)), 1, TRUE))&quot;);&quot;R85 R90 R91&quot;)" office:value-type="string" office:string-value="R85 R90 R91" calcext:value-type="string">
            <text:p>R85 R90 R91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ADAU1978WBCPZ-RL&quot;)" office:value-type="string" office:string-value="ADAU1978WBCPZ-RL" calcext:value-type="string">
            <text:p>ADAU1978WBCPZ-RL</text:p>
          </table:table-cell>
          <table:table-cell table:style-name="ce2" table:formula="of:=IFERROR(__xludf.dummyfunction(&quot;&quot;&quot;COMPUTED_VALUE&quot;&quot;&quot;);&quot;Analog Devices&quot;)" office:value-type="string" office:string-value="Analog Devices" calcext:value-type="string">
            <text:p>Analog Devices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NDEX([$Data.$C$1:.$C$1048576];MATCH([.$B52];[$Data.$F$1:.$F$1048576];0))" office:value-type="string" office:string-value="ADAU1978" calcext:value-type="string">
            <text:p>ADAU1978</text:p>
          </table:table-cell>
          <table:table-cell table:style-name="ce2" table:formula="of:=IFERROR(__xludf.dummyfunction(&quot;TEXTJOIN(&quot;&quot; &quot;&quot;, TRUE, SORT(ArrayFormula(FILTER(Data!$B:$B, $D52=Data!$A:$A, $B52=Data!$F:$F, $C52=Data!$G:$G)), 1, TRUE))&quot;);&quot;U2&quot;)" office:value-type="string" office:string-value="U2" calcext:value-type="string">
            <text:p>U2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BLM15HD102SN1D&quot;)" office:value-type="string" office:string-value="BLM15HD102SN1D" calcext:value-type="string">
            <text:p>BLM15HD102SN1D</text:p>
          </table:table-cell>
          <table:table-cell table:style-name="ce2" table:formula="of:=IFERROR(__xludf.dummyfunction(&quot;&quot;&quot;COMPUTED_VALUE&quot;&quot;&quot;);&quot;Murata Electronics&quot;)" office:value-type="string" office:string-value="Murata Electronics" calcext:value-type="string">
            <text:p>Murata Electronics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8" table:number-matrix-columns-spanned="1" table:number-matrix-rows-spanned="1" table:formula="of:=INDEX([$Data.$C$1:.$C$1048576];MATCH([.$B53];[$Data.$F$1:.$F$1048576];0))" office:value-type="string" office:string-value="BLM15HD102SN1" calcext:value-type="string">
            <text:p>BLM15HD102SN1</text:p>
          </table:table-cell>
          <table:table-cell table:style-name="ce2" table:formula="of:=IFERROR(__xludf.dummyfunction(&quot;TEXTJOIN(&quot;&quot; &quot;&quot;, TRUE, SORT(ArrayFormula(FILTER(Data!$B:$B, $D53=Data!$A:$A, $B53=Data!$F:$F, $C53=Data!$G:$G)), 1, TRUE))&quot;);&quot;FB10 FB5 FB9&quot;)" office:value-type="string" office:string-value="FB10 FB5 FB9" calcext:value-type="string">
            <text:p>FB10 FB5 FB9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BLM18EG101TZ1D&quot;)" office:value-type="string" office:string-value="BLM18EG101TZ1D" calcext:value-type="string">
            <text:p>BLM18EG101TZ1D</text:p>
          </table:table-cell>
          <table:table-cell table:style-name="ce2" table:formula="of:=IFERROR(__xludf.dummyfunction(&quot;&quot;&quot;COMPUTED_VALUE&quot;&quot;&quot;);&quot;Murata Electronics&quot;)" office:value-type="string" office:string-value="Murata Electronics" calcext:value-type="string">
            <text:p>Murata Electronics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NDEX([$Data.$C$1:.$C$1048576];MATCH([.$B54];[$Data.$F$1:.$F$1048576];0))" office:value-type="string" office:string-value="100 @ 100 MHz" calcext:value-type="string">
            <text:p>100 @ 100 MHz</text:p>
          </table:table-cell>
          <table:table-cell table:style-name="ce2" table:formula="of:=IFERROR(__xludf.dummyfunction(&quot;TEXTJOIN(&quot;&quot; &quot;&quot;, TRUE, SORT(ArrayFormula(FILTER(Data!$B:$B, $D54=Data!$A:$A, $B54=Data!$F:$F, $C54=Data!$G:$G)), 1, TRUE))&quot;);&quot;FB8&quot;)" office:value-type="string" office:string-value="FB8" calcext:value-type="string">
            <text:p>FB8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BLM18KG101TZ1D&quot;)" office:value-type="string" office:string-value="BLM18KG101TZ1D" calcext:value-type="string">
            <text:p>BLM18KG101TZ1D</text:p>
          </table:table-cell>
          <table:table-cell table:style-name="ce2" table:formula="of:=IFERROR(__xludf.dummyfunction(&quot;&quot;&quot;COMPUTED_VALUE&quot;&quot;&quot;);&quot;Murata Electronics&quot;)" office:value-type="string" office:string-value="Murata Electronics" calcext:value-type="string">
            <text:p>Murata Electronics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8" table:number-matrix-columns-spanned="1" table:number-matrix-rows-spanned="1" table:formula="of:=INDEX([$Data.$C$1:.$C$1048576];MATCH([.$B55];[$Data.$F$1:.$F$1048576];0))" office:value-type="string" office:string-value="BLM18KG101TZ1D" calcext:value-type="string">
            <text:p>BLM18KG101TZ1D</text:p>
          </table:table-cell>
          <table:table-cell table:style-name="ce2" table:formula="of:=IFERROR(__xludf.dummyfunction(&quot;TEXTJOIN(&quot;&quot; &quot;&quot;, TRUE, SORT(ArrayFormula(FILTER(Data!$B:$B, $D55=Data!$A:$A, $B55=Data!$F:$F, $C55=Data!$G:$G)), 1, TRUE))&quot;);&quot;FB1 FB2&quot;)" office:value-type="string" office:string-value="FB1 FB2" calcext:value-type="string">
            <text:p>FB1 FB2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BLM18KG102SN1D&quot;)" office:value-type="string" office:string-value="BLM18KG102SN1D" calcext:value-type="string">
            <text:p>BLM18KG102SN1D</text:p>
          </table:table-cell>
          <table:table-cell table:style-name="ce2" table:formula="of:=IFERROR(__xludf.dummyfunction(&quot;&quot;&quot;COMPUTED_VALUE&quot;&quot;&quot;);&quot;Murata Electronics&quot;)" office:value-type="string" office:string-value="Murata Electronics" calcext:value-type="string">
            <text:p>Murata Electronics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8" table:number-matrix-columns-spanned="1" table:number-matrix-rows-spanned="1" table:formula="of:=INDEX([$Data.$C$1:.$C$1048576];MATCH([.$B56];[$Data.$F$1:.$F$1048576];0))" office:value-type="string" office:string-value="1k @ 100 MHz" calcext:value-type="string">
            <text:p>1k @ 100 MHz</text:p>
          </table:table-cell>
          <table:table-cell table:style-name="ce2" table:formula="of:=IFERROR(__xludf.dummyfunction(&quot;TEXTJOIN(&quot;&quot; &quot;&quot;, TRUE, SORT(ArrayFormula(FILTER(Data!$B:$B, $D56=Data!$A:$A, $B56=Data!$F:$F, $C56=Data!$G:$G)), 1, TRUE))&quot;);&quot;FB11 FB3 FB4 FB7&quot;)" office:value-type="string" office:string-value="FB11 FB3 FB4 FB7" calcext:value-type="string">
            <text:p>FB11 FB3 FB4 FB7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C0603C103J5RACTU&quot;)" office:value-type="string" office:string-value="C0603C103J5RACTU" calcext:value-type="string">
            <text:p>C0603C103J5RACTU</text:p>
          </table:table-cell>
          <table:table-cell table:style-name="ce2" table:formula="of:=IFERROR(__xludf.dummyfunction(&quot;&quot;&quot;COMPUTED_VALUE&quot;&quot;&quot;);&quot;KEMET&quot;)" office:value-type="string" office:string-value="KEMET" calcext:value-type="string">
            <text:p>KEMET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8" table:number-matrix-columns-spanned="1" table:number-matrix-rows-spanned="1" table:formula="of:=INDEX([$Data.$C$1:.$C$1048576];MATCH([.$B57];[$Data.$F$1:.$F$1048576];0))" office:value-type="string" office:string-value="10n" calcext:value-type="string">
            <text:p>10n</text:p>
          </table:table-cell>
          <table:table-cell table:style-name="ce2" table:formula="of:=IFERROR(__xludf.dummyfunction(&quot;TEXTJOIN(&quot;&quot; &quot;&quot;, TRUE, SORT(ArrayFormula(FILTER(Data!$B:$B, $D57=Data!$A:$A, $B57=Data!$F:$F, $C57=Data!$G:$G)), 1, TRUE))&quot;);&quot;C42 C44 C76 C78 CB38 CB8&quot;)" office:value-type="string" office:string-value="C42 C44 C76 C78 CB38 CB8" calcext:value-type="string">
            <text:p>C42 C44 C76 C78 CB38 CB8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C0603C104M5RACTU&quot;)" office:value-type="string" office:string-value="C0603C104M5RACTU" calcext:value-type="string">
            <text:p>C0603C104M5RACTU</text:p>
          </table:table-cell>
          <table:table-cell table:style-name="ce2" table:formula="of:=IFERROR(__xludf.dummyfunction(&quot;&quot;&quot;COMPUTED_VALUE&quot;&quot;&quot;);&quot;KEMET&quot;)" office:value-type="string" office:string-value="KEMET" calcext:value-type="string">
            <text:p>KEMET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24)" office:value-type="float" office:value="24" calcext:value-type="float">
            <text:p>24</text:p>
          </table:table-cell>
          <table:table-cell table:style-name="ce8" table:number-matrix-columns-spanned="1" table:number-matrix-rows-spanned="1" table:formula="of:=INDEX([$Data.$C$1:.$C$1048576];MATCH([.$B58];[$Data.$F$1:.$F$1048576];0))" office:value-type="string" office:string-value="100n" calcext:value-type="string">
            <text:p>100n</text:p>
          </table:table-cell>
          <table:table-cell table:style-name="ce2" table:formula="of:=IFERROR(__xludf.dummyfunction(&quot;TEXTJOIN(&quot;&quot; &quot;&quot;, TRUE, SORT(ArrayFormula(FILTER(Data!$B:$B, $D58=Data!$A:$A, $B58=Data!$F:$F, $C58=Data!$G:$G)), 1, TRUE))&quot;);&quot;C15 C16 C17 C21 C23 C28 C29 C37 C40 C43 C71 C74 C77 CB1 CB16 CB2 CB3 CB39 CB4 CB40 CB5 CB6 CB7 CB9&quot;)" office:value-type="string" office:string-value="C15 C16 C17 C21 C23 C28 C29 C37 C40 C43 C71 C74 C77 CB1 CB16 CB2 CB3 CB39 CB4 CB40 CB5 CB6 CB7 CB9" calcext:value-type="string">
            <text:p>C15 C16 C17 C21 C23 C28 C29 C37 C40 C43 C71 C74 C77 CB1 CB16 CB2 CB3 CB39 CB4 CB40 CB5 CB6 CB7 CB9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C0603C105K8RACTU&quot;)" office:value-type="string" office:string-value="C0603C105K8RACTU" calcext:value-type="string">
            <text:p>C0603C105K8RACTU</text:p>
          </table:table-cell>
          <table:table-cell table:style-name="ce2" table:formula="of:=IFERROR(__xludf.dummyfunction(&quot;&quot;&quot;COMPUTED_VALUE&quot;&quot;&quot;);&quot;KEMET&quot;)" office:value-type="string" office:string-value="KEMET" calcext:value-type="string">
            <text:p>KEMET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8" table:number-matrix-columns-spanned="1" table:number-matrix-rows-spanned="1" table:formula="of:=INDEX([$Data.$C$1:.$C$1048576];MATCH([.$B59];[$Data.$F$1:.$F$1048576];0))" office:value-type="string" office:string-value="1u" calcext:value-type="string">
            <text:p>1u</text:p>
          </table:table-cell>
          <table:table-cell table:style-name="ce2" table:formula="of:=IFERROR(__xludf.dummyfunction(&quot;TEXTJOIN(&quot;&quot; &quot;&quot;, TRUE, SORT(ArrayFormula(FILTER(Data!$B:$B, $D59=Data!$A:$A, $B59=Data!$F:$F, $C59=Data!$G:$G)), 1, TRUE))&quot;);&quot;C3 C32 C4 C66 C8&quot;)" office:value-type="string" office:string-value="C3 C32 C4 C66 C8" calcext:value-type="string">
            <text:p>C3 C32 C4 C66 C8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C0603C150J5GACTU&quot;)" office:value-type="string" office:string-value="C0603C150J5GACTU" calcext:value-type="string">
            <text:p>C0603C150J5GACTU</text:p>
          </table:table-cell>
          <table:table-cell table:style-name="ce2" table:formula="of:=IFERROR(__xludf.dummyfunction(&quot;&quot;&quot;COMPUTED_VALUE&quot;&quot;&quot;);&quot;KEMET&quot;)" office:value-type="string" office:string-value="KEMET" calcext:value-type="string">
            <text:p>KEMET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8" table:number-matrix-columns-spanned="1" table:number-matrix-rows-spanned="1" table:formula="of:=INDEX([$Data.$C$1:.$C$1048576];MATCH([.$B60];[$Data.$F$1:.$F$1048576];0))" office:value-type="string" office:string-value="15pF" calcext:value-type="string">
            <text:p>15pF</text:p>
          </table:table-cell>
          <table:table-cell table:style-name="ce2" table:formula="of:=IFERROR(__xludf.dummyfunction(&quot;TEXTJOIN(&quot;&quot; &quot;&quot;, TRUE, SORT(ArrayFormula(FILTER(Data!$B:$B, $D60=Data!$A:$A, $B60=Data!$F:$F, $C60=Data!$G:$G)), 1, TRUE))&quot;);&quot;C5 C6&quot;)" office:value-type="string" office:string-value="C5 C6" calcext:value-type="string">
            <text:p>C5 C6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C0603C221J5GACTU&quot;)" office:value-type="string" office:string-value="C0603C221J5GACTU" calcext:value-type="string">
            <text:p>C0603C221J5GACTU</text:p>
          </table:table-cell>
          <table:table-cell table:style-name="ce2" table:formula="of:=IFERROR(__xludf.dummyfunction(&quot;&quot;&quot;COMPUTED_VALUE&quot;&quot;&quot;);&quot;KEMET&quot;)" office:value-type="string" office:string-value="KEMET" calcext:value-type="string">
            <text:p>KEMET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8" table:number-matrix-columns-spanned="1" table:number-matrix-rows-spanned="1" table:formula="of:=INDEX([$Data.$C$1:.$C$1048576];MATCH([.$B61];[$Data.$F$1:.$F$1048576];0))" office:value-type="string" office:string-value="220p" calcext:value-type="string">
            <text:p>220p</text:p>
          </table:table-cell>
          <table:table-cell table:style-name="ce2" table:formula="of:=IFERROR(__xludf.dummyfunction(&quot;TEXTJOIN(&quot;&quot; &quot;&quot;, TRUE, SORT(ArrayFormula(FILTER(Data!$B:$B, $D61=Data!$A:$A, $B61=Data!$F:$F, $C61=Data!$G:$G)), 1, TRUE))&quot;);&quot;C18 C19 C26 C27 C30 C31 C61 C67&quot;)" office:value-type="string" office:string-value="C18 C19 C26 C27 C30 C31 C61 C67" calcext:value-type="string">
            <text:p>C18 C19 C26 C27 C30 C31 C61 C67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C0805C106K9PACTU&quot;)" office:value-type="string" office:string-value="C0805C106K9PACTU" calcext:value-type="string">
            <text:p>C0805C106K9PACTU</text:p>
          </table:table-cell>
          <table:table-cell table:style-name="ce2" table:formula="of:=IFERROR(__xludf.dummyfunction(&quot;&quot;&quot;COMPUTED_VALUE&quot;&quot;&quot;);&quot;KEMET&quot;)" office:value-type="string" office:string-value="KEMET" calcext:value-type="string">
            <text:p>KEMET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17)" office:value-type="float" office:value="17" calcext:value-type="float">
            <text:p>17</text:p>
          </table:table-cell>
          <table:table-cell table:style-name="ce8" table:number-matrix-columns-spanned="1" table:number-matrix-rows-spanned="1" table:formula="of:=INDEX([$Data.$C$1:.$C$1048576];MATCH([.$B62];[$Data.$F$1:.$F$1048576];0))" office:value-type="string" office:string-value="10u" calcext:value-type="string">
            <text:p>10u</text:p>
          </table:table-cell>
          <table:table-cell table:style-name="ce2" table:formula="of:=IFERROR(__xludf.dummyfunction(&quot;TEXTJOIN(&quot;&quot; &quot;&quot;, TRUE, SORT(ArrayFormula(FILTER(Data!$B:$B, $D62=Data!$A:$A, $B62=Data!$F:$F, $C62=Data!$G:$G)), 1, TRUE))&quot;);&quot;C1 C10 C11 C12 C13 C14 C2 C20 C22 C33 C58 C59 C60 C62 C63 C64 C65&quot;)" office:value-type="string" office:string-value="C1 C10 C11 C12 C13 C14 C2 C20 C22 C33 C58 C59 C60 C62 C63 C64 C65" calcext:value-type="string">
            <text:p>C1 C10 C11 C12 C13 C14 C2 C20 C22 C33 C58 C59 C60 C62 C63 C64 C65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C1608C0G1H040C080AA&quot;)" office:value-type="string" office:string-value="C1608C0G1H040C080AA" calcext:value-type="string">
            <text:p>C1608C0G1H040C080AA</text:p>
          </table:table-cell>
          <table:table-cell table:style-name="ce2" table:formula="of:=IFERROR(__xludf.dummyfunction(&quot;&quot;&quot;COMPUTED_VALUE&quot;&quot;&quot;);&quot;TDK&quot;)" office:value-type="string" office:string-value="TDK" calcext:value-type="string">
            <text:p>TDK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8" table:number-matrix-columns-spanned="1" table:number-matrix-rows-spanned="1" table:formula="of:=INDEX([$Data.$C$1:.$C$1048576];MATCH([.$B63];[$Data.$F$1:.$F$1048576];0))" office:value-type="string" office:string-value="4p" calcext:value-type="string">
            <text:p>4p</text:p>
          </table:table-cell>
          <table:table-cell table:style-name="ce2" table:formula="of:=IFERROR(__xludf.dummyfunction(&quot;TEXTJOIN(&quot;&quot; &quot;&quot;, TRUE, SORT(ArrayFormula(FILTER(Data!$B:$B, $D63=Data!$A:$A, $B63=Data!$F:$F, $C63=Data!$G:$G)), 1, TRUE))&quot;);&quot;C7 C9&quot;)" office:value-type="string" office:string-value="C7 C9" calcext:value-type="string">
            <text:p>C7 C9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CC0603JRNPO9BN391&quot;)" office:value-type="string" office:string-value="CC0603JRNPO9BN391" calcext:value-type="string">
            <text:p>CC0603JRNPO9BN391</text:p>
          </table:table-cell>
          <table:table-cell table:style-name="ce2" table:formula="of:=IFERROR(__xludf.dummyfunction(&quot;&quot;&quot;COMPUTED_VALUE&quot;&quot;&quot;);&quot;Yageo&quot;)" office:value-type="string" office:string-value="Yageo" calcext:value-type="string">
            <text:p>Yageo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NDEX([$Data.$C$1:.$C$1048576];MATCH([.$B64];[$Data.$F$1:.$F$1048576];0))" office:value-type="string" office:string-value="390p" calcext:value-type="string">
            <text:p>390p</text:p>
          </table:table-cell>
          <table:table-cell table:style-name="ce2" table:formula="of:=IFERROR(__xludf.dummyfunction(&quot;TEXTJOIN(&quot;&quot; &quot;&quot;, TRUE, SORT(ArrayFormula(FILTER(Data!$B:$B, $D64=Data!$A:$A, $B64=Data!$F:$F, $C64=Data!$G:$G)), 1, TRUE))&quot;);&quot;C25&quot;)" office:value-type="string" office:string-value="C25" calcext:value-type="string">
            <text:p>C25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CC0603JRX7R9BB273&quot;)" office:value-type="string" office:string-value="CC0603JRX7R9BB273" calcext:value-type="string">
            <text:p>CC0603JRX7R9BB273</text:p>
          </table:table-cell>
          <table:table-cell table:style-name="ce2" table:formula="of:=IFERROR(__xludf.dummyfunction(&quot;&quot;&quot;COMPUTED_VALUE&quot;&quot;&quot;);&quot;Yageo&quot;)" office:value-type="string" office:string-value="Yageo" calcext:value-type="string">
            <text:p>Yageo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8" table:number-matrix-columns-spanned="1" table:number-matrix-rows-spanned="1" table:formula="of:=INDEX([$Data.$C$1:.$C$1048576];MATCH([.$B65];[$Data.$F$1:.$F$1048576];0))" office:value-type="string" office:string-value="27n" calcext:value-type="string">
            <text:p>27n</text:p>
          </table:table-cell>
          <table:table-cell table:style-name="ce2" table:formula="of:=IFERROR(__xludf.dummyfunction(&quot;TEXTJOIN(&quot;&quot; &quot;&quot;, TRUE, SORT(ArrayFormula(FILTER(Data!$B:$B, $D65=Data!$A:$A, $B65=Data!$F:$F, $C65=Data!$G:$G)), 1, TRUE))&quot;);&quot;C34 C68&quot;)" office:value-type="string" office:string-value="C34 C68" calcext:value-type="string">
            <text:p>C34 C68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CC0603JRX7R9BB392&quot;)" office:value-type="string" office:string-value="CC0603JRX7R9BB392" calcext:value-type="string">
            <text:p>CC0603JRX7R9BB392</text:p>
          </table:table-cell>
          <table:table-cell table:style-name="ce2" table:formula="of:=IFERROR(__xludf.dummyfunction(&quot;&quot;&quot;COMPUTED_VALUE&quot;&quot;&quot;);&quot;Yageo&quot;)" office:value-type="string" office:string-value="Yageo" calcext:value-type="string">
            <text:p>Yageo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8" table:number-matrix-columns-spanned="1" table:number-matrix-rows-spanned="1" table:formula="of:=INDEX([$Data.$C$1:.$C$1048576];MATCH([.$B66];[$Data.$F$1:.$F$1048576];0))" office:value-type="string" office:string-value="3.9n" calcext:value-type="string">
            <text:p>3.9n</text:p>
          </table:table-cell>
          <table:table-cell table:style-name="ce2" table:formula="of:=IFERROR(__xludf.dummyfunction(&quot;TEXTJOIN(&quot;&quot; &quot;&quot;, TRUE, SORT(ArrayFormula(FILTER(Data!$B:$B, $D66=Data!$A:$A, $B66=Data!$F:$F, $C66=Data!$G:$G)), 1, TRUE))&quot;);&quot;C38 C39 C72 C73&quot;)" office:value-type="string" office:string-value="C38 C39 C72 C73" calcext:value-type="string">
            <text:p>C38 C39 C72 C73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CC0603JRX7R9BB562&quot;)" office:value-type="string" office:string-value="CC0603JRX7R9BB562" calcext:value-type="string">
            <text:p>CC0603JRX7R9BB562</text:p>
          </table:table-cell>
          <table:table-cell table:style-name="ce2" table:formula="of:=IFERROR(__xludf.dummyfunction(&quot;&quot;&quot;COMPUTED_VALUE&quot;&quot;&quot;);&quot;Yageo&quot;)" office:value-type="string" office:string-value="Yageo" calcext:value-type="string">
            <text:p>Yageo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NDEX([$Data.$C$1:.$C$1048576];MATCH([.$B67];[$Data.$F$1:.$F$1048576];0))" office:value-type="string" office:string-value="5.6n" calcext:value-type="string">
            <text:p>5.6n</text:p>
          </table:table-cell>
          <table:table-cell table:style-name="ce2" table:formula="of:=IFERROR(__xludf.dummyfunction(&quot;TEXTJOIN(&quot;&quot; &quot;&quot;, TRUE, SORT(ArrayFormula(FILTER(Data!$B:$B, $D67=Data!$A:$A, $B67=Data!$F:$F, $C67=Data!$G:$G)), 1, TRUE))&quot;);&quot;C24&quot;)" office:value-type="string" office:string-value="C24" calcext:value-type="string">
            <text:p>C24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DX07S016JA1R1500&quot;)" office:value-type="string" office:string-value="DX07S016JA1R1500" calcext:value-type="string">
            <text:p>DX07S016JA1R1500</text:p>
          </table:table-cell>
          <table:table-cell table:style-name="ce2" table:formula="of:=IFERROR(__xludf.dummyfunction(&quot;&quot;&quot;COMPUTED_VALUE&quot;&quot;&quot;);&quot;JAE Electronics&quot;)" office:value-type="string" office:string-value="JAE Electronics" calcext:value-type="string">
            <text:p>JAE Electronics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NDEX([$Data.$C$1:.$C$1048576];MATCH([.$B68];[$Data.$F$1:.$F$1048576];0))" office:value-type="string" office:string-value="USB_C_Receptacle_USB2.0" calcext:value-type="string">
            <text:p>USB_C_Receptacle_USB2.0</text:p>
          </table:table-cell>
          <table:table-cell table:style-name="ce2" table:formula="of:=IFERROR(__xludf.dummyfunction(&quot;TEXTJOIN(&quot;&quot; &quot;&quot;, TRUE, SORT(ArrayFormula(FILTER(Data!$B:$B, $D68=Data!$A:$A, $B68=Data!$F:$F, $C68=Data!$G:$G)), 1, TRUE))&quot;);&quot;J13&quot;)" office:value-type="string" office:string-value="J13" calcext:value-type="string">
            <text:p>J13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ECS-.327-7-34B-TR&quot;)" office:value-type="string" office:string-value="ECS-.327-7-34B-TR" calcext:value-type="string">
            <text:p>ECS-.327-7-34B-TR</text:p>
          </table:table-cell>
          <table:table-cell table:style-name="ce2" table:formula="of:=IFERROR(__xludf.dummyfunction(&quot;&quot;&quot;COMPUTED_VALUE&quot;&quot;&quot;);&quot;ECS&quot;)" office:value-type="string" office:string-value="ECS" calcext:value-type="string">
            <text:p>ECS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NDEX([$Data.$C$1:.$C$1048576];MATCH([.$B69];[$Data.$F$1:.$F$1048576];0))" office:value-type="string" office:string-value="32.768 kHz" calcext:value-type="string">
            <text:p>32.768 kHz</text:p>
          </table:table-cell>
          <table:table-cell table:style-name="ce2" table:formula="of:=IFERROR(__xludf.dummyfunction(&quot;TEXTJOIN(&quot;&quot; &quot;&quot;, TRUE, SORT(ArrayFormula(FILTER(Data!$B:$B, $D69=Data!$A:$A, $B69=Data!$F:$F, $C69=Data!$G:$G)), 1, TRUE))&quot;);&quot;Y2&quot;)" office:value-type="string" office:string-value="Y2" calcext:value-type="string">
            <text:p>Y2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ECS-120-12-33-AEN-TR&quot;)" office:value-type="string" office:string-value="ECS-120-12-33-AEN-TR" calcext:value-type="string">
            <text:p>ECS-120-12-33-AEN-TR</text:p>
          </table:table-cell>
          <table:table-cell table:style-name="ce2" table:formula="of:=IFERROR(__xludf.dummyfunction(&quot;&quot;&quot;COMPUTED_VALUE&quot;&quot;&quot;);&quot;ECS&quot;)" office:value-type="string" office:string-value="ECS" calcext:value-type="string">
            <text:p>ECS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NDEX([$Data.$C$1:.$C$1048576];MATCH([.$B70];[$Data.$F$1:.$F$1048576];0))" office:value-type="string" office:string-value="12 MHz" calcext:value-type="string">
            <text:p>12 MHz</text:p>
          </table:table-cell>
          <table:table-cell table:style-name="ce2" table:formula="of:=IFERROR(__xludf.dummyfunction(&quot;TEXTJOIN(&quot;&quot; &quot;&quot;, TRUE, SORT(ArrayFormula(FILTER(Data!$B:$B, $D70=Data!$A:$A, $B70=Data!$F:$F, $C70=Data!$G:$G)), 1, TRUE))&quot;);&quot;Y1&quot;)" office:value-type="string" office:string-value="Y1" calcext:value-type="string">
            <text:p>Y1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ECS-TXO-3225MV-122.8-TR&quot;)" office:value-type="string" office:string-value="ECS-TXO-3225MV-122.8-TR" calcext:value-type="string">
            <text:p>ECS-TXO-3225MV-122.8-TR</text:p>
          </table:table-cell>
          <table:table-cell table:style-name="ce2" table:formula="of:=IFERROR(__xludf.dummyfunction(&quot;&quot;&quot;COMPUTED_VALUE&quot;&quot;&quot;);&quot;ECS&quot;)" office:value-type="string" office:string-value="ECS" calcext:value-type="string">
            <text:p>ECS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NDEX([$Data.$C$1:.$C$1048576];MATCH([.$B71];[$Data.$F$1:.$F$1048576];0))" office:value-type="string" office:string-value="12.288MHz" calcext:value-type="string">
            <text:p>12.288MHz</text:p>
          </table:table-cell>
          <table:table-cell table:style-name="ce2" table:formula="of:=IFERROR(__xludf.dummyfunction(&quot;TEXTJOIN(&quot;&quot; &quot;&quot;, TRUE, SORT(ArrayFormula(FILTER(Data!$B:$B, $D71=Data!$A:$A, $B71=Data!$F:$F, $C71=Data!$G:$G)), 1, TRUE))&quot;);&quot;X1&quot;)" office:value-type="string" office:string-value="X1" calcext:value-type="string">
            <text:p>X1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ERJ-3EKF15R0V&quot;)" office:value-type="string" office:string-value="ERJ-3EKF15R0V" calcext:value-type="string">
            <text:p>ERJ-3EKF15R0V</text:p>
          </table:table-cell>
          <table:table-cell table:style-name="ce2" table:formula="of:=IFERROR(__xludf.dummyfunction(&quot;&quot;&quot;COMPUTED_VALUE&quot;&quot;&quot;);&quot;Panasonic&quot;)" office:value-type="string" office:string-value="Panasonic" calcext:value-type="string">
            <text:p>Panasonic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8" table:number-matrix-columns-spanned="1" table:number-matrix-rows-spanned="1" table:formula="of:=INDEX([$Data.$C$1:.$C$1048576];MATCH([.$B72];[$Data.$F$1:.$F$1048576];0))" office:value-type="float" office:value="15" calcext:value-type="float">
            <text:p>15</text:p>
          </table:table-cell>
          <table:table-cell table:style-name="ce2" table:formula="of:=IFERROR(__xludf.dummyfunction(&quot;TEXTJOIN(&quot;&quot; &quot;&quot;, TRUE, SORT(ArrayFormula(FILTER(Data!$B:$B, $D72=Data!$A:$A, $B72=Data!$F:$F, $C72=Data!$G:$G)), 1, TRUE))&quot;);&quot;R25 R26 R49 R50&quot;)" office:value-type="string" office:string-value="R25 R26 R49 R50" calcext:value-type="string">
            <text:p>R25 R26 R49 R50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ERJ-3EKF3090V&quot;)" office:value-type="string" office:string-value="ERJ-3EKF3090V" calcext:value-type="string">
            <text:p>ERJ-3EKF3090V</text:p>
          </table:table-cell>
          <table:table-cell table:style-name="ce2" table:formula="of:=IFERROR(__xludf.dummyfunction(&quot;&quot;&quot;COMPUTED_VALUE&quot;&quot;&quot;);&quot;Panasonic&quot;)" office:value-type="string" office:string-value="Panasonic" calcext:value-type="string">
            <text:p>Panasonic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8" table:number-matrix-columns-spanned="1" table:number-matrix-rows-spanned="1" table:formula="of:=INDEX([$Data.$C$1:.$C$1048576];MATCH([.$B73];[$Data.$F$1:.$F$1048576];0))" office:value-type="float" office:value="310" calcext:value-type="float">
            <text:p>310</text:p>
          </table:table-cell>
          <table:table-cell table:style-name="ce2" table:formula="of:=IFERROR(__xludf.dummyfunction(&quot;TEXTJOIN(&quot;&quot; &quot;&quot;, TRUE, SORT(ArrayFormula(FILTER(Data!$B:$B, $D73=Data!$A:$A, $B73=Data!$F:$F, $C73=Data!$G:$G)), 1, TRUE))&quot;);&quot;R17 R18 R41 R42&quot;)" office:value-type="string" office:string-value="R17 R18 R41 R42" calcext:value-type="string">
            <text:p>R17 R18 R41 R42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ERJ-3EKF3300V&quot;)" office:value-type="string" office:string-value="ERJ-3EKF3300V" calcext:value-type="string">
            <text:p>ERJ-3EKF3300V</text:p>
          </table:table-cell>
          <table:table-cell table:style-name="ce2" table:formula="of:=IFERROR(__xludf.dummyfunction(&quot;&quot;&quot;COMPUTED_VALUE&quot;&quot;&quot;);&quot;Panasonic&quot;)" office:value-type="string" office:string-value="Panasonic" calcext:value-type="string">
            <text:p>Panasonic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8" table:number-matrix-columns-spanned="1" table:number-matrix-rows-spanned="1" table:formula="of:=INDEX([$Data.$C$1:.$C$1048576];MATCH([.$B74];[$Data.$F$1:.$F$1048576];0))" office:value-type="float" office:value="330" calcext:value-type="float">
            <text:p>330</text:p>
          </table:table-cell>
          <table:table-cell table:style-name="ce2" table:formula="of:=IFERROR(__xludf.dummyfunction(&quot;TEXTJOIN(&quot;&quot; &quot;&quot;, TRUE, SORT(ArrayFormula(FILTER(Data!$B:$B, $D74=Data!$A:$A, $B74=Data!$F:$F, $C74=Data!$G:$G)), 1, TRUE))&quot;);&quot;R21 R22 R45 R46&quot;)" office:value-type="string" office:string-value="R21 R22 R45 R46" calcext:value-type="string">
            <text:p>R21 R22 R45 R46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ERJ-3EKF3600V&quot;)" office:value-type="string" office:string-value="ERJ-3EKF3600V" calcext:value-type="string">
            <text:p>ERJ-3EKF3600V</text:p>
          </table:table-cell>
          <table:table-cell table:style-name="ce2" table:formula="of:=IFERROR(__xludf.dummyfunction(&quot;&quot;&quot;COMPUTED_VALUE&quot;&quot;&quot;);&quot;Panasonic&quot;)" office:value-type="string" office:string-value="Panasonic" calcext:value-type="string">
            <text:p>Panasonic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8" table:number-matrix-columns-spanned="1" table:number-matrix-rows-spanned="1" table:formula="of:=INDEX([$Data.$C$1:.$C$1048576];MATCH([.$B75];[$Data.$F$1:.$F$1048576];0))" office:value-type="float" office:value="360" calcext:value-type="float">
            <text:p>360</text:p>
          </table:table-cell>
          <table:table-cell table:style-name="ce2" table:formula="of:=IFERROR(__xludf.dummyfunction(&quot;TEXTJOIN(&quot;&quot; &quot;&quot;, TRUE, SORT(ArrayFormula(FILTER(Data!$B:$B, $D75=Data!$A:$A, $B75=Data!$F:$F, $C75=Data!$G:$G)), 1, TRUE))&quot;);&quot;R23 R24 R47 R48&quot;)" office:value-type="string" office:string-value="R23 R24 R47 R48" calcext:value-type="string">
            <text:p>R23 R24 R47 R48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ERJ-3EKF47R0V&quot;)" office:value-type="string" office:string-value="ERJ-3EKF47R0V" calcext:value-type="string">
            <text:p>ERJ-3EKF47R0V</text:p>
          </table:table-cell>
          <table:table-cell table:style-name="ce2" table:formula="of:=IFERROR(__xludf.dummyfunction(&quot;&quot;&quot;COMPUTED_VALUE&quot;&quot;&quot;);&quot;Panasonic&quot;)" office:value-type="string" office:string-value="Panasonic" calcext:value-type="string">
            <text:p>Panasonic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8" table:number-matrix-columns-spanned="1" table:number-matrix-rows-spanned="1" table:formula="of:=INDEX([$Data.$C$1:.$C$1048576];MATCH([.$B76];[$Data.$F$1:.$F$1048576];0))" office:value-type="float" office:value="47" calcext:value-type="float">
            <text:p>47</text:p>
          </table:table-cell>
          <table:table-cell table:style-name="ce2" table:formula="of:=IFERROR(__xludf.dummyfunction(&quot;TEXTJOIN(&quot;&quot; &quot;&quot;, TRUE, SORT(ArrayFormula(FILTER(Data!$B:$B, $D76=Data!$A:$A, $B76=Data!$F:$F, $C76=Data!$G:$G)), 1, TRUE))&quot;);&quot;R20 R27 R28 R51 R52 R92&quot;)" office:value-type="string" office:string-value="R20 R27 R28 R51 R52 R92" calcext:value-type="string">
            <text:p>R20 R27 R28 R51 R52 R92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FTSH-104-01-F-D&quot;)" office:value-type="string" office:string-value="FTSH-104-01-F-D" calcext:value-type="string">
            <text:p>FTSH-104-01-F-D</text:p>
          </table:table-cell>
          <table:table-cell table:style-name="ce2" table:formula="of:=IFERROR(__xludf.dummyfunction(&quot;&quot;&quot;COMPUTED_VALUE&quot;&quot;&quot;);&quot;Samtec&quot;)" office:value-type="string" office:string-value="Samtec" calcext:value-type="string">
            <text:p>Samtec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8" table:number-matrix-columns-spanned="1" table:number-matrix-rows-spanned="1" table:formula="of:=INDEX([$Data.$C$1:.$C$1048576];MATCH([.$B77];[$Data.$F$1:.$F$1048576];0))" office:value-type="string" office:string-value="GPS_Transmission_Conn" calcext:value-type="string">
            <text:p>GPS_Transmission_Conn</text:p>
          </table:table-cell>
          <table:table-cell table:style-name="ce2" table:formula="of:=IFERROR(__xludf.dummyfunction(&quot;TEXTJOIN(&quot;&quot; &quot;&quot;, TRUE, SORT(ArrayFormula(FILTER(Data!$B:$B, $D77=Data!$A:$A, $B77=Data!$F:$F, $C77=Data!$G:$G)), 1, TRUE))&quot;);&quot;J16 J4&quot;)" office:value-type="string" office:string-value="J16 J4" calcext:value-type="string">
            <text:p>J16 J4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FTSH-107-01-F-DV-K&quot;)" office:value-type="string" office:string-value="FTSH-107-01-F-DV-K" calcext:value-type="string">
            <text:p>FTSH-107-01-F-DV-K</text:p>
          </table:table-cell>
          <table:table-cell table:style-name="ce2" table:formula="of:=IFERROR(__xludf.dummyfunction(&quot;&quot;&quot;COMPUTED_VALUE&quot;&quot;&quot;);&quot;Samtec&quot;)" office:value-type="string" office:string-value="Samtec" calcext:value-type="string">
            <text:p>Samtec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NDEX([$Data.$C$1:.$C$1048576];MATCH([.$B78];[$Data.$F$1:.$F$1048576];0))" office:value-type="string" office:string-value="Conn_ST_STDC14" calcext:value-type="string">
            <text:p>Conn_ST_STDC14</text:p>
          </table:table-cell>
          <table:table-cell table:style-name="ce2" table:formula="of:=IFERROR(__xludf.dummyfunction(&quot;TEXTJOIN(&quot;&quot; &quot;&quot;, TRUE, SORT(ArrayFormula(FILTER(Data!$B:$B, $D78=Data!$A:$A, $B78=Data!$F:$F, $C78=Data!$G:$G)), 1, TRUE))&quot;);&quot;J1&quot;)" office:value-type="string" office:string-value="J1" calcext:value-type="string">
            <text:p>J1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MCP73831T-2ACI/OT&quot;)" office:value-type="string" office:string-value="MCP73831T-2ACI/OT" calcext:value-type="string">
            <text:p>MCP73831T-2ACI/OT</text:p>
          </table:table-cell>
          <table:table-cell table:style-name="ce2" table:formula="of:=IFERROR(__xludf.dummyfunction(&quot;&quot;&quot;COMPUTED_VALUE&quot;&quot;&quot;);&quot;Microchip&quot;)" office:value-type="string" office:string-value="Microchip" calcext:value-type="string">
            <text:p>Microchip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NDEX([$Data.$C$1:.$C$1048576];MATCH([.$B79];[$Data.$F$1:.$F$1048576];0))" office:value-type="string" office:string-value="MCP73831-2-OT" calcext:value-type="string">
            <text:p>MCP73831-2-OT</text:p>
          </table:table-cell>
          <table:table-cell table:style-name="ce2" table:formula="of:=IFERROR(__xludf.dummyfunction(&quot;TEXTJOIN(&quot;&quot; &quot;&quot;, TRUE, SORT(ArrayFormula(FILTER(Data!$B:$B, $D79=Data!$A:$A, $B79=Data!$F:$F, $C79=Data!$G:$G)), 1, TRUE))&quot;);&quot;U8&quot;)" office:value-type="string" office:string-value="U8" calcext:value-type="string">
            <text:p>U8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NTR3A30PZT1G&quot;)" office:value-type="string" office:string-value="NTR3A30PZT1G" calcext:value-type="string">
            <text:p>NTR3A30PZT1G</text:p>
          </table:table-cell>
          <table:table-cell table:style-name="ce2" table:formula="of:=IFERROR(__xludf.dummyfunction(&quot;&quot;&quot;COMPUTED_VALUE&quot;&quot;&quot;);&quot;ON Semiconductor&quot;)" office:value-type="string" office:string-value="ON Semiconductor" calcext:value-type="string">
            <text:p>ON Semiconductor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NDEX([$Data.$C$1:.$C$1048576];MATCH([.$B80];[$Data.$F$1:.$F$1048576];0))" office:value-type="string" office:string-value="PMOS" calcext:value-type="string">
            <text:p>PMOS</text:p>
          </table:table-cell>
          <table:table-cell table:style-name="ce2" table:formula="of:=IFERROR(__xludf.dummyfunction(&quot;TEXTJOIN(&quot;&quot; &quot;&quot;, TRUE, SORT(ArrayFormula(FILTER(Data!$B:$B, $D80=Data!$A:$A, $B80=Data!$F:$F, $C80=Data!$G:$G)), 1, TRUE))&quot;);&quot;Q1&quot;)" office:value-type="string" office:string-value="Q1" calcext:value-type="string">
            <text:p>Q1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PTS647SN50SMTR2LFS&quot;)" office:value-type="string" office:string-value="PTS647SN50SMTR2LFS" calcext:value-type="string">
            <text:p>PTS647SN50SMTR2LFS</text:p>
          </table:table-cell>
          <table:table-cell table:style-name="ce2" table:formula="of:=IFERROR(__xludf.dummyfunction(&quot;&quot;&quot;COMPUTED_VALUE&quot;&quot;&quot;);&quot;C&amp;K&quot;)" office:value-type="string" office:string-value="C&amp;K" calcext:value-type="string">
            <text:p>C&amp;K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8" table:number-matrix-columns-spanned="1" table:number-matrix-rows-spanned="1" table:formula="of:=INDEX([$Data.$C$1:.$C$1048576];MATCH([.$B81];[$Data.$F$1:.$F$1048576];0))" office:value-type="string" office:string-value="USER" calcext:value-type="string">
            <text:p>USER</text:p>
          </table:table-cell>
          <table:table-cell table:style-name="ce2" table:formula="of:=IFERROR(__xludf.dummyfunction(&quot;TEXTJOIN(&quot;&quot; &quot;&quot;, TRUE, SORT(ArrayFormula(FILTER(Data!$B:$B, $D81=Data!$A:$A, $B81=Data!$F:$F, $C81=Data!$G:$G)), 1, TRUE))&quot;);&quot;SW1 SW2&quot;)" office:value-type="string" office:string-value="SW1 SW2" calcext:value-type="string">
            <text:p>SW1 SW2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RC0603FR-07100KL&quot;)" office:value-type="string" office:string-value="RC0603FR-07100KL" calcext:value-type="string">
            <text:p>RC0603FR-07100KL</text:p>
          </table:table-cell>
          <table:table-cell table:style-name="ce2" table:formula="of:=IFERROR(__xludf.dummyfunction(&quot;&quot;&quot;COMPUTED_VALUE&quot;&quot;&quot;);&quot;Yageo&quot;)" office:value-type="string" office:string-value="Yageo" calcext:value-type="string">
            <text:p>Yageo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8" table:number-matrix-columns-spanned="1" table:number-matrix-rows-spanned="1" table:formula="of:=INDEX([$Data.$C$1:.$C$1048576];MATCH([.$B82];[$Data.$F$1:.$F$1048576];0))" office:value-type="string" office:string-value="100k" calcext:value-type="string">
            <text:p>100k</text:p>
          </table:table-cell>
          <table:table-cell table:style-name="ce2" table:formula="of:=IFERROR(__xludf.dummyfunction(&quot;TEXTJOIN(&quot;&quot; &quot;&quot;, TRUE, SORT(ArrayFormula(FILTER(Data!$B:$B, $D82=Data!$A:$A, $B82=Data!$F:$F, $C82=Data!$G:$G)), 1, TRUE))&quot;);&quot;R13 R19 R65 R84&quot;)" office:value-type="string" office:string-value="R13 R19 R65 R84" calcext:value-type="string">
            <text:p>R13 R19 R65 R84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RC0603FR-071KL&quot;)" office:value-type="string" office:string-value="RC0603FR-071KL" calcext:value-type="string">
            <text:p>RC0603FR-071KL</text:p>
          </table:table-cell>
          <table:table-cell table:style-name="ce2" table:formula="of:=IFERROR(__xludf.dummyfunction(&quot;&quot;&quot;COMPUTED_VALUE&quot;&quot;&quot;);&quot;Yageo&quot;)" office:value-type="string" office:string-value="Yageo" calcext:value-type="string">
            <text:p>Yageo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NDEX([$Data.$C$1:.$C$1048576];MATCH([.$B83];[$Data.$F$1:.$F$1048576];0))" office:value-type="string" office:string-value="1k" calcext:value-type="string">
            <text:p>1k</text:p>
          </table:table-cell>
          <table:table-cell table:style-name="ce2" table:formula="of:=IFERROR(__xludf.dummyfunction(&quot;TEXTJOIN(&quot;&quot; &quot;&quot;, TRUE, SORT(ArrayFormula(FILTER(Data!$B:$B, $D83=Data!$A:$A, $B83=Data!$F:$F, $C83=Data!$G:$G)), 1, TRUE))&quot;);&quot;R16&quot;)" office:value-type="string" office:string-value="R16" calcext:value-type="string">
            <text:p>R16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RC0603FR-072K2L&quot;)" office:value-type="string" office:string-value="RC0603FR-072K2L" calcext:value-type="string">
            <text:p>RC0603FR-072K2L</text:p>
          </table:table-cell>
          <table:table-cell table:style-name="ce2" table:formula="of:=IFERROR(__xludf.dummyfunction(&quot;&quot;&quot;COMPUTED_VALUE&quot;&quot;&quot;);&quot;Yageo&quot;)" office:value-type="string" office:string-value="Yageo" calcext:value-type="string">
            <text:p>Yageo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8" table:number-matrix-columns-spanned="1" table:number-matrix-rows-spanned="1" table:formula="of:=INDEX([$Data.$C$1:.$C$1048576];MATCH([.$B84];[$Data.$F$1:.$F$1048576];0))" office:value-type="string" office:string-value="2.2k" calcext:value-type="string">
            <text:p>2.2k</text:p>
          </table:table-cell>
          <table:table-cell table:style-name="ce2" table:formula="of:=IFERROR(__xludf.dummyfunction(&quot;TEXTJOIN(&quot;&quot; &quot;&quot;, TRUE, SORT(ArrayFormula(FILTER(Data!$B:$B, $D84=Data!$A:$A, $B84=Data!$F:$F, $C84=Data!$G:$G)), 1, TRUE))&quot;);&quot;R2 R3 R4 R6 R7 R8 R87 R88&quot;)" office:value-type="string" office:string-value="R2 R3 R4 R6 R7 R8 R87 R88" calcext:value-type="string">
            <text:p>R2 R3 R4 R6 R7 R8 R87 R88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RC0603FR-07470KL&quot;)" office:value-type="string" office:string-value="RC0603FR-07470KL" calcext:value-type="string">
            <text:p>RC0603FR-07470KL</text:p>
          </table:table-cell>
          <table:table-cell table:style-name="ce2" table:formula="of:=IFERROR(__xludf.dummyfunction(&quot;&quot;&quot;COMPUTED_VALUE&quot;&quot;&quot;);&quot;Yageo&quot;)" office:value-type="string" office:string-value="Yageo" calcext:value-type="string">
            <text:p>Yageo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8" table:number-matrix-columns-spanned="1" table:number-matrix-rows-spanned="1" table:formula="of:=INDEX([$Data.$C$1:.$C$1048576];MATCH([.$B85];[$Data.$F$1:.$F$1048576];0))" office:value-type="string" office:string-value="500k" calcext:value-type="string">
            <text:p>500k</text:p>
          </table:table-cell>
          <table:table-cell table:style-name="ce2" table:formula="of:=IFERROR(__xludf.dummyfunction(&quot;TEXTJOIN(&quot;&quot; &quot;&quot;, TRUE, SORT(ArrayFormula(FILTER(Data!$B:$B, $D85=Data!$A:$A, $B85=Data!$F:$F, $C85=Data!$G:$G)), 1, TRUE))&quot;);&quot;R10 R9&quot;)" office:value-type="string" office:string-value="R10 R9" calcext:value-type="string">
            <text:p>R10 R9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RC0603FR-1068RL&quot;)" office:value-type="string" office:string-value="RC0603FR-1068RL" calcext:value-type="string">
            <text:p>RC0603FR-1068RL</text:p>
          </table:table-cell>
          <table:table-cell table:style-name="ce2" table:formula="of:=IFERROR(__xludf.dummyfunction(&quot;&quot;&quot;COMPUTED_VALUE&quot;&quot;&quot;);&quot;Yageo&quot;)" office:value-type="string" office:string-value="Yageo" calcext:value-type="string">
            <text:p>Yageo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NDEX([$Data.$C$1:.$C$1048576];MATCH([.$B86];[$Data.$F$1:.$F$1048576];0))" office:value-type="float" office:value="68" calcext:value-type="float">
            <text:p>68</text:p>
          </table:table-cell>
          <table:table-cell table:style-name="ce2" table:formula="of:=IFERROR(__xludf.dummyfunction(&quot;TEXTJOIN(&quot;&quot; &quot;&quot;, TRUE, SORT(ArrayFormula(FILTER(Data!$B:$B, $D86=Data!$A:$A, $B86=Data!$F:$F, $C86=Data!$G:$G)), 1, TRUE))&quot;);&quot;R5&quot;)" office:value-type="string" office:string-value="R5" calcext:value-type="string">
            <text:p>R5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RC0603JR-0710KL&quot;)" office:value-type="string" office:string-value="RC0603JR-0710KL" calcext:value-type="string">
            <text:p>RC0603JR-0710KL</text:p>
          </table:table-cell>
          <table:table-cell table:style-name="ce2" table:formula="of:=IFERROR(__xludf.dummyfunction(&quot;&quot;&quot;COMPUTED_VALUE&quot;&quot;&quot;);&quot;Yageo&quot;)" office:value-type="string" office:string-value="Yageo" calcext:value-type="string">
            <text:p>Yageo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8" table:number-matrix-columns-spanned="1" table:number-matrix-rows-spanned="1" table:formula="of:=INDEX([$Data.$C$1:.$C$1048576];MATCH([.$B87];[$Data.$F$1:.$F$1048576];0))" office:value-type="string" office:string-value="10k" calcext:value-type="string">
            <text:p>10k</text:p>
          </table:table-cell>
          <table:table-cell table:style-name="ce2" table:formula="of:=IFERROR(__xludf.dummyfunction(&quot;TEXTJOIN(&quot;&quot; &quot;&quot;, TRUE, SORT(ArrayFormula(FILTER(Data!$B:$B, $D87=Data!$A:$A, $B87=Data!$F:$F, $C87=Data!$G:$G)), 1, TRUE))&quot;);&quot;R1 R11 R12 R14 R15 R86 R89&quot;)" office:value-type="string" office:string-value="R1 R11 R12 R14 R15 R86 R89" calcext:value-type="string">
            <text:p>R1 R11 R12 R14 R15 R86 R89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RSX101MM-30TR&quot;)" office:value-type="string" office:string-value="RSX101MM-30TR" calcext:value-type="string">
            <text:p>RSX101MM-30TR</text:p>
          </table:table-cell>
          <table:table-cell table:style-name="ce2" table:formula="of:=IFERROR(__xludf.dummyfunction(&quot;&quot;&quot;COMPUTED_VALUE&quot;&quot;&quot;);&quot;ROHM Semiconductor&quot;)" office:value-type="string" office:string-value="ROHM Semiconductor" calcext:value-type="string">
            <text:p>ROHM Semiconductor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8" table:number-matrix-columns-spanned="1" table:number-matrix-rows-spanned="1" table:formula="of:=INDEX([$Data.$C$1:.$C$1048576];MATCH([.$B88];[$Data.$F$1:.$F$1048576];0))" office:value-type="string" office:string-value="Vf low" calcext:value-type="string">
            <text:p>Vf low</text:p>
          </table:table-cell>
          <table:table-cell table:style-name="ce2" table:formula="of:=IFERROR(__xludf.dummyfunction(&quot;TEXTJOIN(&quot;&quot; &quot;&quot;, TRUE, SORT(ArrayFormula(FILTER(Data!$B:$B, $D88=Data!$A:$A, $B88=Data!$F:$F, $C88=Data!$G:$G)), 1, TRUE))&quot;);&quot;D4 D5&quot;)" office:value-type="string" office:string-value="D4 D5" calcext:value-type="string">
            <text:p>D4 D5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SML-D12D8WT86C&quot;)" office:value-type="string" office:string-value="SML-D12D8WT86C" calcext:value-type="string">
            <text:p>SML-D12D8WT86C</text:p>
          </table:table-cell>
          <table:table-cell table:style-name="ce2" table:formula="of:=IFERROR(__xludf.dummyfunction(&quot;&quot;&quot;COMPUTED_VALUE&quot;&quot;&quot;);&quot;ROHM Semiconductor&quot;)" office:value-type="string" office:string-value="ROHM Semiconductor" calcext:value-type="string">
            <text:p>ROHM Semiconductor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8" table:number-matrix-columns-spanned="1" table:number-matrix-rows-spanned="1" table:formula="of:=INDEX([$Data.$C$1:.$C$1048576];MATCH([.$B89];[$Data.$F$1:.$F$1048576];0))" office:value-type="string" office:string-value="ORANGE" calcext:value-type="string">
            <text:p>ORANGE</text:p>
          </table:table-cell>
          <table:table-cell table:style-name="ce2" table:formula="of:=IFERROR(__xludf.dummyfunction(&quot;TEXTJOIN(&quot;&quot; &quot;&quot;, TRUE, SORT(ArrayFormula(FILTER(Data!$B:$B, $D89=Data!$A:$A, $B89=Data!$F:$F, $C89=Data!$G:$G)), 1, TRUE))&quot;);&quot;D10 D6&quot;)" office:value-type="string" office:string-value="D10 D6" calcext:value-type="string">
            <text:p>D10 D6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SML-D12U8WT86C&quot;)" office:value-type="string" office:string-value="SML-D12U8WT86C" calcext:value-type="string">
            <text:p>SML-D12U8WT86C</text:p>
          </table:table-cell>
          <table:table-cell table:style-name="ce2" table:formula="of:=IFERROR(__xludf.dummyfunction(&quot;&quot;&quot;COMPUTED_VALUE&quot;&quot;&quot;);&quot;ROHM Semiconductor&quot;)" office:value-type="string" office:string-value="ROHM Semiconductor" calcext:value-type="string">
            <text:p>ROHM Semiconductor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NDEX([$Data.$C$1:.$C$1048576];MATCH([.$B90];[$Data.$F$1:.$F$1048576];0))" office:value-type="string" office:string-value="RED" calcext:value-type="string">
            <text:p>RED</text:p>
          </table:table-cell>
          <table:table-cell table:style-name="ce2" table:formula="of:=IFERROR(__xludf.dummyfunction(&quot;TEXTJOIN(&quot;&quot; &quot;&quot;, TRUE, SORT(ArrayFormula(FILTER(Data!$B:$B, $D90=Data!$A:$A, $B90=Data!$F:$F, $C90=Data!$G:$G)), 1, TRUE))&quot;);&quot;D7&quot;)" office:value-type="string" office:string-value="D7" calcext:value-type="string">
            <text:p>D7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SML-D12Y8WT86C&quot;)" office:value-type="string" office:string-value="SML-D12Y8WT86C" calcext:value-type="string">
            <text:p>SML-D12Y8WT86C</text:p>
          </table:table-cell>
          <table:table-cell table:style-name="ce2" table:formula="of:=IFERROR(__xludf.dummyfunction(&quot;&quot;&quot;COMPUTED_VALUE&quot;&quot;&quot;);&quot;ROHM Semiconductor&quot;)" office:value-type="string" office:string-value="ROHM Semiconductor" calcext:value-type="string">
            <text:p>ROHM Semiconductor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8" table:number-matrix-columns-spanned="1" table:number-matrix-rows-spanned="1" table:formula="of:=INDEX([$Data.$C$1:.$C$1048576];MATCH([.$B91];[$Data.$F$1:.$F$1048576];0))" office:value-type="string" office:string-value="YELLOW" calcext:value-type="string">
            <text:p>YELLOW</text:p>
          </table:table-cell>
          <table:table-cell table:style-name="ce2" table:formula="of:=IFERROR(__xludf.dummyfunction(&quot;TEXTJOIN(&quot;&quot; &quot;&quot;, TRUE, SORT(ArrayFormula(FILTER(Data!$B:$B, $D91=Data!$A:$A, $B91=Data!$F:$F, $C91=Data!$G:$G)), 1, TRUE))&quot;);&quot;D3 D9&quot;)" office:value-type="string" office:string-value="D3 D9" calcext:value-type="string">
            <text:p>D3 D9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SMLD12BN1WT86&quot;)" office:value-type="string" office:string-value="SMLD12BN1WT86" calcext:value-type="string">
            <text:p>SMLD12BN1WT86</text:p>
          </table:table-cell>
          <table:table-cell table:style-name="ce2" table:formula="of:=IFERROR(__xludf.dummyfunction(&quot;&quot;&quot;COMPUTED_VALUE&quot;&quot;&quot;);&quot;ROHM Semiconductor&quot;)" office:value-type="string" office:string-value="ROHM Semiconductor" calcext:value-type="string">
            <text:p>ROHM Semiconductor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NDEX([$Data.$C$1:.$C$1048576];MATCH([.$B92];[$Data.$F$1:.$F$1048576];0))" office:value-type="string" office:string-value="BLUE" calcext:value-type="string">
            <text:p>BLUE</text:p>
          </table:table-cell>
          <table:table-cell table:style-name="ce2" table:formula="of:=IFERROR(__xludf.dummyfunction(&quot;TEXTJOIN(&quot;&quot; &quot;&quot;, TRUE, SORT(ArrayFormula(FILTER(Data!$B:$B, $D92=Data!$A:$A, $B92=Data!$F:$F, $C92=Data!$G:$G)), 1, TRUE))&quot;);&quot;D1&quot;)" office:value-type="string" office:string-value="D1" calcext:value-type="string">
            <text:p>D1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SMLD12EN1WT86&quot;)" office:value-type="string" office:string-value="SMLD12EN1WT86" calcext:value-type="string">
            <text:p>SMLD12EN1WT86</text:p>
          </table:table-cell>
          <table:table-cell table:style-name="ce2" table:formula="of:=IFERROR(__xludf.dummyfunction(&quot;&quot;&quot;COMPUTED_VALUE&quot;&quot;&quot;);&quot;ROHM Semiconductor&quot;)" office:value-type="string" office:string-value="ROHM Semiconductor" calcext:value-type="string">
            <text:p>ROHM Semiconductor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8" table:number-matrix-columns-spanned="1" table:number-matrix-rows-spanned="1" table:formula="of:=INDEX([$Data.$C$1:.$C$1048576];MATCH([.$B93];[$Data.$F$1:.$F$1048576];0))" office:value-type="string" office:string-value="GREEN" calcext:value-type="string">
            <text:p>GREEN</text:p>
          </table:table-cell>
          <table:table-cell table:style-name="ce2" table:formula="of:=IFERROR(__xludf.dummyfunction(&quot;TEXTJOIN(&quot;&quot; &quot;&quot;, TRUE, SORT(ArrayFormula(FILTER(Data!$B:$B, $D93=Data!$A:$A, $B93=Data!$F:$F, $C93=Data!$G:$G)), 1, TRUE))&quot;);&quot;D2 D8&quot;)" office:value-type="string" office:string-value="D2 D8" calcext:value-type="string">
            <text:p>D2 D8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STM32F446RCT6&quot;)" office:value-type="string" office:string-value="STM32F446RCT6" calcext:value-type="string">
            <text:p>STM32F446RCT6</text:p>
          </table:table-cell>
          <table:table-cell table:style-name="ce2" table:formula="of:=IFERROR(__xludf.dummyfunction(&quot;&quot;&quot;COMPUTED_VALUE&quot;&quot;&quot;);&quot;STMicroelectronics&quot;)" office:value-type="string" office:string-value="STMicroelectronics" calcext:value-type="string">
            <text:p>STMicroelectronics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NDEX([$Data.$C$1:.$C$1048576];MATCH([.$B94];[$Data.$F$1:.$F$1048576];0))" office:value-type="string" office:string-value="STM32F446RETx" calcext:value-type="string">
            <text:p>STM32F446RETx</text:p>
          </table:table-cell>
          <table:table-cell table:style-name="ce2" table:formula="of:=IFERROR(__xludf.dummyfunction(&quot;TEXTJOIN(&quot;&quot; &quot;&quot;, TRUE, SORT(ArrayFormula(FILTER(Data!$B:$B, $D94=Data!$A:$A, $B94=Data!$F:$F, $C94=Data!$G:$G)), 1, TRUE))&quot;);&quot;U1&quot;)" office:value-type="string" office:string-value="U1" calcext:value-type="string">
            <text:p>U1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THS4551IRUNR&quot;)" office:value-type="string" office:string-value="THS4551IRUNR" calcext:value-type="string">
            <text:p>THS4551IRUNR</text:p>
          </table:table-cell>
          <table:table-cell table:style-name="ce2" table:formula="of:=IFERROR(__xludf.dummyfunction(&quot;&quot;&quot;COMPUTED_VALUE&quot;&quot;&quot;);&quot;Texas Instruments&quot;)" office:value-type="string" office:string-value="Texas Instruments" calcext:value-type="string">
            <text:p>Texas Instruments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8" table:number-matrix-columns-spanned="1" table:number-matrix-rows-spanned="1" table:formula="of:=INDEX([$Data.$C$1:.$C$1048576];MATCH([.$B95];[$Data.$F$1:.$F$1048576];0))" office:value-type="string" office:string-value="THS4551" calcext:value-type="string">
            <text:p>THS4551</text:p>
          </table:table-cell>
          <table:table-cell table:style-name="ce2" table:formula="of:=IFERROR(__xludf.dummyfunction(&quot;TEXTJOIN(&quot;&quot; &quot;&quot;, TRUE, SORT(ArrayFormula(FILTER(Data!$B:$B, $D95=Data!$A:$A, $B95=Data!$F:$F, $C95=Data!$G:$G)), 1, TRUE))&quot;);&quot;U3 U5&quot;)" office:value-type="string" office:string-value="U3 U5" calcext:value-type="string">
            <text:p>U3 U5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TPS73733QDRBRQ1&quot;)" office:value-type="string" office:string-value="TPS73733QDRBRQ1" calcext:value-type="string">
            <text:p>TPS73733QDRBRQ1</text:p>
          </table:table-cell>
          <table:table-cell table:style-name="ce2" table:formula="of:=IFERROR(__xludf.dummyfunction(&quot;&quot;&quot;COMPUTED_VALUE&quot;&quot;&quot;);&quot;Texas Instruments&quot;)" office:value-type="string" office:string-value="Texas Instruments" calcext:value-type="string">
            <text:p>Texas Instruments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NDEX([$Data.$C$1:.$C$1048576];MATCH([.$B96];[$Data.$F$1:.$F$1048576];0))" office:value-type="string" office:string-value="TPS73733QDRBRQ1" calcext:value-type="string">
            <text:p>TPS73733QDRBRQ1</text:p>
          </table:table-cell>
          <table:table-cell table:style-name="ce2" table:formula="of:=IFERROR(__xludf.dummyfunction(&quot;TEXTJOIN(&quot;&quot; &quot;&quot;, TRUE, SORT(ArrayFormula(FILTER(Data!$B:$B, $D96=Data!$A:$A, $B96=Data!$F:$F, $C96=Data!$G:$G)), 1, TRUE))&quot;);&quot;U9&quot;)" office:value-type="string" office:string-value="U9" calcext:value-type="string">
            <text:p>U9</text:p>
          </table:table-cell>
          <table:table-cell table:number-columns-repeated="1017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USBLC6-2P6&quot;)" office:value-type="string" office:string-value="USBLC6-2P6" calcext:value-type="string">
            <text:p>USBLC6-2P6</text:p>
          </table:table-cell>
          <table:table-cell table:style-name="ce2" table:formula="of:=IFERROR(__xludf.dummyfunction(&quot;&quot;&quot;COMPUTED_VALUE&quot;&quot;&quot;);&quot;STMicroelectronics&quot;)" office:value-type="string" office:string-value="STMicroelectronics" calcext:value-type="string">
            <text:p>STMicroelectronics</text:p>
          </table:table-cell>
          <table:table-cell table:style-name="ce2" table:formula="of:=IFERROR(__xludf.dummyfunction(&quot;&quot;&quot;COMPUTED_VALUE&quot;&quot;&quot;);&quot;kleinvoet&quot;)" office:value-type="string" office:string-value="kleinvoet" calcext:value-type="string">
            <text:p>kleinvoet</text:p>
          </table:table-cell>
          <table:table-cell table:style-name="ce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NDEX([$Data.$C$1:.$C$1048576];MATCH([.$B97];[$Data.$F$1:.$F$1048576];0))" office:value-type="string" office:string-value="USBLC6-2SC6" calcext:value-type="string">
            <text:p>USBLC6-2SC6</text:p>
          </table:table-cell>
          <table:table-cell table:style-name="ce2" table:formula="of:=IFERROR(__xludf.dummyfunction(&quot;TEXTJOIN(&quot;&quot; &quot;&quot;, TRUE, SORT(ArrayFormula(FILTER(Data!$B:$B, $D97=Data!$A:$A, $B97=Data!$F:$F, $C97=Data!$G:$G)), 1, TRUE))&quot;);&quot;U10&quot;)" office:value-type="string" office:string-value="U10" calcext:value-type="string">
            <text:p>U10</text:p>
          </table:table-cell>
          <table:table-cell table:number-columns-repeated="1017"/>
        </table:table-row>
        <table:table-row table:style-name="ro1" table:number-rows-repeated="50403">
          <table:table-cell table:number-columns-repeated="4"/>
          <table:table-cell table:style-name="ce8" table:number-columns-repeated="2"/>
          <table:table-cell table:number-columns-repeated="1018"/>
        </table:table-row>
        <table:table-row table:style-name="ro2" table:number-rows-repeated="9980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" table:style-name="ta3">
        <table:table-column table:style-name="co3" table:number-columns-repeated="1024" table:default-cell-style-name="Default"/>
        <table:table-row table:style-name="ro1">
          <table:table-cell table:style-name="ce3" office:value-type="string" calcext:value-type="string">
            <text:p>Board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Footprint</text:p>
          </table:table-cell>
          <table:table-cell table:style-name="ce3" office:value-type="string" calcext:value-type="string">
            <text:p>Datasheet</text:p>
          </table:table-cell>
          <table:table-cell table:style-name="ce7" office:value-type="string" calcext:value-type="string">
            <text:p>MPN</text:p>
          </table:table-cell>
          <table:table-cell table:style-name="ce3" office:value-type="string" calcext:value-type="string">
            <text:p>Mfr.</text:p>
          </table:table-cell>
          <table:table-cell table:style-name="ce3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10u</text:p>
          </table:table-cell>
          <table:table-cell table:style-name="ce3" office:value-type="string" calcext:value-type="string">
            <text:p>Capacitor_SMD:C_0805_2012Metric_Pad1.18x1.4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805C106K9PACTU</text:p>
          </table:table-cell>
          <table:table-cell table:style-name="ce3" office:value-type="string" calcext:value-type="string">
            <text:p>KEMET</text:p>
          </table:table-cell>
          <table:table-cell table:style-name="ce3" office:value-type="string" calcext:value-type="string">
            <text:p>Low ESR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B2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FB1</text:p>
          </table:table-cell>
          <table:table-cell table:style-name="ce3" office:value-type="string" calcext:value-type="string">
            <text:p>BLM18KG101TZ1D</text:p>
          </table:table-cell>
          <table:table-cell table:style-name="ce3" office:value-type="string" calcext:value-type="string">
            <text:p>Inductor_SMD:L_0603_1608Metric_Pad1.05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BLM18KG101TZ1D</text:p>
          </table:table-cell>
          <table:table-cell table:style-name="ce3" office:value-type="string" calcext:value-type="string">
            <text:p>Murata Electronics</text:p>
          </table:table-cell>
          <table:table-cell table:style-name="ce3" office:value-type="string" calcext:value-type="string">
            <text:p>100 @ 100 MHz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B7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style-name="ce3" office:value-type="string" calcext:value-type="string">
            <text:p>Low ESR (X7R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1u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5K8RACTU</text:p>
          </table:table-cell>
          <table:table-cell table:style-name="ce3" office:value-type="string" calcext:value-type="string">
            <text:p>KEMET</text:p>
          </table:table-cell>
          <table:table-cell table:style-name="ce3" office:value-type="string" calcext:value-type="string">
            <text:p>Low ESR (X7R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B8</text:p>
          </table:table-cell>
          <table:table-cell table:style-name="ce3" office:value-type="string" calcext:value-type="string">
            <text:p>1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3J5RACTU</text:p>
          </table:table-cell>
          <table:table-cell table:style-name="ce3" office:value-type="string" calcext:value-type="string">
            <text:p>KEMET</text:p>
          </table:table-cell>
          <table:table-cell table:style-name="ce3" office:value-type="string" calcext:value-type="string">
            <text:p>Low ESR (X7R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B3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B4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B5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B1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J1</text:p>
          </table:table-cell>
          <table:table-cell table:style-name="ce3" office:value-type="string" calcext:value-type="string">
            <text:p>Conn_ST_STDC14</text:p>
          </table:table-cell>
          <table:table-cell table:style-name="ce3" office:value-type="string" calcext:value-type="string">
            <text:p>grootvoet:SAMTEC-FTSH-107-01-X-DV</text:p>
          </table:table-cell>
          <table:table-cell table:style-name="ce10" office:value-type="string" calcext:value-type="string">
            <text:p><text:a xlink:href="https://www.st.com/content/ccc/resource/technical/document/user_manual/group1/99/49/91/b6/b2/3a/46/e5/DM00526767/files/DM00526767.pdf/jcr:content/translations/en.DM00526767.pdf" xlink:type="simple">https://www.st.com/content/ccc/resource/technical/document/user_manual/group1/99/49/91/b6/b2/3a/46/e5/DM00526767/files/DM00526767.pdf/jcr:content/translations/en.DM00526767.pdf</text:a></text:p>
          </table:table-cell>
          <table:table-cell table:style-name="ce7" office:value-type="string" calcext:value-type="string">
            <text:p>FTSH-107-01-F-DV-K</text:p>
          </table:table-cell>
          <table:table-cell table:style-name="ce3" office:value-type="string" calcext:value-type="string">
            <text:p>Samte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2.2k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RC0603FR-072K2L</text:p>
          </table:table-cell>
          <table:table-cell table:style-name="ce3" office:value-type="string" calcext:value-type="string">
            <text:p>Yage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LED_SMD:LED_0603_1608Metric_Pad1.05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SMLD12BN1WT86</text:p>
          </table:table-cell>
          <table:table-cell table:style-name="ce3" office:value-type="string" calcext:value-type="string">
            <text:p>ROHM Semiconducto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10u</text:p>
          </table:table-cell>
          <table:table-cell table:style-name="ce3" office:value-type="string" calcext:value-type="string">
            <text:p>Capacitor_SMD:C_0805_2012Metric_Pad1.18x1.4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805C106K9PACTU</text:p>
          </table:table-cell>
          <table:table-cell table:style-name="ce3" office:value-type="string" calcext:value-type="string">
            <text:p>KEMET</text:p>
          </table:table-cell>
          <table:table-cell table:style-name="ce3" office:value-type="string" calcext:value-type="string">
            <text:p>Low ESR (&lt; 1 Ohm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RC0603JR-0710KL</text:p>
          </table:table-cell>
          <table:table-cell table:style-name="ce3" office:value-type="string" calcext:value-type="string">
            <text:p>Yage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Y1</text:p>
          </table:table-cell>
          <table:table-cell table:style-name="ce3" office:value-type="string" calcext:value-type="string">
            <text:p>12 MHz</text:p>
          </table:table-cell>
          <table:table-cell table:style-name="ce3" office:value-type="string" calcext:value-type="string">
            <text:p>grootvoet:ECS-33B</text:p>
          </table:table-cell>
          <table:table-cell table:style-name="ce10" office:value-type="string" calcext:value-type="string">
            <text:p><text:a xlink:href="https://www.mouser.co.za/datasheet/2/122/ECS-33B-1649459.pdf" xlink:type="simple">https://www.mouser.co.za/datasheet/2/122/ECS-33B-1649459.pdf</text:a></text:p>
          </table:table-cell>
          <table:table-cell table:style-name="ce7" office:value-type="string" calcext:value-type="string">
            <text:p>ECS-120-12-33-AEN-TR</text:p>
          </table:table-cell>
          <table:table-cell table:style-name="ce3" office:value-type="string" calcext:value-type="string">
            <text:p>EC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15pF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50J5GACTU</text:p>
          </table:table-cell>
          <table:table-cell table:style-name="ce3" office:value-type="string" calcext:value-type="string">
            <text:p>KEMET</text:p>
          </table:table-cell>
          <table:table-cell table:style-name="ce3" office:value-type="string" calcext:value-type="string">
            <text:p>C0G - High freq.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15pF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50J5GACTU</text:p>
          </table:table-cell>
          <table:table-cell table:style-name="ce3" office:value-type="string" calcext:value-type="string">
            <text:p>KEMET</text:p>
          </table:table-cell>
          <table:table-cell table:style-name="ce3" office:value-type="string" calcext:value-type="string">
            <text:p>C0G - High freq.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RC0603FR-1068RL</text:p>
          </table:table-cell>
          <table:table-cell table:style-name="ce3" office:value-type="string" calcext:value-type="string">
            <text:p>Yage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Y2</text:p>
          </table:table-cell>
          <table:table-cell table:style-name="ce3" office:value-type="string" calcext:value-type="string">
            <text:p>32.768 kHz</text:p>
          </table:table-cell>
          <table:table-cell table:style-name="ce3" office:value-type="string" calcext:value-type="string">
            <text:p>grootvoet:ECX-31B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CS-.327-7-34B-TR</text:p>
          </table:table-cell>
          <table:table-cell table:style-name="ce3" office:value-type="string" calcext:value-type="string">
            <text:p>EC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7</text:p>
          </table:table-cell>
          <table:table-cell table:style-name="ce3" office:value-type="string" calcext:value-type="string">
            <text:p>4p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1608C0G1H040C080AA</text:p>
          </table:table-cell>
          <table:table-cell table:style-name="ce3" office:value-type="string" calcext:value-type="string">
            <text:p>TDK</text:p>
          </table:table-cell>
          <table:table-cell table:style-name="ce3" office:value-type="string" calcext:value-type="string">
            <text:p>C0G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4p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1608C0G1H040C080AA</text:p>
          </table:table-cell>
          <table:table-cell table:style-name="ce3" office:value-type="string" calcext:value-type="string">
            <text:p>TDK</text:p>
          </table:table-cell>
          <table:table-cell table:style-name="ce3" office:value-type="string" calcext:value-type="string">
            <text:p>C0G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9</text:p>
          </table:table-cell>
          <table:table-cell table:style-name="ce3" office:value-type="string" calcext:value-type="string">
            <text:p>500k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RC0603FR-07470KL</text:p>
          </table:table-cell>
          <table:table-cell table:style-name="ce3" office:value-type="string" calcext:value-type="string">
            <text:p>Yage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10</text:p>
          </table:table-cell>
          <table:table-cell table:style-name="ce3" office:value-type="string" calcext:value-type="string">
            <text:p>500k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RC0603FR-07470KL</text:p>
          </table:table-cell>
          <table:table-cell table:style-name="ce3" office:value-type="string" calcext:value-type="string">
            <text:p>Yage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1u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5K8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SW2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grootvoet:SW_SPST_PTS647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PTS647SN50SMTR2LFS</text:p>
          </table:table-cell>
          <table:table-cell table:style-name="ce3" office:value-type="string" calcext:value-type="string">
            <text:p>C&amp;K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B9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SW1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grootvoet:SW_SPST_PTS647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PTS647SN50SMTR2LFS</text:p>
          </table:table-cell>
          <table:table-cell table:style-name="ce3" office:value-type="string" calcext:value-type="string">
            <text:p>C&amp;K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FB9</text:p>
          </table:table-cell>
          <table:table-cell table:style-name="ce3" office:value-type="string" calcext:value-type="string">
            <text:p>BLM15HD102SN1</text:p>
          </table:table-cell>
          <table:table-cell table:style-name="ce3" office:value-type="string" calcext:value-type="string">
            <text:p>Inductor_SMD:L_0603_1608Metric_Pad1.05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BLM15HD102SN1D</text:p>
          </table:table-cell>
          <table:table-cell table:style-name="ce3" office:value-type="string" calcext:value-type="string">
            <text:p>Murata Electronic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B6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STM32F446RETx</text:p>
          </table:table-cell>
          <table:table-cell table:style-name="ce3" office:value-type="string" calcext:value-type="string">
            <text:p>Package_QFP:LQFP-64_10x10mm_P0.5mm</text:p>
          </table:table-cell>
          <table:table-cell table:style-name="ce10" office:value-type="string" calcext:value-type="string">
            <text:p><text:a xlink:href="http://www.st.com/st-web-ui/static/active/en/resource/technical/document/datasheet/DM00141306.pdf" xlink:type="simple">http://www.st.com/st-web-ui/static/active/en/resource/technical/document/datasheet/DM00141306.pdf</text:a></text:p>
          </table:table-cell>
          <table:table-cell table:style-name="ce7" office:value-type="string" calcext:value-type="string">
            <text:p>STM32F446RCT6</text:p>
          </table:table-cell>
          <table:table-cell table:style-name="ce3" office:value-type="string" calcext:value-type="string">
            <text:p>STMicroelectronic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6</text:p>
          </table:table-cell>
          <table:table-cell table:style-name="ce3" office:value-type="string" calcext:value-type="string">
            <text:p>2.2k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RC0603FR-072K2L</text:p>
          </table:table-cell>
          <table:table-cell table:style-name="ce3" office:value-type="string" calcext:value-type="string">
            <text:p>Yage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D8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LED_SMD:LED_0603_1608Metric_Pad1.05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SMLD12EN1WT86</text:p>
          </table:table-cell>
          <table:table-cell table:style-name="ce3" office:value-type="string" calcext:value-type="string">
            <text:p>ROHM Semiconducto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7</text:p>
          </table:table-cell>
          <table:table-cell table:style-name="ce3" office:value-type="string" calcext:value-type="string">
            <text:p>2.2k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RC0603FR-072K2L</text:p>
          </table:table-cell>
          <table:table-cell table:style-name="ce3" office:value-type="string" calcext:value-type="string">
            <text:p>Yage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D9</text:p>
          </table:table-cell>
          <table:table-cell table:style-name="ce3" office:value-type="string" calcext:value-type="string">
            <text:p>YELLOW</text:p>
          </table:table-cell>
          <table:table-cell table:style-name="ce3" office:value-type="string" calcext:value-type="string">
            <text:p>LED_SMD:LED_0603_1608Metric_Pad1.05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SML-D12Y8WT86C</text:p>
          </table:table-cell>
          <table:table-cell table:style-name="ce3" office:value-type="string" calcext:value-type="string">
            <text:p>ROHM Semiconducto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D10</text:p>
          </table:table-cell>
          <table:table-cell table:style-name="ce3" office:value-type="string" calcext:value-type="string">
            <text:p>ORANGE</text:p>
          </table:table-cell>
          <table:table-cell table:style-name="ce3" office:value-type="string" calcext:value-type="string">
            <text:p>LED_SMD:LED_0603_1608Metric_Pad1.05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SML-D12D8WT86C</text:p>
          </table:table-cell>
          <table:table-cell table:style-name="ce3" office:value-type="string" calcext:value-type="string">
            <text:p>ROHM Semiconducto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8</text:p>
          </table:table-cell>
          <table:table-cell table:style-name="ce3" office:value-type="string" calcext:value-type="string">
            <text:p>2.2k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RC0603FR-072K2L</text:p>
          </table:table-cell>
          <table:table-cell table:style-name="ce3" office:value-type="string" calcext:value-type="string">
            <text:p>Yage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FB5</text:p>
          </table:table-cell>
          <table:table-cell table:style-name="ce3" office:value-type="string" calcext:value-type="string">
            <text:p>BLM15HD102SN1</text:p>
          </table:table-cell>
          <table:table-cell table:style-name="ce3" office:value-type="string" calcext:value-type="string">
            <text:p>Inductor_SMD:L_0603_1608Metric_Pad1.05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BLM15HD102SN1D</text:p>
          </table:table-cell>
          <table:table-cell table:style-name="ce3" office:value-type="string" calcext:value-type="string">
            <text:p>Murata Electronic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FB2</text:p>
          </table:table-cell>
          <table:table-cell table:style-name="ce3" office:value-type="string" calcext:value-type="string">
            <text:p>BLM18KG101TZ1D</text:p>
          </table:table-cell>
          <table:table-cell table:style-name="ce3" office:value-type="string" calcext:value-type="string">
            <text:p>Inductor_SMD:L_0603_1608Metric_Pad1.05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BLM18KG101TZ1D</text:p>
          </table:table-cell>
          <table:table-cell table:style-name="ce3" office:value-type="string" calcext:value-type="string">
            <text:p>Murata Electronics</text:p>
          </table:table-cell>
          <table:table-cell table:style-name="ce3" office:value-type="string" calcext:value-type="string">
            <text:p>1k @ 100 MHz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B16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11</text:p>
          </table:table-cell>
          <table:table-cell table:style-name="ce3" office:value-type="string" calcext:value-type="string">
            <text:p>10u</text:p>
          </table:table-cell>
          <table:table-cell table:style-name="ce3" office:value-type="string" calcext:value-type="string">
            <text:p>Capacitor_SMD:C_0805_2012Metric_Pad1.18x1.4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805C106K9PACTU</text:p>
          </table:table-cell>
          <table:table-cell table:style-name="ce3" office:value-type="string" calcext:value-type="string">
            <text:p>KEMET</text:p>
          </table:table-cell>
          <table:table-cell table:style-name="ce3" office:value-type="string" calcext:value-type="string">
            <text:p>Low ESR (X7R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12</text:p>
          </table:table-cell>
          <table:table-cell table:style-name="ce3" office:value-type="string" calcext:value-type="string">
            <text:p>10u</text:p>
          </table:table-cell>
          <table:table-cell table:style-name="ce3" office:value-type="string" calcext:value-type="string">
            <text:p>Capacitor_SMD:C_0805_2012Metric_Pad1.18x1.4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805C106K9PACTU</text:p>
          </table:table-cell>
          <table:table-cell table:style-name="ce3" office:value-type="string" calcext:value-type="string">
            <text:p>KEMET</text:p>
          </table:table-cell>
          <table:table-cell table:style-name="ce3" office:value-type="string" calcext:value-type="string">
            <text:p>Low ESR (X7R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9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47R0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10</text:p>
          </table:table-cell>
          <table:table-cell table:style-name="ce3" office:value-type="string" calcext:value-type="string">
            <text:p>10u</text:p>
          </table:table-cell>
          <table:table-cell table:style-name="ce3" office:value-type="string" calcext:value-type="string">
            <text:p>Capacitor_SMD:C_0805_2012Metric_Pad1.18x1.4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805C106K9PACTU</text:p>
          </table:table-cell>
          <table:table-cell table:style-name="ce3" office:value-type="string" calcext:value-type="string">
            <text:p>KEMET</text:p>
          </table:table-cell>
          <table:table-cell table:style-name="ce3" office:value-type="string" calcext:value-type="string">
            <text:p>Low ESR (X7R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13</text:p>
          </table:table-cell>
          <table:table-cell table:style-name="ce3" office:value-type="string" calcext:value-type="string">
            <text:p>10u</text:p>
          </table:table-cell>
          <table:table-cell table:style-name="ce3" office:value-type="string" calcext:value-type="string">
            <text:p>Capacitor_SMD:C_0805_2012Metric_Pad1.18x1.4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805C106K9PACTU</text:p>
          </table:table-cell>
          <table:table-cell table:style-name="ce3" office:value-type="string" calcext:value-type="string">
            <text:p>KEMET</text:p>
          </table:table-cell>
          <table:table-cell table:style-name="ce3" office:value-type="string" calcext:value-type="string">
            <text:p>Low ESR (X7R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12.288MHz</text:p>
          </table:table-cell>
          <table:table-cell table:style-name="ce3" office:value-type="string" calcext:value-type="string">
            <text:p>grootvoet:ECS-TXO-3225MV</text:p>
          </table:table-cell>
          <table:table-cell/>
          <table:table-cell table:style-name="ce7" office:value-type="string" calcext:value-type="string">
            <text:p>ECS-TXO-3225MV-122.8-TR</text:p>
          </table:table-cell>
          <table:table-cell table:style-name="ce3" office:value-type="string" calcext:value-type="string">
            <text:p>EC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20</text:p>
          </table:table-cell>
          <table:table-cell table:style-name="ce3" office:value-type="string" calcext:value-type="string">
            <text:p>10u</text:p>
          </table:table-cell>
          <table:table-cell table:style-name="ce3" office:value-type="string" calcext:value-type="string">
            <text:p>Capacitor_SMD:C_0805_2012Metric_Pad1.18x1.4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805C106K9PACTU</text:p>
          </table:table-cell>
          <table:table-cell table:style-name="ce3" office:value-type="string" calcext:value-type="string">
            <text:p>KEMET</text:p>
          </table:table-cell>
          <table:table-cell table:style-name="ce3" office:value-type="string" calcext:value-type="string">
            <text:p>Low ESR (X7R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21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15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16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17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22</text:p>
          </table:table-cell>
          <table:table-cell table:style-name="ce3" office:value-type="string" calcext:value-type="string">
            <text:p>10u</text:p>
          </table:table-cell>
          <table:table-cell table:style-name="ce3" office:value-type="string" calcext:value-type="string">
            <text:p>Capacitor_SMD:C_0805_2012Metric_Pad1.18x1.4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805C106K9PACTU</text:p>
          </table:table-cell>
          <table:table-cell table:style-name="ce3" office:value-type="string" calcext:value-type="string">
            <text:p>KEMET</text:p>
          </table:table-cell>
          <table:table-cell table:style-name="ce3" office:value-type="string" calcext:value-type="string">
            <text:p>Low ESR (X7R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23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12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RC0603JR-0710KL</text:p>
          </table:table-cell>
          <table:table-cell table:style-name="ce3" office:value-type="string" calcext:value-type="string">
            <text:p>Yage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14</text:p>
          </table:table-cell>
          <table:table-cell table:style-name="ce3" office:value-type="string" calcext:value-type="string">
            <text:p>10u</text:p>
          </table:table-cell>
          <table:table-cell table:style-name="ce3" office:value-type="string" calcext:value-type="string">
            <text:p>Capacitor_SMD:C_0805_2012Metric_Pad1.18x1.4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805C106K9PACTU</text:p>
          </table:table-cell>
          <table:table-cell table:style-name="ce3" office:value-type="string" calcext:value-type="string">
            <text:p>KEMET</text:p>
          </table:table-cell>
          <table:table-cell table:style-name="ce3" office:value-type="string" calcext:value-type="string">
            <text:p>Low ESR (X7R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24</text:p>
          </table:table-cell>
          <table:table-cell table:style-name="ce3" office:value-type="string" calcext:value-type="string">
            <text:p>5.6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C0603JRX7R9BB562</text:p>
          </table:table-cell>
          <table:table-cell table:style-name="ce3" office:value-type="string" calcext:value-type="string">
            <text:p>Yageo</text:p>
          </table:table-cell>
          <table:table-cell table:style-name="ce3" office:value-type="string" calcext:value-type="string">
            <text:p>NP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25</text:p>
          </table:table-cell>
          <table:table-cell table:style-name="ce3" office:value-type="string" calcext:value-type="string">
            <text:p>390p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C0603JRNPO9BN391</text:p>
          </table:table-cell>
          <table:table-cell table:style-name="ce3" office:value-type="string" calcext:value-type="string">
            <text:p>Yage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16</text:p>
          </table:table-cell>
          <table:table-cell table:style-name="ce3" office:value-type="string" calcext:value-type="string">
            <text:p>1k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RC0603FR-071KL</text:p>
          </table:table-cell>
          <table:table-cell table:style-name="ce3" office:value-type="string" calcext:value-type="string">
            <text:p>Yage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ADAU1978</text:p>
          </table:table-cell>
          <table:table-cell table:style-name="ce3" office:value-type="string" calcext:value-type="string">
            <text:p>grootvoet:LFCSP-WQ-40-1EP_6x6mm_P0.5_CP-40-14</text:p>
          </table:table-cell>
          <table:table-cell/>
          <table:table-cell table:style-name="ce7" office:value-type="string" calcext:value-type="string">
            <text:p>ADAU1978WBCPZ-RL</text:p>
          </table:table-cell>
          <table:table-cell table:style-name="ce3" office:value-type="string" calcext:value-type="string">
            <text:p>Analog Devic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14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RC0603JR-0710KL</text:p>
          </table:table-cell>
          <table:table-cell table:style-name="ce3" office:value-type="string" calcext:value-type="string">
            <text:p>Yage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15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RC0603JR-0710KL</text:p>
          </table:table-cell>
          <table:table-cell table:style-name="ce3" office:value-type="string" calcext:value-type="string">
            <text:p>Yage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JP7</text:p>
          </table:table-cell>
          <table:table-cell table:style-name="ce3" office:value-type="string" calcext:value-type="string">
            <text:p>ADDR0</text:p>
          </table:table-cell>
          <table:table-cell table:style-name="ce3" office:value-type="string" calcext:value-type="string">
            <text:p>Jumper:SolderJumper-3_P1.3mm_Bridged12_RoundedPad1.0x1.5mm_NumberLabels</text:p>
          </table:table-cell>
          <table:table-cell table:style-name="ce3" office:value-type="string" calcext:value-type="string">
            <text:p>~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JP6</text:p>
          </table:table-cell>
          <table:table-cell table:style-name="ce3" office:value-type="string" calcext:value-type="string">
            <text:p>ADDR1</text:p>
          </table:table-cell>
          <table:table-cell table:style-name="ce3" office:value-type="string" calcext:value-type="string">
            <text:p>Jumper:SolderJumper-3_P1.3mm_Bridged12_RoundedPad1.0x1.5mm_NumberLabels</text:p>
          </table:table-cell>
          <table:table-cell table:style-name="ce3" office:value-type="string" calcext:value-type="string">
            <text:p>~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11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RC0603JR-0710KL</text:p>
          </table:table-cell>
          <table:table-cell table:style-name="ce3" office:value-type="string" calcext:value-type="string">
            <text:p>Yage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TP1</text:p>
          </table:table-cell>
          <table:table-cell table:style-name="ce3" office:value-type="string" calcext:value-type="string">
            <text:p>VADC</text:p>
          </table:table-cell>
          <table:table-cell table:style-name="ce3" office:value-type="string" calcext:value-type="string">
            <text:p>TestPoint:TestPoint_Pad_D1.0mm</text:p>
          </table:table-cell>
          <table:table-cell table:style-name="ce3" office:value-type="string" calcext:value-type="string">
            <text:p>~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TP6</text:p>
          </table:table-cell>
          <table:table-cell table:style-name="ce3" office:value-type="string" calcext:value-type="string">
            <text:p>BCLK</text:p>
          </table:table-cell>
          <table:table-cell table:style-name="ce3" office:value-type="string" calcext:value-type="string">
            <text:p>TestPoint:TestPoint_Pad_D1.0mm</text:p>
          </table:table-cell>
          <table:table-cell table:style-name="ce3" office:value-type="string" calcext:value-type="string">
            <text:p>~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TP7</text:p>
          </table:table-cell>
          <table:table-cell table:style-name="ce3" office:value-type="string" calcext:value-type="string">
            <text:p>FCLK</text:p>
          </table:table-cell>
          <table:table-cell table:style-name="ce3" office:value-type="string" calcext:value-type="string">
            <text:p>TestPoint:TestPoint_Pad_D1.0mm</text:p>
          </table:table-cell>
          <table:table-cell table:style-name="ce3" office:value-type="string" calcext:value-type="string">
            <text:p>~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TP8</text:p>
          </table:table-cell>
          <table:table-cell table:style-name="ce3" office:value-type="string" calcext:value-type="string">
            <text:p>SD1</text:p>
          </table:table-cell>
          <table:table-cell table:style-name="ce3" office:value-type="string" calcext:value-type="string">
            <text:p>TestPoint:TestPoint_Pad_D1.0mm</text:p>
          </table:table-cell>
          <table:table-cell table:style-name="ce3" office:value-type="string" calcext:value-type="string">
            <text:p>~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TP9</text:p>
          </table:table-cell>
          <table:table-cell table:style-name="ce3" office:value-type="string" calcext:value-type="string">
            <text:p>SD2</text:p>
          </table:table-cell>
          <table:table-cell table:style-name="ce3" office:value-type="string" calcext:value-type="string">
            <text:p>TestPoint:TestPoint_Pad_D1.0mm</text:p>
          </table:table-cell>
          <table:table-cell table:style-name="ce3" office:value-type="string" calcext:value-type="string">
            <text:p>~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TP10</text:p>
          </table:table-cell>
          <table:table-cell table:style-name="ce3" office:value-type="string" calcext:value-type="string">
            <text:p>SDA</text:p>
          </table:table-cell>
          <table:table-cell table:style-name="ce3" office:value-type="string" calcext:value-type="string">
            <text:p>TestPoint:TestPoint_Pad_D1.0mm</text:p>
          </table:table-cell>
          <table:table-cell table:style-name="ce3" office:value-type="string" calcext:value-type="string">
            <text:p>~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TP11</text:p>
          </table:table-cell>
          <table:table-cell table:style-name="ce3" office:value-type="string" calcext:value-type="string">
            <text:p>SCL</text:p>
          </table:table-cell>
          <table:table-cell table:style-name="ce3" office:value-type="string" calcext:value-type="string">
            <text:p>TestPoint:TestPoint_Pad_D1.0mm</text:p>
          </table:table-cell>
          <table:table-cell table:style-name="ce3" office:value-type="string" calcext:value-type="string">
            <text:p>~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28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29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13</text:p>
          </table:table-cell>
          <table:table-cell table:style-name="ce3" office:value-type="string" calcext:value-type="string">
            <text:p>100k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RC0603FR-07100KL</text:p>
          </table:table-cell>
          <table:table-cell table:style-name="ce3" office:value-type="string" calcext:value-type="string">
            <text:p>Yage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19</text:p>
          </table:table-cell>
          <table:table-cell table:style-name="ce3" office:value-type="string" calcext:value-type="string">
            <text:p>100k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RC0603FR-07100KL</text:p>
          </table:table-cell>
          <table:table-cell table:style-name="ce3" office:value-type="string" calcext:value-type="string">
            <text:p>Yage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32</text:p>
          </table:table-cell>
          <table:table-cell table:style-name="ce3" office:value-type="string" calcext:value-type="string">
            <text:p>1u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5K8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TP2</text:p>
          </table:table-cell>
          <table:table-cell table:style-name="ce3" office:value-type="string" calcext:value-type="string">
            <text:p>VCM</text:p>
          </table:table-cell>
          <table:table-cell table:style-name="ce3" office:value-type="string" calcext:value-type="string">
            <text:p>TestPoint:TestPoint_Pad_D1.0mm</text:p>
          </table:table-cell>
          <table:table-cell table:style-name="ce3" office:value-type="string" calcext:value-type="string">
            <text:p>~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33</text:p>
          </table:table-cell>
          <table:table-cell table:style-name="ce3" office:value-type="string" calcext:value-type="string">
            <text:p>10u</text:p>
          </table:table-cell>
          <table:table-cell table:style-name="ce3" office:value-type="string" calcext:value-type="string">
            <text:p>Capacitor_SMD:C_0805_2012Metric_Pad1.18x1.4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805C106K9PACTU</text:p>
          </table:table-cell>
          <table:table-cell table:style-name="ce3" office:value-type="string" calcext:value-type="string">
            <text:p>KEMET</text:p>
          </table:table-cell>
          <table:table-cell table:style-name="ce3" office:value-type="string" calcext:value-type="string">
            <text:p>Low ESR (X7R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17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3090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2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3300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23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3600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2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15R0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38</text:p>
          </table:table-cell>
          <table:table-cell table:style-name="ce3" office:value-type="string" calcext:value-type="string">
            <text:p>3.9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C0603JRX7R9BB392</text:p>
          </table:table-cell>
          <table:table-cell table:style-name="ce3" office:value-type="string" calcext:value-type="string">
            <text:p>Yage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26</text:p>
          </table:table-cell>
          <table:table-cell table:style-name="ce3" office:value-type="string" calcext:value-type="string">
            <text:p>220p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221J5G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18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3090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2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3300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24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3600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THS4551</text:p>
          </table:table-cell>
          <table:table-cell table:style-name="ce3" office:value-type="string" calcext:value-type="string">
            <text:p>grootvoet:WQFN-10_RUN</text:p>
          </table:table-cell>
          <table:table-cell/>
          <table:table-cell table:style-name="ce7" office:value-type="string" calcext:value-type="string">
            <text:p>THS4551IRUNR</text:p>
          </table:table-cell>
          <table:table-cell table:style-name="ce3" office:value-type="string" calcext:value-type="string">
            <text:p>Texas Instrument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2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15R0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39</text:p>
          </table:table-cell>
          <table:table-cell table:style-name="ce3" office:value-type="string" calcext:value-type="string">
            <text:p>3.9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C0603JRX7R9BB392</text:p>
          </table:table-cell>
          <table:table-cell table:style-name="ce3" office:value-type="string" calcext:value-type="string">
            <text:p>Yage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35</text:p>
          </table:table-cell>
          <table:table-cell table:style-name="ce3" office:value-type="string" calcext:value-type="string">
            <text:p>OPE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34</text:p>
          </table:table-cell>
          <table:table-cell table:style-name="ce3" office:value-type="string" calcext:value-type="string">
            <text:p>27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C0603JRX7R9BB273</text:p>
          </table:table-cell>
          <table:table-cell table:style-name="ce3" office:value-type="string" calcext:value-type="string">
            <text:p>Yage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27</text:p>
          </table:table-cell>
          <table:table-cell table:style-name="ce3" office:value-type="string" calcext:value-type="string">
            <text:p>220p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221J5G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43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2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47R0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2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47R0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42</text:p>
          </table:table-cell>
          <table:table-cell table:style-name="ce3" office:value-type="string" calcext:value-type="string">
            <text:p>1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3J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44</text:p>
          </table:table-cell>
          <table:table-cell table:style-name="ce3" office:value-type="string" calcext:value-type="string">
            <text:p>1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3J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37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40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41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3090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45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3300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47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3600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4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15R0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72</text:p>
          </table:table-cell>
          <table:table-cell table:style-name="ce3" office:value-type="string" calcext:value-type="string">
            <text:p>3.9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C0603JRX7R9BB392</text:p>
          </table:table-cell>
          <table:table-cell table:style-name="ce3" office:value-type="string" calcext:value-type="string">
            <text:p>Yage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61</text:p>
          </table:table-cell>
          <table:table-cell table:style-name="ce3" office:value-type="string" calcext:value-type="string">
            <text:p>220p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221J5G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42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3090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46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3300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48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3600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U5</text:p>
          </table:table-cell>
          <table:table-cell table:style-name="ce3" office:value-type="string" calcext:value-type="string">
            <text:p>THS4551</text:p>
          </table:table-cell>
          <table:table-cell table:style-name="ce3" office:value-type="string" calcext:value-type="string">
            <text:p>grootvoet:WQFN-10_RUN</text:p>
          </table:table-cell>
          <table:table-cell/>
          <table:table-cell table:style-name="ce7" office:value-type="string" calcext:value-type="string">
            <text:p>THS4551IRUNR</text:p>
          </table:table-cell>
          <table:table-cell table:style-name="ce3" office:value-type="string" calcext:value-type="string">
            <text:p>Texas Instrument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5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15R0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73</text:p>
          </table:table-cell>
          <table:table-cell table:style-name="ce3" office:value-type="string" calcext:value-type="string">
            <text:p>3.9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C0603JRX7R9BB392</text:p>
          </table:table-cell>
          <table:table-cell table:style-name="ce3" office:value-type="string" calcext:value-type="string">
            <text:p>Yage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69</text:p>
          </table:table-cell>
          <table:table-cell table:style-name="ce3" office:value-type="string" calcext:value-type="string">
            <text:p>OPE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68</text:p>
          </table:table-cell>
          <table:table-cell table:style-name="ce3" office:value-type="string" calcext:value-type="string">
            <text:p>27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C0603JRX7R9BB273</text:p>
          </table:table-cell>
          <table:table-cell table:style-name="ce3" office:value-type="string" calcext:value-type="string">
            <text:p>Yage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67</text:p>
          </table:table-cell>
          <table:table-cell table:style-name="ce3" office:value-type="string" calcext:value-type="string">
            <text:p>220p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221J5G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77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5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47R0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5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47R0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76</text:p>
          </table:table-cell>
          <table:table-cell table:style-name="ce3" office:value-type="string" calcext:value-type="string">
            <text:p>1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3J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78</text:p>
          </table:table-cell>
          <table:table-cell table:style-name="ce3" office:value-type="string" calcext:value-type="string">
            <text:p>1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3J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71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74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18</text:p>
          </table:table-cell>
          <table:table-cell table:style-name="ce3" office:value-type="string" calcext:value-type="string">
            <text:p>220p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221J5G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19</text:p>
          </table:table-cell>
          <table:table-cell table:style-name="ce3" office:value-type="string" calcext:value-type="string">
            <text:p>220p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221J5G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FB3</text:p>
          </table:table-cell>
          <table:table-cell table:style-name="ce3" office:value-type="string" calcext:value-type="string">
            <text:p>1k @ 100 MHz</text:p>
          </table:table-cell>
          <table:table-cell table:style-name="ce3" office:value-type="string" calcext:value-type="string">
            <text:p>Inductor_SMD:L_0603_1608Metric_Pad1.05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BLM18KG102SN1D</text:p>
          </table:table-cell>
          <table:table-cell table:style-name="ce3" office:value-type="string" calcext:value-type="string">
            <text:p>Murata Electronic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FB4</text:p>
          </table:table-cell>
          <table:table-cell table:style-name="ce3" office:value-type="string" calcext:value-type="string">
            <text:p>1k @ 100 MHz</text:p>
          </table:table-cell>
          <table:table-cell table:style-name="ce3" office:value-type="string" calcext:value-type="string">
            <text:p>Inductor_SMD:L_0603_1608Metric_Pad1.05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BLM18KG102SN1D</text:p>
          </table:table-cell>
          <table:table-cell table:style-name="ce3" office:value-type="string" calcext:value-type="string">
            <text:p>Murata Electronic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J3</text:p>
          </table:table-cell>
          <table:table-cell table:style-name="ce3" office:value-type="string" calcext:value-type="string">
            <text:p>Sensor_Conn</text:p>
          </table:table-cell>
          <table:table-cell table:style-name="ce3" office:value-type="string" calcext:value-type="string">
            <text:p>grootvoet:TE_7-215079-8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7-215083-8</text:p>
          </table:table-cell>
          <table:table-cell table:style-name="ce3" office:value-type="string" calcext:value-type="string">
            <text:p>TE Connectivity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J3</text:p>
          </table:table-cell>
          <table:table-cell table:style-name="ce3" office:value-type="string" calcext:value-type="string">
            <text:p>Sensor_Conn</text:p>
          </table:table-cell>
          <table:table-cell table:style-name="ce3" office:value-type="string" calcext:value-type="string">
            <text:p>grootvoet:TE_7-215079-8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7-215079-8</text:p>
          </table:table-cell>
          <table:table-cell table:style-name="ce3" office:value-type="string" calcext:value-type="string">
            <text:p>TE Connectivity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30</text:p>
          </table:table-cell>
          <table:table-cell table:style-name="ce3" office:value-type="string" calcext:value-type="string">
            <text:p>220p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221J5G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31</text:p>
          </table:table-cell>
          <table:table-cell table:style-name="ce3" office:value-type="string" calcext:value-type="string">
            <text:p>220p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221J5G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FB7</text:p>
          </table:table-cell>
          <table:table-cell table:style-name="ce3" office:value-type="string" calcext:value-type="string">
            <text:p>1k @ 100 MHz</text:p>
          </table:table-cell>
          <table:table-cell table:style-name="ce3" office:value-type="string" calcext:value-type="string">
            <text:p>Inductor_SMD:L_0603_1608Metric_Pad1.05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BLM18KG102SN1D</text:p>
          </table:table-cell>
          <table:table-cell table:style-name="ce3" office:value-type="string" calcext:value-type="string">
            <text:p>Murata Electronic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FB11</text:p>
          </table:table-cell>
          <table:table-cell table:style-name="ce3" office:value-type="string" calcext:value-type="string">
            <text:p>1k @ 100 MHz</text:p>
          </table:table-cell>
          <table:table-cell table:style-name="ce3" office:value-type="string" calcext:value-type="string">
            <text:p>Inductor_SMD:L_0603_1608Metric_Pad1.05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BLM18KG102SN1D</text:p>
          </table:table-cell>
          <table:table-cell table:style-name="ce3" office:value-type="string" calcext:value-type="string">
            <text:p>Murata Electronic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J6</text:p>
          </table:table-cell>
          <table:table-cell table:style-name="ce3" office:value-type="string" calcext:value-type="string">
            <text:p>Sensor_Conn</text:p>
          </table:table-cell>
          <table:table-cell table:style-name="ce3" office:value-type="string" calcext:value-type="string">
            <text:p>grootvoet:TE_7-215079-8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7-215083-8</text:p>
          </table:table-cell>
          <table:table-cell table:style-name="ce3" office:value-type="string" calcext:value-type="string">
            <text:p>TE Connectivity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J6</text:p>
          </table:table-cell>
          <table:table-cell table:style-name="ce3" office:value-type="string" calcext:value-type="string">
            <text:p>Sensor_Conn</text:p>
          </table:table-cell>
          <table:table-cell table:style-name="ce3" office:value-type="string" calcext:value-type="string">
            <text:p>grootvoet:TE_7-215079-8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7-215079-8</text:p>
          </table:table-cell>
          <table:table-cell table:style-name="ce3" office:value-type="string" calcext:value-type="string">
            <text:p>TE Connectivity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84</text:p>
          </table:table-cell>
          <table:table-cell table:style-name="ce3" office:value-type="string" calcext:value-type="string">
            <text:p>100k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RC0603FR-07100KL</text:p>
          </table:table-cell>
          <table:table-cell table:style-name="ce3" office:value-type="string" calcext:value-type="string">
            <text:p>Yage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PMOS</text:p>
          </table:table-cell>
          <table:table-cell table:style-name="ce3" office:value-type="string" calcext:value-type="string">
            <text:p>Package_TO_SOT_SMD:SOT-23_Handsoldering</text:p>
          </table:table-cell>
          <table:table-cell table:style-name="ce10" office:value-type="string" calcext:value-type="string">
            <text:p><text:a xlink:href="https://www.mouser.co.za/datasheet/2/308/NTR4101P-D-1814409.pdf" xlink:type="simple">https://www.mouser.co.za/datasheet/2/308/NTR4101P-D-1814409.pdf</text:a></text:p>
          </table:table-cell>
          <table:table-cell table:style-name="ce7" office:value-type="string" calcext:value-type="string">
            <text:p>NTR3A30PZT1G</text:p>
          </table:table-cell>
          <table:table-cell table:style-name="ce3" office:value-type="string" calcext:value-type="string">
            <text:p>ON Semiconductor</text:p>
          </table:table-cell>
          <table:table-cell table:style-name="ce3" office:value-type="string" calcext:value-type="string">
            <text:p>Low Rds_on; Low Gate Voltag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86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RC0603JR-0710KL</text:p>
          </table:table-cell>
          <table:table-cell table:style-name="ce3" office:value-type="string" calcext:value-type="string">
            <text:p>Yage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58</text:p>
          </table:table-cell>
          <table:table-cell table:style-name="ce3" office:value-type="string" calcext:value-type="string">
            <text:p>10u</text:p>
          </table:table-cell>
          <table:table-cell table:style-name="ce3" office:value-type="string" calcext:value-type="string">
            <text:p>Capacitor_SMD:C_0805_2012Metric_Pad1.18x1.4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805C106K9P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B38</text:p>
          </table:table-cell>
          <table:table-cell table:style-name="ce3" office:value-type="string" calcext:value-type="string">
            <text:p>1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3J5RACTU</text:p>
          </table:table-cell>
          <table:table-cell table:style-name="ce3" office:value-type="string" calcext:value-type="string">
            <text:p>KEMET</text:p>
          </table:table-cell>
          <table:table-cell table:style-name="ce3" office:value-type="string" calcext:value-type="string">
            <text:p>C0G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63</text:p>
          </table:table-cell>
          <table:table-cell table:style-name="ce3" office:value-type="string" calcext:value-type="string">
            <text:p>10u</text:p>
          </table:table-cell>
          <table:table-cell table:style-name="ce3" office:value-type="string" calcext:value-type="string">
            <text:p>Capacitor_SMD:C_0805_2012Metric_Pad1.18x1.4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805C106K9P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TP14</text:p>
          </table:table-cell>
          <table:table-cell table:style-name="ce3" office:value-type="string" calcext:value-type="string">
            <text:p>VIN</text:p>
          </table:table-cell>
          <table:table-cell table:style-name="ce3" office:value-type="string" calcext:value-type="string">
            <text:p>TestPoint:TestPoint_Pad_D1.0mm</text:p>
          </table:table-cell>
          <table:table-cell table:style-name="ce3" office:value-type="string" calcext:value-type="string">
            <text:p>~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U8</text:p>
          </table:table-cell>
          <table:table-cell table:style-name="ce3" office:value-type="string" calcext:value-type="string">
            <text:p>MCP73831-2-OT</text:p>
          </table:table-cell>
          <table:table-cell table:style-name="ce3" office:value-type="string" calcext:value-type="string">
            <text:p>Package_TO_SOT_SMD:SOT-23-5</text:p>
          </table:table-cell>
          <table:table-cell table:style-name="ce10" office:value-type="string" calcext:value-type="string">
            <text:p><text:a xlink:href="http://ww1.microchip.com/downloads/en/DeviceDoc/20001984g.pdf" xlink:type="simple">http://ww1.microchip.com/downloads/en/DeviceDoc/20001984g.pdf</text:a></text:p>
          </table:table-cell>
          <table:table-cell table:style-name="ce7" office:value-type="string" calcext:value-type="string">
            <text:p>MCP73831T-2ACI/OT</text:p>
          </table:table-cell>
          <table:table-cell table:style-name="ce3" office:value-type="string" calcext:value-type="string">
            <text:p>Microchip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D6</text:p>
          </table:table-cell>
          <table:table-cell table:style-name="ce3" office:value-type="string" calcext:value-type="string">
            <text:p>ORANGE</text:p>
          </table:table-cell>
          <table:table-cell table:style-name="ce3" office:value-type="string" calcext:value-type="string">
            <text:p>LED_SMD:LED_0603_1608Metric_Pad1.05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SML-D12D8WT86C</text:p>
          </table:table-cell>
          <table:table-cell table:style-name="ce3" office:value-type="string" calcext:value-type="string">
            <text:p>ROHM Semiconducto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87</text:p>
          </table:table-cell>
          <table:table-cell table:style-name="ce3" office:value-type="string" calcext:value-type="string">
            <text:p>2.2k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RC0603FR-072K2L</text:p>
          </table:table-cell>
          <table:table-cell table:style-name="ce3" office:value-type="string" calcext:value-type="string">
            <text:p>Yage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85</text:p>
          </table:table-cell>
          <table:table-cell table:style-name="ce3" office:value-type="string" calcext:value-type="string">
            <text:p>5.1k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AC0603FR-135K1L</text:p>
          </table:table-cell>
          <table:table-cell table:style-name="ce3" office:value-type="string" calcext:value-type="string">
            <text:p>Yage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400mA</text:p>
          </table:table-cell>
          <table:table-cell table:style-name="ce3" office:value-type="string" calcext:value-type="string">
            <text:p>Fuse:Fuse_0603_1608Metric_Pad1.05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0ZCM0020FF2G</text:p>
          </table:table-cell>
          <table:table-cell table:style-name="ce3" office:value-type="string" calcext:value-type="string">
            <text:p>Bel Fus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FB8</text:p>
          </table:table-cell>
          <table:table-cell table:style-name="ce3" office:value-type="string" calcext:value-type="string">
            <text:p>100 @ 100 MHz</text:p>
          </table:table-cell>
          <table:table-cell table:style-name="ce3" office:value-type="string" calcext:value-type="string">
            <text:p>Inductor_SMD:L_0603_1608Metric_Pad1.05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BLM18EG101TZ1D</text:p>
          </table:table-cell>
          <table:table-cell table:style-name="ce3" office:value-type="string" calcext:value-type="string">
            <text:p>Murata Electronic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D7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LED_SMD:LED_0603_1608Metric_Pad1.05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SML-D12U8WT86C</text:p>
          </table:table-cell>
          <table:table-cell table:style-name="ce3" office:value-type="string" calcext:value-type="string">
            <text:p>ROHM Semiconducto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88</text:p>
          </table:table-cell>
          <table:table-cell table:style-name="ce3" office:value-type="string" calcext:value-type="string">
            <text:p>2.2k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RC0603FR-072K2L</text:p>
          </table:table-cell>
          <table:table-cell table:style-name="ce3" office:value-type="string" calcext:value-type="string">
            <text:p>Yage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BT1</text:p>
          </table:table-cell>
          <table:table-cell table:style-name="ce3" office:value-type="string" calcext:value-type="string">
            <text:p>COIN_BAT</text:p>
          </table:table-cell>
          <table:table-cell table:style-name="ce3" office:value-type="string" calcext:value-type="string">
            <text:p>grootvoet:BatteryHolder_Keystone_3002_1x2032</text:p>
          </table:table-cell>
          <table:table-cell table:style-name="ce3" office:value-type="string" calcext:value-type="string">
            <text:p>CR2032</text:p>
          </table:table-cell>
          <table:table-cell table:style-name="ce7" office:value-type="string" calcext:value-type="string">
            <text:p>2898</text:p>
          </table:table-cell>
          <table:table-cell table:style-name="ce3" office:value-type="string" calcext:value-type="string">
            <text:p>Keystone Electronic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60</text:p>
          </table:table-cell>
          <table:table-cell table:style-name="ce3" office:value-type="string" calcext:value-type="string">
            <text:p>10u</text:p>
          </table:table-cell>
          <table:table-cell table:style-name="ce3" office:value-type="string" calcext:value-type="string">
            <text:p>Capacitor_SMD:C_0805_2012Metric_Pad1.18x1.4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805C106K9P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62</text:p>
          </table:table-cell>
          <table:table-cell table:style-name="ce3" office:value-type="string" calcext:value-type="string">
            <text:p>10u</text:p>
          </table:table-cell>
          <table:table-cell table:style-name="ce3" office:value-type="string" calcext:value-type="string">
            <text:p>Capacitor_SMD:C_0805_2012Metric_Pad1.18x1.4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805C106K9P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Vf low</text:p>
          </table:table-cell>
          <table:table-cell table:style-name="ce3" office:value-type="string" calcext:value-type="string">
            <text:p>Diode_SMD:D_SOD-123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RSX101MM-30TR</text:p>
          </table:table-cell>
          <table:table-cell table:style-name="ce3" office:value-type="string" calcext:value-type="string">
            <text:p>ROHM Semiconducto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Vf low</text:p>
          </table:table-cell>
          <table:table-cell table:style-name="ce3" office:value-type="string" calcext:value-type="string">
            <text:p>Diode_SMD:D_SOD-123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RSX101MM-30TR</text:p>
          </table:table-cell>
          <table:table-cell table:style-name="ce3" office:value-type="string" calcext:value-type="string">
            <text:p>ROHM Semiconducto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U9</text:p>
          </table:table-cell>
          <table:table-cell table:style-name="ce3" office:value-type="string" calcext:value-type="string">
            <text:p>TPS73733QDRBRQ1</text:p>
          </table:table-cell>
          <table:table-cell table:style-name="ce3" office:value-type="string" calcext:value-type="string">
            <text:p>grootvoet:Texas_DRB0008A</text:p>
          </table:table-cell>
          <table:table-cell/>
          <table:table-cell table:style-name="ce7" office:value-type="string" calcext:value-type="string">
            <text:p>TPS73733QDRBRQ1</text:p>
          </table:table-cell>
          <table:table-cell table:style-name="ce3" office:value-type="string" calcext:value-type="string">
            <text:p>Texas Instrument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59</text:p>
          </table:table-cell>
          <table:table-cell table:style-name="ce3" office:value-type="string" calcext:value-type="string">
            <text:p>10u</text:p>
          </table:table-cell>
          <table:table-cell table:style-name="ce3" office:value-type="string" calcext:value-type="string">
            <text:p>Capacitor_SMD:C_0805_2012Metric_Pad1.18x1.4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805C106K9P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J13</text:p>
          </table:table-cell>
          <table:table-cell table:style-name="ce3" office:value-type="string" calcext:value-type="string">
            <text:p>USB_C_Receptacle_USB2.0</text:p>
          </table:table-cell>
          <table:table-cell table:style-name="ce3" office:value-type="string" calcext:value-type="string">
            <text:p>grootvoet:USB_C_Recepetacle_JAE_DX07S016JA1</text:p>
          </table:table-cell>
          <table:table-cell table:style-name="ce10" office:value-type="string" calcext:value-type="string">
            <text:p><text:a xlink:href="https://www.usb.org/sites/default/files/documents/usb_type-c.zip" xlink:type="simple">https://www.usb.org/sites/default/files/documents/usb_type-c.zip</text:a></text:p>
          </table:table-cell>
          <table:table-cell table:style-name="ce7" office:value-type="string" calcext:value-type="string">
            <text:p>DX07S016JA1R1500</text:p>
          </table:table-cell>
          <table:table-cell table:style-name="ce3" office:value-type="string" calcext:value-type="string">
            <text:p>JAE Electronic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90</text:p>
          </table:table-cell>
          <table:table-cell table:style-name="ce3" office:value-type="string" calcext:value-type="string">
            <text:p>5.1k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AC0603FR-135K1L</text:p>
          </table:table-cell>
          <table:table-cell table:style-name="ce3" office:value-type="string" calcext:value-type="string">
            <text:p>Yage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91</text:p>
          </table:table-cell>
          <table:table-cell table:style-name="ce3" office:value-type="string" calcext:value-type="string">
            <text:p>5.1k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AC0603FR-135K1L</text:p>
          </table:table-cell>
          <table:table-cell table:style-name="ce3" office:value-type="string" calcext:value-type="string">
            <text:p>Yage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H3</text:p>
          </table:table-cell>
          <table:table-cell table:style-name="ce3" office:value-type="string" calcext:value-type="string">
            <text:p>MountingHole_Pad</text:p>
          </table:table-cell>
          <table:table-cell table:style-name="ce3" office:value-type="string" calcext:value-type="string">
            <text:p>MountingHole:MountingHole_3.2mm_M3_Pad_Via</text:p>
          </table:table-cell>
          <table:table-cell table:style-name="ce3" office:value-type="string" calcext:value-type="string">
            <text:p>~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H2</text:p>
          </table:table-cell>
          <table:table-cell table:style-name="ce3" office:value-type="string" calcext:value-type="string">
            <text:p>MountingHole_Pad</text:p>
          </table:table-cell>
          <table:table-cell table:style-name="ce3" office:value-type="string" calcext:value-type="string">
            <text:p>MountingHole:MountingHole_3.2mm_M3_Pad_Via</text:p>
          </table:table-cell>
          <table:table-cell table:style-name="ce3" office:value-type="string" calcext:value-type="string">
            <text:p>~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J12</text:p>
          </table:table-cell>
          <table:table-cell table:style-name="ce3" office:value-type="string" calcext:value-type="string">
            <text:p>JST-PH</text:p>
          </table:table-cell>
          <table:table-cell table:style-name="ce3" office:value-type="string" calcext:value-type="string">
            <text:p>grootvoet:JST_PH_S2B-PH-SM4-TB_1x02-1MP_P2.00mm_Horizontal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1769</text:p>
          </table:table-cell>
          <table:table-cell table:style-name="ce3" office:value-type="string" calcext:value-type="string">
            <text:p>Adafrui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U10</text:p>
          </table:table-cell>
          <table:table-cell table:style-name="ce3" office:value-type="string" calcext:value-type="string">
            <text:p>USBLC6-2SC6</text:p>
          </table:table-cell>
          <table:table-cell table:style-name="ce3" office:value-type="string" calcext:value-type="string">
            <text:p>grootvoet:SOT-666_Handsoldering</text:p>
          </table:table-cell>
          <table:table-cell table:style-name="ce10" office:value-type="string" calcext:value-type="string">
            <text:p><text:a xlink:href="https://www.st.com/resource/en/datasheet/usblc6-2.pdf" xlink:type="simple">https://www.st.com/resource/en/datasheet/usblc6-2.pdf</text:a></text:p>
          </table:table-cell>
          <table:table-cell table:style-name="ce7" office:value-type="string" calcext:value-type="string">
            <text:p>USBLC6-2P6</text:p>
          </table:table-cell>
          <table:table-cell table:style-name="ce3" office:value-type="string" calcext:value-type="string">
            <text:p>STMicroelectronic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B39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89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RC0603JR-0710KL</text:p>
          </table:table-cell>
          <table:table-cell table:style-name="ce3" office:value-type="string" calcext:value-type="string">
            <text:p>Yage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1u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5K8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65</text:p>
          </table:table-cell>
          <table:table-cell table:style-name="ce3" office:value-type="string" calcext:value-type="string">
            <text:p>100k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RC0603FR-07100KL</text:p>
          </table:table-cell>
          <table:table-cell table:style-name="ce3" office:value-type="string" calcext:value-type="string">
            <text:p>Yage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JP8</text:p>
          </table:table-cell>
          <table:table-cell table:style-name="ce3" office:value-type="string" calcext:value-type="string">
            <text:p>SD_DET_SEL</text:p>
          </table:table-cell>
          <table:table-cell table:style-name="ce3" office:value-type="string" calcext:value-type="string">
            <text:p>Jumper:SolderJumper-3_P1.3mm_Bridged12_RoundedPad1.0x1.5mm_NumberLabels</text:p>
          </table:table-cell>
          <table:table-cell table:style-name="ce3" office:value-type="string" calcext:value-type="string">
            <text:p>~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66</text:p>
          </table:table-cell>
          <table:table-cell table:style-name="ce3" office:value-type="string" calcext:value-type="string">
            <text:p>1u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5K8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64</text:p>
          </table:table-cell>
          <table:table-cell table:style-name="ce3" office:value-type="string" calcext:value-type="string">
            <text:p>10u</text:p>
          </table:table-cell>
          <table:table-cell table:style-name="ce3" office:value-type="string" calcext:value-type="string">
            <text:p>Capacitor_SMD:C_0805_2012Metric_Pad1.18x1.4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805C106K9PACTU</text:p>
          </table:table-cell>
          <table:table-cell table:style-name="ce3" office:value-type="string" calcext:value-type="string">
            <text:p>KEMET</text:p>
          </table:table-cell>
          <table:table-cell table:style-name="ce3" office:value-type="string" calcext:value-type="string">
            <text:p>Low ESR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FB10</text:p>
          </table:table-cell>
          <table:table-cell table:style-name="ce3" office:value-type="string" calcext:value-type="string">
            <text:p>BLM15HD102SN1</text:p>
          </table:table-cell>
          <table:table-cell table:style-name="ce3" office:value-type="string" calcext:value-type="string">
            <text:p>Inductor_SMD:L_0402_1005Metric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BLM15HD102SN1D</text:p>
          </table:table-cell>
          <table:table-cell table:style-name="ce3" office:value-type="string" calcext:value-type="string">
            <text:p>Murata Electronic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B40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H16</text:p>
          </table:table-cell>
          <table:table-cell table:style-name="ce3" office:value-type="string" calcext:value-type="string">
            <text:p>MountingHole_Pad</text:p>
          </table:table-cell>
          <table:table-cell table:style-name="ce3" office:value-type="string" calcext:value-type="string">
            <text:p>MountingHole:MountingHole_3.2mm_M3_Pad_Via</text:p>
          </table:table-cell>
          <table:table-cell table:style-name="ce3" office:value-type="string" calcext:value-type="string">
            <text:p>~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H15</text:p>
          </table:table-cell>
          <table:table-cell table:style-name="ce3" office:value-type="string" calcext:value-type="string">
            <text:p>MountingHole_Pad</text:p>
          </table:table-cell>
          <table:table-cell table:style-name="ce3" office:value-type="string" calcext:value-type="string">
            <text:p>MountingHole:MountingHole_3.2mm_M3_Pad_Via</text:p>
          </table:table-cell>
          <table:table-cell table:style-name="ce3" office:value-type="string" calcext:value-type="string">
            <text:p>~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H14</text:p>
          </table:table-cell>
          <table:table-cell table:style-name="ce3" office:value-type="string" calcext:value-type="string">
            <text:p>MountingHole_Pad</text:p>
          </table:table-cell>
          <table:table-cell table:style-name="ce3" office:value-type="string" calcext:value-type="string">
            <text:p>MountingHole:MountingHole_3.2mm_M3_Pad_Via</text:p>
          </table:table-cell>
          <table:table-cell table:style-name="ce3" office:value-type="string" calcext:value-type="string">
            <text:p>~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H13</text:p>
          </table:table-cell>
          <table:table-cell table:style-name="ce3" office:value-type="string" calcext:value-type="string">
            <text:p>MountingHole_Pad</text:p>
          </table:table-cell>
          <table:table-cell table:style-name="ce3" office:value-type="string" calcext:value-type="string">
            <text:p>MountingHole:MountingHole_3.2mm_M3_Pad_Via</text:p>
          </table:table-cell>
          <table:table-cell table:style-name="ce3" office:value-type="string" calcext:value-type="string">
            <text:p>~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C65</text:p>
          </table:table-cell>
          <table:table-cell table:style-name="ce3" office:value-type="string" calcext:value-type="string">
            <text:p>10u</text:p>
          </table:table-cell>
          <table:table-cell table:style-name="ce3" office:value-type="string" calcext:value-type="string">
            <text:p>Capacitor_SMD:C_0805_2012Metric_Pad1.18x1.4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805C106K9PACTU</text:p>
          </table:table-cell>
          <table:table-cell table:style-name="ce3" office:value-type="string" calcext:value-type="string">
            <text:p>KEMET</text:p>
          </table:table-cell>
          <table:table-cell table:style-name="ce3" office:value-type="string" calcext:value-type="string">
            <text:p>Low ESR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J16</text:p>
          </table:table-cell>
          <table:table-cell table:style-name="ce3" office:value-type="string" calcext:value-type="string">
            <text:p>GPS_Transmission_Conn</text:p>
          </table:table-cell>
          <table:table-cell table:style-name="ce3" office:value-type="string" calcext:value-type="string">
            <text:p>Connector_PinHeader_1.27mm:PinHeader_2x04_P1.27mm_Vertical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FTSH-104-01-F-D</text:p>
          </table:table-cell>
          <table:table-cell table:style-name="ce3" office:value-type="string" calcext:value-type="string">
            <text:p>Samte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J2</text:p>
          </table:table-cell>
          <table:table-cell table:style-name="ce3" office:value-type="string" calcext:value-type="string">
            <text:p>FTDI_Conn</text:p>
          </table:table-cell>
          <table:table-cell table:style-name="ce3" office:value-type="string" calcext:value-type="string">
            <text:p>Connector_PinHeader_2.54mm:PinHeader_1x06_P2.54mm_Vertical</text:p>
          </table:table-cell>
          <table:table-cell table:style-name="ce3" office:value-type="string" calcext:value-type="string">
            <text:p>~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3</text:p>
          </table:table-cell>
          <table:table-cell table:style-name="ce3" office:value-type="string" calcext:value-type="string">
            <text:p>2.2k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RC0603FR-072K2L</text:p>
          </table:table-cell>
          <table:table-cell table:style-name="ce3" office:value-type="string" calcext:value-type="string">
            <text:p>Yage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LED_SMD:LED_0603_1608Metric_Pad1.05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SMLD12EN1WT86</text:p>
          </table:table-cell>
          <table:table-cell table:style-name="ce3" office:value-type="string" calcext:value-type="string">
            <text:p>ROHM Semiconducto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4</text:p>
          </table:table-cell>
          <table:table-cell table:style-name="ce3" office:value-type="string" calcext:value-type="string">
            <text:p>2.2k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RC0603FR-072K2L</text:p>
          </table:table-cell>
          <table:table-cell table:style-name="ce3" office:value-type="string" calcext:value-type="string">
            <text:p>Yage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YELLOW</text:p>
          </table:table-cell>
          <table:table-cell table:style-name="ce3" office:value-type="string" calcext:value-type="string">
            <text:p>LED_SMD:LED_0603_1608Metric_Pad1.05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SML-D12Y8WT86C</text:p>
          </table:table-cell>
          <table:table-cell table:style-name="ce3" office:value-type="string" calcext:value-type="string">
            <text:p>ROHM Semiconducto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J4</text:p>
          </table:table-cell>
          <table:table-cell table:style-name="ce3" office:value-type="string" calcext:value-type="string">
            <text:p>GPS_Transmission_Conn</text:p>
          </table:table-cell>
          <table:table-cell table:style-name="ce3" office:value-type="string" calcext:value-type="string">
            <text:p>Connector_PinHeader_1.27mm:PinHeader_2x04_P1.27mm_Vertical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FTSH-104-01-F-D</text:p>
          </table:table-cell>
          <table:table-cell table:style-name="ce3" office:value-type="string" calcext:value-type="string">
            <text:p>Samte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leinvoet</text:p>
          </table:table-cell>
          <table:table-cell table:style-name="ce3" office:value-type="string" calcext:value-type="string">
            <text:p>R2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47R0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FB1</text:p>
          </table:table-cell>
          <table:table-cell table:style-name="ce3" office:value-type="string" calcext:value-type="string">
            <text:p>100 @ 100 MHz</text:p>
          </table:table-cell>
          <table:table-cell table:style-name="ce3" office:value-type="string" calcext:value-type="string">
            <text:p>Inductor_SMD:L_0603_1608Metric_Pad1.05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BLM18EG101TZ1D</text:p>
          </table:table-cell>
          <table:table-cell table:style-name="ce3" office:value-type="string" calcext:value-type="string">
            <text:p>Murata Electronic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TP1</text:p>
          </table:table-cell>
          <table:table-cell table:style-name="ce3" office:value-type="string" calcext:value-type="string">
            <text:p>TestPoint</text:p>
          </table:table-cell>
          <table:table-cell table:style-name="ce3" office:value-type="string" calcext:value-type="string">
            <text:p>TestPoint:TestPoint_Pad_D1.0mm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ICS-40300</text:p>
          </table:table-cell>
          <table:table-cell table:style-name="ce3" office:value-type="string" calcext:value-type="string">
            <text:p>TDK InvenSens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H2</text:p>
          </table:table-cell>
          <table:table-cell table:style-name="ce3" office:value-type="string" calcext:value-type="string">
            <text:p>MountingHole</text:p>
          </table:table-cell>
          <table:table-cell table:style-name="ce3" office:value-type="string" calcext:value-type="string">
            <text:p>MountingHole:MountingHole_3.2mm_M3_Pad_Via</text:p>
          </table:table-cell>
          <table:table-cell table:style-name="ce3" office:value-type="string" calcext:value-type="string">
            <text:p>~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H1</text:p>
          </table:table-cell>
          <table:table-cell table:style-name="ce3" office:value-type="string" calcext:value-type="string">
            <text:p>MountingHole</text:p>
          </table:table-cell>
          <table:table-cell table:style-name="ce3" office:value-type="string" calcext:value-type="string">
            <text:p>MountingHole:MountingHole_3.2mm_M3_Pad_Via</text:p>
          </table:table-cell>
          <table:table-cell table:style-name="ce3" office:value-type="string" calcext:value-type="string">
            <text:p>~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10u</text:p>
          </table:table-cell>
          <table:table-cell table:style-name="ce3" office:value-type="string" calcext:value-type="string">
            <text:p>Capacitor_SMD:C_0805_2012Metric_Pad1.18x1.4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805C106K9P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1u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5K8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CB1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1u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5K8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CB3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C10</text:p>
          </table:table-cell>
          <table:table-cell table:style-name="ce3" office:value-type="string" calcext:value-type="string">
            <text:p>47u</text:p>
          </table:table-cell>
          <table:table-cell table:style-name="ce3" office:value-type="string" calcext:value-type="string">
            <text:p>Capacitor_SMD:C_1206_3216Metric_Pad1.33x1.80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GRM31CR60J107KE39K</text:p>
          </table:table-cell>
          <table:table-cell table:style-name="ce3" office:value-type="string" calcext:value-type="string">
            <text:p>Murata Electronics</text:p>
          </table:table-cell>
          <table:table-cell table:style-name="ce3" office:value-type="string" calcext:value-type="string">
            <text:p>Specified 47u but that is min. (&gt;47u is better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C11</text:p>
          </table:table-cell>
          <table:table-cell table:style-name="ce3" office:value-type="string" calcext:value-type="string">
            <text:p>47u</text:p>
          </table:table-cell>
          <table:table-cell table:style-name="ce3" office:value-type="string" calcext:value-type="string">
            <text:p>Capacitor_SMD:C_1206_3216Metric_Pad1.33x1.80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GRM31CR60J107KE39K</text:p>
          </table:table-cell>
          <table:table-cell table:style-name="ce3" office:value-type="string" calcext:value-type="string">
            <text:p>Murata Electronics</text:p>
          </table:table-cell>
          <table:table-cell table:style-name="ce3" office:value-type="string" calcext:value-type="string">
            <text:p>Specified 47u but that is min. (&gt;47u is better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TLV741PxxDBVx</text:p>
          </table:table-cell>
          <table:table-cell table:style-name="ce3" office:value-type="string" calcext:value-type="string">
            <text:p>Package_TO_SOT_SMD:SOT-23-5</text:p>
          </table:table-cell>
          <table:table-cell/>
          <table:table-cell table:style-name="ce7" office:value-type="string" calcext:value-type="string">
            <text:p>TLV74118PDBVR</text:p>
          </table:table-cell>
          <table:table-cell table:style-name="ce3" office:value-type="string" calcext:value-type="string">
            <text:p>Texas Instrument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LED_SMD:LED_0603_1608Metric_Pad1.05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SML-D12U8WT86C</text:p>
          </table:table-cell>
          <table:table-cell table:style-name="ce3" office:value-type="string" calcext:value-type="string">
            <text:p>ROHM Semiconducto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R21</text:p>
          </table:table-cell>
          <table:table-cell table:style-name="ce3" office:value-type="string" calcext:value-type="string">
            <text:p>2k2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2201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J1</text:p>
          </table:table-cell>
          <table:table-cell table:style-name="ce3" office:value-type="string" calcext:value-type="string">
            <text:p>Mic_Conn</text:p>
          </table:table-cell>
          <table:table-cell table:style-name="ce3" office:value-type="string" calcext:value-type="string">
            <text:p>grootvoet:TE_7-215079-8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7-215083-8</text:p>
          </table:table-cell>
          <table:table-cell table:style-name="ce3" office:value-type="string" calcext:value-type="string">
            <text:p>TE Connectivity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J1</text:p>
          </table:table-cell>
          <table:table-cell table:style-name="ce3" office:value-type="string" calcext:value-type="string">
            <text:p>Mic_Conn</text:p>
          </table:table-cell>
          <table:table-cell table:style-name="ce3" office:value-type="string" calcext:value-type="string">
            <text:p>grootvoet:TE_7-215079-8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7-215079-8</text:p>
          </table:table-cell>
          <table:table-cell table:style-name="ce3" office:value-type="string" calcext:value-type="string">
            <text:p>TE Connectivity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RC0603JR-0710KL</text:p>
          </table:table-cell>
          <table:table-cell table:style-name="ce3" office:value-type="string" calcext:value-type="string">
            <text:p>Yage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47u</text:p>
          </table:table-cell>
          <table:table-cell table:style-name="ce3" office:value-type="string" calcext:value-type="string">
            <text:p>Capacitor_SMD:C_1206_3216Metric_Pad1.33x1.80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GRM31CR60J107KE39K</text:p>
          </table:table-cell>
          <table:table-cell table:style-name="ce3" office:value-type="string" calcext:value-type="string">
            <text:p>Murata Electronics</text:p>
          </table:table-cell>
          <table:table-cell table:style-name="ce3" office:value-type="string" calcext:value-type="string">
            <text:p>Specified 47u but that is min. (&gt;47u is better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OPA377xxDBVx</text:p>
          </table:table-cell>
          <table:table-cell table:style-name="ce3" office:value-type="string" calcext:value-type="string">
            <text:p>Package_TO_SOT_SMD:SOT-23-5</text:p>
          </table:table-cell>
          <table:table-cell/>
          <table:table-cell table:style-name="ce7" office:value-type="string" calcext:value-type="string">
            <text:p>OPA377AIDBVR</text:p>
          </table:table-cell>
          <table:table-cell table:style-name="ce3" office:value-type="string" calcext:value-type="string">
            <text:p>Texas Instrument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R11</text:p>
          </table:table-cell>
          <table:table-cell table:style-name="ce3" office:value-type="string" calcext:value-type="string">
            <text:p>2k2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2201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R12</text:p>
          </table:table-cell>
          <table:table-cell table:style-name="ce3" office:value-type="string" calcext:value-type="string">
            <text:p>2k2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2201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20p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221J5G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CB4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2k2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2201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R3</text:p>
          </table:table-cell>
          <table:table-cell table:style-name="ce3" office:value-type="string" calcext:value-type="string">
            <text:p>2k2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2201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R4</text:p>
          </table:table-cell>
          <table:table-cell table:style-name="ce3" office:value-type="string" calcext:value-type="string">
            <text:p>2k2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2201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R5</text:p>
          </table:table-cell>
          <table:table-cell table:style-name="ce3" office:value-type="string" calcext:value-type="string">
            <text:p>2k2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2201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R6</text:p>
          </table:table-cell>
          <table:table-cell table:style-name="ce3" office:value-type="string" calcext:value-type="string">
            <text:p>2k2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2201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R7</text:p>
          </table:table-cell>
          <table:table-cell table:style-name="ce3" office:value-type="string" calcext:value-type="string">
            <text:p>2k2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2201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R8</text:p>
          </table:table-cell>
          <table:table-cell table:style-name="ce3" office:value-type="string" calcext:value-type="string">
            <text:p>2k2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2201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R9</text:p>
          </table:table-cell>
          <table:table-cell table:style-name="ce3" office:value-type="string" calcext:value-type="string">
            <text:p>2k2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2201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R10</text:p>
          </table:table-cell>
          <table:table-cell table:style-name="ce3" office:value-type="string" calcext:value-type="string">
            <text:p>PH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THS4551</text:p>
          </table:table-cell>
          <table:table-cell table:style-name="ce3" office:value-type="string" calcext:value-type="string">
            <text:p>grootvoet:WQFN-10_RUN</text:p>
          </table:table-cell>
          <table:table-cell/>
          <table:table-cell table:style-name="ce7" office:value-type="string" calcext:value-type="string">
            <text:p>THS4551IRUNR</text:p>
          </table:table-cell>
          <table:table-cell table:style-name="ce3" office:value-type="string" calcext:value-type="string">
            <text:p>Texas Instrument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CB5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R13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2700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R15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3300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R17</text:p>
          </table:table-cell>
          <table:table-cell table:style-name="ce3" office:value-type="string" calcext:value-type="string">
            <text:p>1k0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1001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R19</text:p>
          </table:table-cell>
          <table:table-cell table:style-name="ce3" office:value-type="string" calcext:value-type="string">
            <text:p>47E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47R0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.7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C0603JRX7R9BB272</text:p>
          </table:table-cell>
          <table:table-cell table:style-name="ce3" office:value-type="string" calcext:value-type="string">
            <text:p>Yage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C7</text:p>
          </table:table-cell>
          <table:table-cell table:style-name="ce3" office:value-type="string" calcext:value-type="string">
            <text:p>PH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18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C0603JRX7R8BB183</text:p>
          </table:table-cell>
          <table:table-cell table:style-name="ce3" office:value-type="string" calcext:value-type="string">
            <text:p>Yage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C12</text:p>
          </table:table-cell>
          <table:table-cell table:style-name="ce3" office:value-type="string" calcext:value-type="string">
            <text:p>220p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221J5G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R1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2100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R16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3300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R18</text:p>
          </table:table-cell>
          <table:table-cell table:style-name="ce3" office:value-type="string" calcext:value-type="string">
            <text:p>1k0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1001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R20</text:p>
          </table:table-cell>
          <table:table-cell table:style-name="ce3" office:value-type="string" calcext:value-type="string">
            <text:p>47E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47R0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.7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C0603JRX7R9BB272</text:p>
          </table:table-cell>
          <table:table-cell table:style-name="ce3" office:value-type="string" calcext:value-type="string">
            <text:p>Yage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C13</text:p>
          </table:table-cell>
          <table:table-cell table:style-name="ce3" office:value-type="string" calcext:value-type="string">
            <text:p>220p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221J5G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CB9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MK4</text:p>
          </table:table-cell>
          <table:table-cell table:style-name="ce3" office:value-type="string" calcext:value-type="string">
            <text:p>MIC_ICS_40300</text:p>
          </table:table-cell>
          <table:table-cell table:style-name="ce3" office:value-type="string" calcext:value-type="string">
            <text:p>grootvoet:MEMS_Mic_ICS-40300</text:p>
          </table:table-cell>
          <table:table-cell table:style-name="ce10" office:value-type="string" calcext:value-type="string">
            <text:p><text:a xlink:href="https://www.mouser.co.za/ProductDetail/TDK-InvenSense/ICS-40300?qs=%2Fha2pyFadujzJsvx64xsUNdAo4Ph4hwqMvEiGbKRLds%3D" xlink:type="simple">https://www.mouser.co.za/ProductDetail/TDK-InvenSense/ICS-40300?qs=%2Fha2pyFadujzJsvx64xsUNdAo4Ph4hwqMvEiGbKRLds%3D</text:a></text:p>
          </table:table-cell>
          <table:table-cell table:style-name="ce7" office:value-type="string" calcext:value-type="string">
            <text:p>ICS-40300</text:p>
          </table:table-cell>
          <table:table-cell table:style-name="ce3" office:value-type="string" calcext:value-type="string">
            <text:p>TDK InvenSens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CB8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MK3</text:p>
          </table:table-cell>
          <table:table-cell table:style-name="ce3" office:value-type="string" calcext:value-type="string">
            <text:p>MIC_ICS_40300</text:p>
          </table:table-cell>
          <table:table-cell table:style-name="ce3" office:value-type="string" calcext:value-type="string">
            <text:p>grootvoet:MEMS_Mic_ICS-40300</text:p>
          </table:table-cell>
          <table:table-cell table:style-name="ce10" office:value-type="string" calcext:value-type="string">
            <text:p><text:a xlink:href="https://www.mouser.co.za/ProductDetail/TDK-InvenSense/ICS-40300?qs=%2Fha2pyFadujzJsvx64xsUNdAo4Ph4hwqMvEiGbKRLds%3D" xlink:type="simple">https://www.mouser.co.za/ProductDetail/TDK-InvenSense/ICS-40300?qs=%2Fha2pyFadujzJsvx64xsUNdAo4Ph4hwqMvEiGbKRLds%3D</text:a></text:p>
          </table:table-cell>
          <table:table-cell table:style-name="ce7" office:value-type="string" calcext:value-type="string">
            <text:p>ICS-40300</text:p>
          </table:table-cell>
          <table:table-cell table:style-name="ce3" office:value-type="string" calcext:value-type="string">
            <text:p>TDK InvenSens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CB7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MK2</text:p>
          </table:table-cell>
          <table:table-cell table:style-name="ce3" office:value-type="string" calcext:value-type="string">
            <text:p>MIC_ICS_40300</text:p>
          </table:table-cell>
          <table:table-cell table:style-name="ce3" office:value-type="string" calcext:value-type="string">
            <text:p>grootvoet:MEMS_Mic_ICS-40300</text:p>
          </table:table-cell>
          <table:table-cell table:style-name="ce10" office:value-type="string" calcext:value-type="string">
            <text:p><text:a xlink:href="https://www.mouser.co.za/ProductDetail/TDK-InvenSense/ICS-40300?qs=%2Fha2pyFadujzJsvx64xsUNdAo4Ph4hwqMvEiGbKRLds%3D" xlink:type="simple">https://www.mouser.co.za/ProductDetail/TDK-InvenSense/ICS-40300?qs=%2Fha2pyFadujzJsvx64xsUNdAo4Ph4hwqMvEiGbKRLds%3D</text:a></text:p>
          </table:table-cell>
          <table:table-cell table:style-name="ce7" office:value-type="string" calcext:value-type="string">
            <text:p>ICS-40300</text:p>
          </table:table-cell>
          <table:table-cell table:style-name="ce3" office:value-type="string" calcext:value-type="string">
            <text:p>TDK InvenSens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CB6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MK1</text:p>
          </table:table-cell>
          <table:table-cell table:style-name="ce3" office:value-type="string" calcext:value-type="string">
            <text:p>MIC_ICS_40300</text:p>
          </table:table-cell>
          <table:table-cell table:style-name="ce3" office:value-type="string" calcext:value-type="string">
            <text:p>grootvoet:MEMS_Mic_ICS-40300</text:p>
          </table:table-cell>
          <table:table-cell table:style-name="ce10" office:value-type="string" calcext:value-type="string">
            <text:p><text:a xlink:href="https://www.mouser.co.za/ProductDetail/TDK-InvenSense/ICS-40300?qs=%2Fha2pyFadujzJsvx64xsUNdAo4Ph4hwqMvEiGbKRLds%3D" xlink:type="simple">https://www.mouser.co.za/ProductDetail/TDK-InvenSense/ICS-40300?qs=%2Fha2pyFadujzJsvx64xsUNdAo4Ph4hwqMvEiGbKRLds%3D</text:a></text:p>
          </table:table-cell>
          <table:table-cell table:style-name="ce7" office:value-type="string" calcext:value-type="string">
            <text:p>ICS-40300</text:p>
          </table:table-cell>
          <table:table-cell table:style-name="ce3" office:value-type="string" calcext:value-type="string">
            <text:p>TDK InvenSens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CB13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MK8</text:p>
          </table:table-cell>
          <table:table-cell table:style-name="ce3" office:value-type="string" calcext:value-type="string">
            <text:p>MIC_ICS_40300</text:p>
          </table:table-cell>
          <table:table-cell table:style-name="ce3" office:value-type="string" calcext:value-type="string">
            <text:p>grootvoet:MEMS_Mic_ICS-40300</text:p>
          </table:table-cell>
          <table:table-cell table:style-name="ce10" office:value-type="string" calcext:value-type="string">
            <text:p><text:a xlink:href="https://www.mouser.co.za/ProductDetail/TDK-InvenSense/ICS-40300?qs=%2Fha2pyFadujzJsvx64xsUNdAo4Ph4hwqMvEiGbKRLds%3D" xlink:type="simple">https://www.mouser.co.za/ProductDetail/TDK-InvenSense/ICS-40300?qs=%2Fha2pyFadujzJsvx64xsUNdAo4Ph4hwqMvEiGbKRLds%3D</text:a></text:p>
          </table:table-cell>
          <table:table-cell table:style-name="ce7" office:value-type="string" calcext:value-type="string">
            <text:p>ICS-40300</text:p>
          </table:table-cell>
          <table:table-cell table:style-name="ce3" office:value-type="string" calcext:value-type="string">
            <text:p>TDK InvenSens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CB12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MK7</text:p>
          </table:table-cell>
          <table:table-cell table:style-name="ce3" office:value-type="string" calcext:value-type="string">
            <text:p>MIC_ICS_40300</text:p>
          </table:table-cell>
          <table:table-cell table:style-name="ce3" office:value-type="string" calcext:value-type="string">
            <text:p>grootvoet:MEMS_Mic_ICS-40300</text:p>
          </table:table-cell>
          <table:table-cell table:style-name="ce10" office:value-type="string" calcext:value-type="string">
            <text:p><text:a xlink:href="https://www.mouser.co.za/ProductDetail/TDK-InvenSense/ICS-40300?qs=%2Fha2pyFadujzJsvx64xsUNdAo4Ph4hwqMvEiGbKRLds%3D" xlink:type="simple">https://www.mouser.co.za/ProductDetail/TDK-InvenSense/ICS-40300?qs=%2Fha2pyFadujzJsvx64xsUNdAo4Ph4hwqMvEiGbKRLds%3D</text:a></text:p>
          </table:table-cell>
          <table:table-cell table:style-name="ce7" office:value-type="string" calcext:value-type="string">
            <text:p>ICS-40300</text:p>
          </table:table-cell>
          <table:table-cell table:style-name="ce3" office:value-type="string" calcext:value-type="string">
            <text:p>TDK InvenSens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CB11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MK6</text:p>
          </table:table-cell>
          <table:table-cell table:style-name="ce3" office:value-type="string" calcext:value-type="string">
            <text:p>MIC_ICS_40300</text:p>
          </table:table-cell>
          <table:table-cell table:style-name="ce3" office:value-type="string" calcext:value-type="string">
            <text:p>grootvoet:MEMS_Mic_ICS-40300</text:p>
          </table:table-cell>
          <table:table-cell table:style-name="ce10" office:value-type="string" calcext:value-type="string">
            <text:p><text:a xlink:href="https://www.mouser.co.za/ProductDetail/TDK-InvenSense/ICS-40300?qs=%2Fha2pyFadujzJsvx64xsUNdAo4Ph4hwqMvEiGbKRLds%3D" xlink:type="simple">https://www.mouser.co.za/ProductDetail/TDK-InvenSense/ICS-40300?qs=%2Fha2pyFadujzJsvx64xsUNdAo4Ph4hwqMvEiGbKRLds%3D</text:a></text:p>
          </table:table-cell>
          <table:table-cell table:style-name="ce7" office:value-type="string" calcext:value-type="string">
            <text:p>ICS-40300</text:p>
          </table:table-cell>
          <table:table-cell table:style-name="ce3" office:value-type="string" calcext:value-type="string">
            <text:p>TDK InvenSens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CB10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MK5</text:p>
          </table:table-cell>
          <table:table-cell table:style-name="ce3" office:value-type="string" calcext:value-type="string">
            <text:p>MIC_ICS_40300</text:p>
          </table:table-cell>
          <table:table-cell table:style-name="ce3" office:value-type="string" calcext:value-type="string">
            <text:p>grootvoet:MEMS_Mic_ICS-40300</text:p>
          </table:table-cell>
          <table:table-cell table:style-name="ce10" office:value-type="string" calcext:value-type="string">
            <text:p><text:a xlink:href="https://www.mouser.co.za/ProductDetail/TDK-InvenSense/ICS-40300?qs=%2Fha2pyFadujzJsvx64xsUNdAo4Ph4hwqMvEiGbKRLds%3D" xlink:type="simple">https://www.mouser.co.za/ProductDetail/TDK-InvenSense/ICS-40300?qs=%2Fha2pyFadujzJsvx64xsUNdAo4Ph4hwqMvEiGbKRLds%3D</text:a></text:p>
          </table:table-cell>
          <table:table-cell table:style-name="ce7" office:value-type="string" calcext:value-type="string">
            <text:p>ICS-40300</text:p>
          </table:table-cell>
          <table:table-cell table:style-name="ce3" office:value-type="string" calcext:value-type="string">
            <text:p>TDK InvenSens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C14</text:p>
          </table:table-cell>
          <table:table-cell table:style-name="ce3" office:value-type="string" calcext:value-type="string">
            <text:p>1u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5K8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1</text:p>
          </table:table-cell>
          <table:table-cell table:style-name="ce3" office:value-type="string" calcext:value-type="string">
            <text:p>C15</text:p>
          </table:table-cell>
          <table:table-cell table:style-name="ce3" office:value-type="string" calcext:value-type="string">
            <text:p>1u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5K8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FB1</text:p>
          </table:table-cell>
          <table:table-cell table:style-name="ce3" office:value-type="string" calcext:value-type="string">
            <text:p>100 @ 100 MHz</text:p>
          </table:table-cell>
          <table:table-cell table:style-name="ce3" office:value-type="string" calcext:value-type="string">
            <text:p>Inductor_SMD:L_0603_1608Metric_Pad1.05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BLM18EG101TZ1D</text:p>
          </table:table-cell>
          <table:table-cell table:style-name="ce3" office:value-type="string" calcext:value-type="string">
            <text:p>Murata Electronic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TP1</text:p>
          </table:table-cell>
          <table:table-cell table:style-name="ce3" office:value-type="string" calcext:value-type="string">
            <text:p>TestPoint</text:p>
          </table:table-cell>
          <table:table-cell table:style-name="ce3" office:value-type="string" calcext:value-type="string">
            <text:p>TestPoint:TestPoint_Pad_D1.0mm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ICS-40300</text:p>
          </table:table-cell>
          <table:table-cell table:style-name="ce3" office:value-type="string" calcext:value-type="string">
            <text:p>TDK InvenSens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H2</text:p>
          </table:table-cell>
          <table:table-cell table:style-name="ce3" office:value-type="string" calcext:value-type="string">
            <text:p>MountingHole</text:p>
          </table:table-cell>
          <table:table-cell table:style-name="ce3" office:value-type="string" calcext:value-type="string">
            <text:p>MountingHole:MountingHole_3.2mm_M3_Pad_Via</text:p>
          </table:table-cell>
          <table:table-cell table:style-name="ce3" office:value-type="string" calcext:value-type="string">
            <text:p>~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H1</text:p>
          </table:table-cell>
          <table:table-cell table:style-name="ce3" office:value-type="string" calcext:value-type="string">
            <text:p>MountingHole</text:p>
          </table:table-cell>
          <table:table-cell table:style-name="ce3" office:value-type="string" calcext:value-type="string">
            <text:p>MountingHole:MountingHole_3.2mm_M3_Pad_Via</text:p>
          </table:table-cell>
          <table:table-cell table:style-name="ce3" office:value-type="string" calcext:value-type="string">
            <text:p>~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10u</text:p>
          </table:table-cell>
          <table:table-cell table:style-name="ce3" office:value-type="string" calcext:value-type="string">
            <text:p>Capacitor_SMD:C_0805_2012Metric_Pad1.18x1.4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805C106K9P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1u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5K8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CB1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1u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5K8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CB3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C10</text:p>
          </table:table-cell>
          <table:table-cell table:style-name="ce3" office:value-type="string" calcext:value-type="string">
            <text:p>47u</text:p>
          </table:table-cell>
          <table:table-cell table:style-name="ce3" office:value-type="string" calcext:value-type="string">
            <text:p>Capacitor_SMD:C_1206_3216Metric_Pad1.33x1.80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GRM31CR60J107KE39K</text:p>
          </table:table-cell>
          <table:table-cell table:style-name="ce3" office:value-type="string" calcext:value-type="string">
            <text:p>Murata Electronics</text:p>
          </table:table-cell>
          <table:table-cell table:style-name="ce3" office:value-type="string" calcext:value-type="string">
            <text:p>Specified 47u but that is min. (&gt;47u is better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C11</text:p>
          </table:table-cell>
          <table:table-cell table:style-name="ce3" office:value-type="string" calcext:value-type="string">
            <text:p>47u</text:p>
          </table:table-cell>
          <table:table-cell table:style-name="ce3" office:value-type="string" calcext:value-type="string">
            <text:p>Capacitor_SMD:C_1206_3216Metric_Pad1.33x1.80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GRM31CR60J107KE39K</text:p>
          </table:table-cell>
          <table:table-cell table:style-name="ce3" office:value-type="string" calcext:value-type="string">
            <text:p>Murata Electronics</text:p>
          </table:table-cell>
          <table:table-cell table:style-name="ce3" office:value-type="string" calcext:value-type="string">
            <text:p>Specified 47u but that is min. (&gt;47u is better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TLV741PxxDBVx</text:p>
          </table:table-cell>
          <table:table-cell table:style-name="ce3" office:value-type="string" calcext:value-type="string">
            <text:p>Package_TO_SOT_SMD:SOT-23-5</text:p>
          </table:table-cell>
          <table:table-cell/>
          <table:table-cell table:style-name="ce7" office:value-type="string" calcext:value-type="string">
            <text:p>TLV74118PDBVR</text:p>
          </table:table-cell>
          <table:table-cell table:style-name="ce3" office:value-type="string" calcext:value-type="string">
            <text:p>Texas Instrument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LED_SMD:LED_0603_1608Metric_Pad1.05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SML-D12U8WT86C</text:p>
          </table:table-cell>
          <table:table-cell table:style-name="ce3" office:value-type="string" calcext:value-type="string">
            <text:p>ROHM Semiconducto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R21</text:p>
          </table:table-cell>
          <table:table-cell table:style-name="ce3" office:value-type="string" calcext:value-type="string">
            <text:p>2k2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2201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J1</text:p>
          </table:table-cell>
          <table:table-cell table:style-name="ce3" office:value-type="string" calcext:value-type="string">
            <text:p>Mic_Conn</text:p>
          </table:table-cell>
          <table:table-cell table:style-name="ce3" office:value-type="string" calcext:value-type="string">
            <text:p>grootvoet:TE_7-215079-8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7-215083-8</text:p>
          </table:table-cell>
          <table:table-cell table:style-name="ce3" office:value-type="string" calcext:value-type="string">
            <text:p>TE Connectivity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J1</text:p>
          </table:table-cell>
          <table:table-cell table:style-name="ce3" office:value-type="string" calcext:value-type="string">
            <text:p>Mic_Conn</text:p>
          </table:table-cell>
          <table:table-cell table:style-name="ce3" office:value-type="string" calcext:value-type="string">
            <text:p>grootvoet:TE_7-215079-8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7-215079-8</text:p>
          </table:table-cell>
          <table:table-cell table:style-name="ce3" office:value-type="string" calcext:value-type="string">
            <text:p>TE Connectivity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RC0603JR-0710KL</text:p>
          </table:table-cell>
          <table:table-cell table:style-name="ce3" office:value-type="string" calcext:value-type="string">
            <text:p>Yage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47u</text:p>
          </table:table-cell>
          <table:table-cell table:style-name="ce3" office:value-type="string" calcext:value-type="string">
            <text:p>Capacitor_SMD:C_1206_3216Metric_Pad1.33x1.80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GRM31CR60J107KE39K</text:p>
          </table:table-cell>
          <table:table-cell table:style-name="ce3" office:value-type="string" calcext:value-type="string">
            <text:p>Murata Electronics</text:p>
          </table:table-cell>
          <table:table-cell table:style-name="ce3" office:value-type="string" calcext:value-type="string">
            <text:p>Specified 47u but that is min. (&gt;47u is better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OPA377xxDBVx</text:p>
          </table:table-cell>
          <table:table-cell table:style-name="ce3" office:value-type="string" calcext:value-type="string">
            <text:p>Package_TO_SOT_SMD:SOT-23-5</text:p>
          </table:table-cell>
          <table:table-cell/>
          <table:table-cell table:style-name="ce7" office:value-type="string" calcext:value-type="string">
            <text:p>OPA377AIDBVR</text:p>
          </table:table-cell>
          <table:table-cell table:style-name="ce3" office:value-type="string" calcext:value-type="string">
            <text:p>Texas Instrument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R11</text:p>
          </table:table-cell>
          <table:table-cell table:style-name="ce3" office:value-type="string" calcext:value-type="string">
            <text:p>2k2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2201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R12</text:p>
          </table:table-cell>
          <table:table-cell table:style-name="ce3" office:value-type="string" calcext:value-type="string">
            <text:p>2k2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2201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20p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221J5G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CB4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2k2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2201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R3</text:p>
          </table:table-cell>
          <table:table-cell table:style-name="ce3" office:value-type="string" calcext:value-type="string">
            <text:p>2k2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2201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R4</text:p>
          </table:table-cell>
          <table:table-cell table:style-name="ce3" office:value-type="string" calcext:value-type="string">
            <text:p>2k2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2201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R5</text:p>
          </table:table-cell>
          <table:table-cell table:style-name="ce3" office:value-type="string" calcext:value-type="string">
            <text:p>2k2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2201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R6</text:p>
          </table:table-cell>
          <table:table-cell table:style-name="ce3" office:value-type="string" calcext:value-type="string">
            <text:p>2k2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2201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R7</text:p>
          </table:table-cell>
          <table:table-cell table:style-name="ce3" office:value-type="string" calcext:value-type="string">
            <text:p>2k2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2201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R8</text:p>
          </table:table-cell>
          <table:table-cell table:style-name="ce3" office:value-type="string" calcext:value-type="string">
            <text:p>2k2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2201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R9</text:p>
          </table:table-cell>
          <table:table-cell table:style-name="ce3" office:value-type="string" calcext:value-type="string">
            <text:p>2k2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2201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R10</text:p>
          </table:table-cell>
          <table:table-cell table:style-name="ce3" office:value-type="string" calcext:value-type="string">
            <text:p>PH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THS4551</text:p>
          </table:table-cell>
          <table:table-cell table:style-name="ce3" office:value-type="string" calcext:value-type="string">
            <text:p>grootvoet:WQFN-10_RUN</text:p>
          </table:table-cell>
          <table:table-cell/>
          <table:table-cell table:style-name="ce7" office:value-type="string" calcext:value-type="string">
            <text:p>THS4551IRUNR</text:p>
          </table:table-cell>
          <table:table-cell table:style-name="ce3" office:value-type="string" calcext:value-type="string">
            <text:p>Texas Instrument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CB5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R13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2700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R15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3300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R17</text:p>
          </table:table-cell>
          <table:table-cell table:style-name="ce3" office:value-type="string" calcext:value-type="string">
            <text:p>1k0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1001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R19</text:p>
          </table:table-cell>
          <table:table-cell table:style-name="ce3" office:value-type="string" calcext:value-type="string">
            <text:p>47E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47R0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.7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C0603JRX7R9BB272</text:p>
          </table:table-cell>
          <table:table-cell table:style-name="ce3" office:value-type="string" calcext:value-type="string">
            <text:p>Yage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C7</text:p>
          </table:table-cell>
          <table:table-cell table:style-name="ce3" office:value-type="string" calcext:value-type="string">
            <text:p>PH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18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C0603JRX7R8BB183</text:p>
          </table:table-cell>
          <table:table-cell table:style-name="ce3" office:value-type="string" calcext:value-type="string">
            <text:p>Yage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C12</text:p>
          </table:table-cell>
          <table:table-cell table:style-name="ce3" office:value-type="string" calcext:value-type="string">
            <text:p>220p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221J5G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R1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2100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R16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3300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R18</text:p>
          </table:table-cell>
          <table:table-cell table:style-name="ce3" office:value-type="string" calcext:value-type="string">
            <text:p>1k0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1001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R20</text:p>
          </table:table-cell>
          <table:table-cell table:style-name="ce3" office:value-type="string" calcext:value-type="string">
            <text:p>47E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ERJ-3EKF47R0V</text:p>
          </table:table-cell>
          <table:table-cell table:style-name="ce3" office:value-type="string" calcext:value-type="string">
            <text:p>Panason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.7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C0603JRX7R9BB272</text:p>
          </table:table-cell>
          <table:table-cell table:style-name="ce3" office:value-type="string" calcext:value-type="string">
            <text:p>Yage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C13</text:p>
          </table:table-cell>
          <table:table-cell table:style-name="ce3" office:value-type="string" calcext:value-type="string">
            <text:p>220p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221J5G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CB9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MK4</text:p>
          </table:table-cell>
          <table:table-cell table:style-name="ce3" office:value-type="string" calcext:value-type="string">
            <text:p>MIC_ICS_40300</text:p>
          </table:table-cell>
          <table:table-cell table:style-name="ce3" office:value-type="string" calcext:value-type="string">
            <text:p>grootvoet:MEMS_Mic_ICS-40300</text:p>
          </table:table-cell>
          <table:table-cell table:style-name="ce10" office:value-type="string" calcext:value-type="string">
            <text:p><text:a xlink:href="https://www.mouser.co.za/ProductDetail/TDK-InvenSense/ICS-40300?qs=%2Fha2pyFadujzJsvx64xsUNdAo4Ph4hwqMvEiGbKRLds%3D" xlink:type="simple">https://www.mouser.co.za/ProductDetail/TDK-InvenSense/ICS-40300?qs=%2Fha2pyFadujzJsvx64xsUNdAo4Ph4hwqMvEiGbKRLds%3D</text:a></text:p>
          </table:table-cell>
          <table:table-cell table:style-name="ce7" office:value-type="string" calcext:value-type="string">
            <text:p>ICS-40300</text:p>
          </table:table-cell>
          <table:table-cell table:style-name="ce3" office:value-type="string" calcext:value-type="string">
            <text:p>TDK InvenSens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CB8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MK3</text:p>
          </table:table-cell>
          <table:table-cell table:style-name="ce3" office:value-type="string" calcext:value-type="string">
            <text:p>MIC_ICS_40300</text:p>
          </table:table-cell>
          <table:table-cell table:style-name="ce3" office:value-type="string" calcext:value-type="string">
            <text:p>grootvoet:MEMS_Mic_ICS-40300</text:p>
          </table:table-cell>
          <table:table-cell table:style-name="ce10" office:value-type="string" calcext:value-type="string">
            <text:p><text:a xlink:href="https://www.mouser.co.za/ProductDetail/TDK-InvenSense/ICS-40300?qs=%2Fha2pyFadujzJsvx64xsUNdAo4Ph4hwqMvEiGbKRLds%3D" xlink:type="simple">https://www.mouser.co.za/ProductDetail/TDK-InvenSense/ICS-40300?qs=%2Fha2pyFadujzJsvx64xsUNdAo4Ph4hwqMvEiGbKRLds%3D</text:a></text:p>
          </table:table-cell>
          <table:table-cell table:style-name="ce7" office:value-type="string" calcext:value-type="string">
            <text:p>ICS-40300</text:p>
          </table:table-cell>
          <table:table-cell table:style-name="ce3" office:value-type="string" calcext:value-type="string">
            <text:p>TDK InvenSens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CB7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MK2</text:p>
          </table:table-cell>
          <table:table-cell table:style-name="ce3" office:value-type="string" calcext:value-type="string">
            <text:p>MIC_ICS_40300</text:p>
          </table:table-cell>
          <table:table-cell table:style-name="ce3" office:value-type="string" calcext:value-type="string">
            <text:p>grootvoet:MEMS_Mic_ICS-40300</text:p>
          </table:table-cell>
          <table:table-cell table:style-name="ce10" office:value-type="string" calcext:value-type="string">
            <text:p><text:a xlink:href="https://www.mouser.co.za/ProductDetail/TDK-InvenSense/ICS-40300?qs=%2Fha2pyFadujzJsvx64xsUNdAo4Ph4hwqMvEiGbKRLds%3D" xlink:type="simple">https://www.mouser.co.za/ProductDetail/TDK-InvenSense/ICS-40300?qs=%2Fha2pyFadujzJsvx64xsUNdAo4Ph4hwqMvEiGbKRLds%3D</text:a></text:p>
          </table:table-cell>
          <table:table-cell table:style-name="ce7" office:value-type="string" calcext:value-type="string">
            <text:p>ICS-40300</text:p>
          </table:table-cell>
          <table:table-cell table:style-name="ce3" office:value-type="string" calcext:value-type="string">
            <text:p>TDK InvenSens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CB6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MK1</text:p>
          </table:table-cell>
          <table:table-cell table:style-name="ce3" office:value-type="string" calcext:value-type="string">
            <text:p>MIC_ICS_40300</text:p>
          </table:table-cell>
          <table:table-cell table:style-name="ce3" office:value-type="string" calcext:value-type="string">
            <text:p>grootvoet:MEMS_Mic_ICS-40300</text:p>
          </table:table-cell>
          <table:table-cell table:style-name="ce10" office:value-type="string" calcext:value-type="string">
            <text:p><text:a xlink:href="https://www.mouser.co.za/ProductDetail/TDK-InvenSense/ICS-40300?qs=%2Fha2pyFadujzJsvx64xsUNdAo4Ph4hwqMvEiGbKRLds%3D" xlink:type="simple">https://www.mouser.co.za/ProductDetail/TDK-InvenSense/ICS-40300?qs=%2Fha2pyFadujzJsvx64xsUNdAo4Ph4hwqMvEiGbKRLds%3D</text:a></text:p>
          </table:table-cell>
          <table:table-cell table:style-name="ce7" office:value-type="string" calcext:value-type="string">
            <text:p>ICS-40300</text:p>
          </table:table-cell>
          <table:table-cell table:style-name="ce3" office:value-type="string" calcext:value-type="string">
            <text:p>TDK InvenSens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CB13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MK8</text:p>
          </table:table-cell>
          <table:table-cell table:style-name="ce3" office:value-type="string" calcext:value-type="string">
            <text:p>MIC_ICS_40300</text:p>
          </table:table-cell>
          <table:table-cell table:style-name="ce3" office:value-type="string" calcext:value-type="string">
            <text:p>grootvoet:MEMS_Mic_ICS-40300</text:p>
          </table:table-cell>
          <table:table-cell table:style-name="ce10" office:value-type="string" calcext:value-type="string">
            <text:p><text:a xlink:href="https://www.mouser.co.za/ProductDetail/TDK-InvenSense/ICS-40300?qs=%2Fha2pyFadujzJsvx64xsUNdAo4Ph4hwqMvEiGbKRLds%3D" xlink:type="simple">https://www.mouser.co.za/ProductDetail/TDK-InvenSense/ICS-40300?qs=%2Fha2pyFadujzJsvx64xsUNdAo4Ph4hwqMvEiGbKRLds%3D</text:a></text:p>
          </table:table-cell>
          <table:table-cell table:style-name="ce7" office:value-type="string" calcext:value-type="string">
            <text:p>ICS-40300</text:p>
          </table:table-cell>
          <table:table-cell table:style-name="ce3" office:value-type="string" calcext:value-type="string">
            <text:p>TDK InvenSens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CB12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MK7</text:p>
          </table:table-cell>
          <table:table-cell table:style-name="ce3" office:value-type="string" calcext:value-type="string">
            <text:p>MIC_ICS_40300</text:p>
          </table:table-cell>
          <table:table-cell table:style-name="ce3" office:value-type="string" calcext:value-type="string">
            <text:p>grootvoet:MEMS_Mic_ICS-40300</text:p>
          </table:table-cell>
          <table:table-cell table:style-name="ce10" office:value-type="string" calcext:value-type="string">
            <text:p><text:a xlink:href="https://www.mouser.co.za/ProductDetail/TDK-InvenSense/ICS-40300?qs=%2Fha2pyFadujzJsvx64xsUNdAo4Ph4hwqMvEiGbKRLds%3D" xlink:type="simple">https://www.mouser.co.za/ProductDetail/TDK-InvenSense/ICS-40300?qs=%2Fha2pyFadujzJsvx64xsUNdAo4Ph4hwqMvEiGbKRLds%3D</text:a></text:p>
          </table:table-cell>
          <table:table-cell table:style-name="ce7" office:value-type="string" calcext:value-type="string">
            <text:p>ICS-40300</text:p>
          </table:table-cell>
          <table:table-cell table:style-name="ce3" office:value-type="string" calcext:value-type="string">
            <text:p>TDK InvenSens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CB11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MK6</text:p>
          </table:table-cell>
          <table:table-cell table:style-name="ce3" office:value-type="string" calcext:value-type="string">
            <text:p>MIC_ICS_40300</text:p>
          </table:table-cell>
          <table:table-cell table:style-name="ce3" office:value-type="string" calcext:value-type="string">
            <text:p>grootvoet:MEMS_Mic_ICS-40300</text:p>
          </table:table-cell>
          <table:table-cell table:style-name="ce10" office:value-type="string" calcext:value-type="string">
            <text:p><text:a xlink:href="https://www.mouser.co.za/ProductDetail/TDK-InvenSense/ICS-40300?qs=%2Fha2pyFadujzJsvx64xsUNdAo4Ph4hwqMvEiGbKRLds%3D" xlink:type="simple">https://www.mouser.co.za/ProductDetail/TDK-InvenSense/ICS-40300?qs=%2Fha2pyFadujzJsvx64xsUNdAo4Ph4hwqMvEiGbKRLds%3D</text:a></text:p>
          </table:table-cell>
          <table:table-cell table:style-name="ce7" office:value-type="string" calcext:value-type="string">
            <text:p>ICS-40300</text:p>
          </table:table-cell>
          <table:table-cell table:style-name="ce3" office:value-type="string" calcext:value-type="string">
            <text:p>TDK InvenSens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CB10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4M5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MK5</text:p>
          </table:table-cell>
          <table:table-cell table:style-name="ce3" office:value-type="string" calcext:value-type="string">
            <text:p>MIC_ICS_40300</text:p>
          </table:table-cell>
          <table:table-cell table:style-name="ce3" office:value-type="string" calcext:value-type="string">
            <text:p>grootvoet:MEMS_Mic_ICS-40300</text:p>
          </table:table-cell>
          <table:table-cell table:style-name="ce10" office:value-type="string" calcext:value-type="string">
            <text:p><text:a xlink:href="https://www.mouser.co.za/ProductDetail/TDK-InvenSense/ICS-40300?qs=%2Fha2pyFadujzJsvx64xsUNdAo4Ph4hwqMvEiGbKRLds%3D" xlink:type="simple">https://www.mouser.co.za/ProductDetail/TDK-InvenSense/ICS-40300?qs=%2Fha2pyFadujzJsvx64xsUNdAo4Ph4hwqMvEiGbKRLds%3D</text:a></text:p>
          </table:table-cell>
          <table:table-cell table:style-name="ce7" office:value-type="string" calcext:value-type="string">
            <text:p>ICS-40300</text:p>
          </table:table-cell>
          <table:table-cell table:style-name="ce3" office:value-type="string" calcext:value-type="string">
            <text:p>TDK InvenSens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C14</text:p>
          </table:table-cell>
          <table:table-cell table:style-name="ce3" office:value-type="string" calcext:value-type="string">
            <text:p>1u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5K8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_Board_2</text:p>
          </table:table-cell>
          <table:table-cell table:style-name="ce3" office:value-type="string" calcext:value-type="string">
            <text:p>C15</text:p>
          </table:table-cell>
          <table:table-cell table:style-name="ce3" office:value-type="string" calcext:value-type="string">
            <text:p>1u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C0603C105K8RACTU</text:p>
          </table:table-cell>
          <table:table-cell table:style-name="ce3" office:value-type="string" calcext:value-type="string">
            <text:p>KEMET</text:p>
          </table:table-cell>
          <table:table-cell table:number-columns-repeated="1017"/>
        </table:table-row>
        <table:table-row table:style-name="ro1" table:number-rows-repeated="50182">
          <table:table-cell table:number-columns-repeated="5"/>
          <table:table-cell table:style-name="ce8"/>
          <table:table-cell table:number-columns-repeated="1018"/>
        </table:table-row>
        <table:table-row table:style-name="ro2" table:number-rows-repeated="9980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B" style:display-name="PageStyle_FAB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189" meta:object-count="0"/>
    <meta:generator>LibreOfficeDev/6.0.5.2$Linux_X86_64 LibreOffice_project/</meta:generator>
  </office:meta>
</office:document-meta>
</file>